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07.17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28.84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35.98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134.43mm"/>
    </style:style>
    <style:style style:name="co10" style:family="table-column">
      <style:table-column-properties fo:break-before="auto" style:column-width="48.93mm"/>
    </style:style>
    <style:style style:name="co11" style:family="table-column">
      <style:table-column-properties fo:break-before="auto" style:column-width="29.79mm"/>
    </style:style>
    <style:style style:name="co12" style:family="table-column">
      <style:table-column-properties fo:break-before="auto" style:column-width="32.3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Instruções">
      <style:table-properties table:display="true" style:writing-mode="lr-tb"/>
    </style:style>
    <style:style style:name="ta2" style:family="table" style:master-page-name="PageStyle_5f_TCERS">
      <style:table-properties table:display="true" style:writing-mode="lr-tb"/>
    </style:style>
    <style:style style:name="ta3" style:family="table" style:master-page-name="PageStyle_5f_ST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4">
      <style:table-cell-properties fo:background-color="#f2f2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Percent" style:data-style-name="N11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4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/>
    <style:style style:name="ce12" style:family="table-cell" style:parent-style-name="Excel_20_Built-in_20_Percen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4">
      <style:table-cell-properties fo:background-color="transparent" style:rotation-align="none"/>
    </style:style>
    <style:style style:name="ce14" style:family="table-cell" style:parent-style-name="Default" style:data-style-name="N4">
      <style:table-cell-properties fo:background-color="#f2f2f2" style:rotation-align="none"/>
    </style:style>
    <style:style style:name="ce15" style:family="table-cell" style:parent-style-name="Default" style:data-style-name="N4">
      <style:table-cell-properties fo:background-color="#eeeeee" style:rotation-align="none"/>
    </style:style>
    <style:style style:name="ce16" style:family="table-cell" style:parent-style-name="Default" style:data-style-name="N4">
      <style:table-cell-properties fo:background-color="transparent"/>
    </style:style>
    <style:style style:name="ce17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4">
      <style:table-cell-properties fo:background-color="#eeeeee"/>
    </style:style>
    <style:style style:name="ce19" style:family="table-cell" style:parent-style-name="Default" style:data-style-name="N11">
      <style:table-cell-properties fo:background-color="#eeeeee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 style:data-style-name="N112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nstruções de U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acrescentar um mês, copiar toda a última coluna da direita e escluir os valores das células da nova coluna que não estão com fundo cinza clar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 células com fundo cinza claro possuem fórmulas. Altere-as se souber o que estiver fazendo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encha primeiro a guia TCERS pois a guia STN busca alguns valores de lá (que estão em células fundo cinza claro).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CERS" table:style-name="ta2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calcext:value-type="string">
            <text:p>Índice de Despesa Total com Pessoal (metodologia do TCE/RS - IN 18/2015)</text:p>
          </table:table-cell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/>
          <table:table-cell table:style-name="ce4" office:value-type="date" office:date-value="2015-07-01" calcext:value-type="date">
            <text:p>jul/15</text:p>
          </table:table-cell>
          <table:table-cell table:style-name="ce4" office:value-type="date" office:date-value="2015-08-01" calcext:value-type="date">
            <text:p>ago/15</text:p>
          </table:table-cell>
          <table:table-cell table:style-name="ce4" office:value-type="date" office:date-value="2015-09-01" calcext:value-type="date">
            <text:p>set/15</text:p>
          </table:table-cell>
          <table:table-cell table:style-name="ce4" office:value-type="date" office:date-value="2015-10-01" calcext:value-type="date">
            <text:p>out/15</text:p>
          </table:table-cell>
          <table:table-cell table:style-name="ce4" office:value-type="date" office:date-value="2015-11-01" calcext:value-type="date">
            <text:p>nov/15</text:p>
          </table:table-cell>
          <table:table-cell table:style-name="ce4" office:value-type="date" office:date-value="2015-12-01" calcext:value-type="date">
            <text:p>dez/15</text:p>
          </table:table-cell>
          <table:table-cell table:style-name="ce4" office:value-type="date" office:date-value="2016-01-01" calcext:value-type="date">
            <text:p>jan/16</text:p>
          </table:table-cell>
          <table:table-cell table:style-name="ce4" office:value-type="date" office:date-value="2016-02-01" calcext:value-type="date">
            <text:p>fev/16</text:p>
          </table:table-cell>
          <table:table-cell table:style-name="ce4" office:value-type="date" office:date-value="2016-03-01" calcext:value-type="date">
            <text:p>mar/16</text:p>
          </table:table-cell>
          <table:table-cell table:style-name="ce4" office:value-type="date" office:date-value="2016-04-01" calcext:value-type="date">
            <text:p>abr/16</text:p>
          </table:table-cell>
          <table:table-cell table:style-name="ce4" office:value-type="date" office:date-value="2016-05-01" calcext:value-type="date">
            <text:p>mai/16</text:p>
          </table:table-cell>
          <table:table-cell table:style-name="ce4" office:value-type="date" office:date-value="2016-06-01" calcext:value-type="date">
            <text:p>jun/16</text:p>
          </table:table-cell>
          <table:table-cell table:style-name="ce4" office:value-type="date" office:date-value="2016-07-01" calcext:value-type="date">
            <text:p>jul/16</text:p>
          </table:table-cell>
          <table:table-cell table:style-name="ce4" office:value-type="date" office:date-value="2016-08-01" calcext:value-type="date">
            <text:p>ago/16</text:p>
          </table:table-cell>
          <table:table-cell table:style-name="ce4" office:value-type="date" office:date-value="2016-09-01" calcext:value-type="date">
            <text:p>set/16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DTP/RCL</text:p>
          </table:table-cell>
          <table:table-cell table:style-name="ce1"/>
          <table:table-cell table:style-name="ce5" table:number-columns-repeated="11"/>
          <table:table-cell table:style-name="ce8" table:formula="of:=IF([.N44]&gt;0;[.N4]/[.N5];&quot;&quot;)" office:value-type="percentage" office:value="0.502211244217925" calcext:value-type="percentage">
            <text:p>50,22%</text:p>
          </table:table-cell>
          <table:table-cell table:style-name="ce8" table:formula="of:=IF([.O4]&gt;0;[.O4]/[.O5];&quot;&quot;)" office:value-type="percentage" office:value="0.507497395619712" calcext:value-type="percentage">
            <text:p>50,75%</text:p>
          </table:table-cell>
          <table:table-cell table:style-name="ce8" table:formula="of:=IF([.P4]&gt;0;[.P4]/[.P5];&quot;&quot;)" office:value-type="percentage" office:value="0.50255834268003" calcext:value-type="percentage">
            <text:p>50,26%</text:p>
          </table:table-cell>
          <table:table-cell table:style-name="ce8" table:formula="of:=IF([.Q4]&gt;0;[.Q4]/[.Q5];&quot;&quot;)" office:value-type="percentage" office:value="0.508695751571697" calcext:value-type="percentage">
            <text:p>50,87%</text:p>
          </table:table-cell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Despesa Total com Pessoal (últimos 12 meses)</text:p>
          </table:table-cell>
          <table:table-cell table:style-name="ce1"/>
          <table:table-cell table:style-name="ce5" table:number-columns-repeated="11"/>
          <table:table-cell table:style-name="ce9" table:formula="of:=SUM([.C7:.N7])" office:value-type="float" office:value="8339497.01" calcext:value-type="float">
            <text:p>8.339.497,01</text:p>
          </table:table-cell>
          <table:table-cell table:style-name="ce9" table:formula="of:=SUM([.D7:.O7])" office:value-type="float" office:value="8430836.04" calcext:value-type="float">
            <text:p>8.430.836,04</text:p>
          </table:table-cell>
          <table:table-cell table:style-name="ce9" table:formula="of:=SUM([.E7:.P7])" office:value-type="float" office:value="8478319.14" calcext:value-type="float">
            <text:p>8.478.319,14</text:p>
          </table:table-cell>
          <table:table-cell table:style-name="ce9" table:formula="of:=SUM([.F7:.Q7])" office:value-type="float" office:value="8528665.1" calcext:value-type="float">
            <text:p>8.528.665,10</text:p>
          </table:table-cell>
          <table:table-cell table:style-name="ce12" table:number-columns-repeated="1007"/>
        </table:table-row>
        <table:table-row table:style-name="ro2">
          <table:table-cell table:style-name="ce1" office:value-type="string" calcext:value-type="string">
            <text:p>Receita Corrente Líquida (últimos 12 meses)</text:p>
          </table:table-cell>
          <table:table-cell table:style-name="ce1" table:number-columns-repeated="12"/>
          <table:table-cell table:style-name="ce6" table:formula="of:=SUM([.C44:.N44])" office:value-type="float" office:value="16605556.14" calcext:value-type="float">
            <text:p>16.605.556,14</text:p>
          </table:table-cell>
          <table:table-cell table:style-name="ce6" table:formula="of:=SUM([.D44:.O44])" office:value-type="float" office:value="16612570.06" calcext:value-type="float">
            <text:p>16.612.570,06</text:p>
          </table:table-cell>
          <table:table-cell table:style-name="ce6" table:formula="of:=SUM([.E44:.P44])" office:value-type="float" office:value="16870318.17" calcext:value-type="float">
            <text:p>16.870.318,17</text:p>
          </table:table-cell>
          <table:table-cell table:style-name="ce6" table:formula="of:=SUM([.F44:.Q44])" office:value-type="float" office:value="16765748.63" calcext:value-type="float">
            <text:p>16.765.748,63</text:p>
          </table:table-cell>
          <table:table-cell table:style-name="ce7" table:number-columns-repeated="100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DTP</text:p>
          </table:table-cell>
          <table:table-cell table:style-name="ce1" office:value-type="string" calcext:value-type="string">
            <text:p>(1 - 2 - 3 + 4)</text:p>
          </table:table-cell>
          <table:table-cell table:style-name="ce6" table:formula="of:=[.C8]-[.C9]-[.C35]+[.C40]" office:value-type="float" office:value="592956.43" calcext:value-type="float">
            <text:p>592.956,43</text:p>
          </table:table-cell>
          <table:table-cell table:style-name="ce6" table:formula="of:=[.D8]-[.D9]-[.D35]+[.D40]" office:value-type="float" office:value="601541.92" calcext:value-type="float">
            <text:p>601.541,92</text:p>
          </table:table-cell>
          <table:table-cell table:style-name="ce6" table:formula="of:=[.E8]-[.E9]-[.E35]+[.E40]" office:value-type="float" office:value="600558.82" calcext:value-type="float">
            <text:p>600.558,82</text:p>
          </table:table-cell>
          <table:table-cell table:style-name="ce6" table:formula="of:=[.F8]-[.F9]-[.F35]+[.F40]" office:value-type="float" office:value="631199.28" calcext:value-type="float">
            <text:p>631.199,28</text:p>
          </table:table-cell>
          <table:table-cell table:style-name="ce6" table:formula="of:=[.G8]-[.G9]-[.G35]+[.G40]" office:value-type="float" office:value="612875.7" calcext:value-type="float">
            <text:p>612.875,70</text:p>
          </table:table-cell>
          <table:table-cell table:style-name="ce6" table:formula="of:=[.H8]-[.H9]-[.H35]+[.H40]" office:value-type="float" office:value="1168894.24" calcext:value-type="float">
            <text:p>1.168.894,24</text:p>
          </table:table-cell>
          <table:table-cell table:style-name="ce6" table:formula="of:=[.I8]-[.I9]-[.I35]+[.I40]" office:value-type="float" office:value="698512.82" calcext:value-type="float">
            <text:p>698.512,82</text:p>
          </table:table-cell>
          <table:table-cell table:style-name="ce6" table:formula="of:=[.J8]-[.J9]-[.J35]+[.J40]" office:value-type="float" office:value="699325.71" calcext:value-type="float">
            <text:p>699.325,71</text:p>
          </table:table-cell>
          <table:table-cell table:style-name="ce6" table:formula="of:=[.K8]-[.K9]-[.K35]+[.K40]" office:value-type="float" office:value="655374.08" calcext:value-type="float">
            <text:p>655.374,08</text:p>
          </table:table-cell>
          <table:table-cell table:style-name="ce6" table:formula="of:=[.L8]-[.L9]-[.L35]+[.L40]" office:value-type="float" office:value="693560.53" calcext:value-type="float">
            <text:p>693.560,53</text:p>
          </table:table-cell>
          <table:table-cell table:style-name="ce6" table:formula="of:=[.M8]-[.M9]-[.M35]+[.M40]" office:value-type="float" office:value="669513.1" calcext:value-type="float">
            <text:p>669.513,10</text:p>
          </table:table-cell>
          <table:table-cell table:style-name="ce6" table:formula="of:=[.N8]-[.N9]-[.N35]+[.N40]" office:value-type="float" office:value="715184.38" calcext:value-type="float">
            <text:p>715.184,38</text:p>
          </table:table-cell>
          <table:table-cell table:style-name="ce6" table:formula="of:=[.O8]-[.O9]-[.O35]+[.O40]" office:value-type="float" office:value="684295.46" calcext:value-type="float">
            <text:p>684.295,46</text:p>
          </table:table-cell>
          <table:table-cell table:style-name="ce6" table:formula="of:=[.P8]-[.P9]-[.P35]+[.P40]" office:value-type="float" office:value="649025.02" calcext:value-type="float">
            <text:p>649.025,02</text:p>
          </table:table-cell>
          <table:table-cell table:style-name="ce6" table:formula="of:=[.Q8]-[.Q9]-[.Q35]+[.Q40]" office:value-type="float" office:value="650904.78" calcext:value-type="float">
            <text:p>650.904,78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1 - PESSOAL E ENCARGOS SOCIAIS</text:p>
          </table:table-cell>
          <table:table-cell table:style-name="ce1" office:value-type="string" calcext:value-type="string">
            <text:p>3.1.0.0.00.00.00.00.00</text:p>
          </table:table-cell>
          <table:table-cell table:style-name="ce7" office:value-type="float" office:value="784063.29" calcext:value-type="float">
            <text:p>784.063,29</text:p>
          </table:table-cell>
          <table:table-cell table:style-name="ce7" office:value-type="float" office:value="792722.81" calcext:value-type="float">
            <text:p>792.722,81</text:p>
          </table:table-cell>
          <table:table-cell table:style-name="ce7" office:value-type="float" office:value="795163.29" calcext:value-type="float">
            <text:p>795.163,29</text:p>
          </table:table-cell>
          <table:table-cell table:style-name="ce7" office:value-type="float" office:value="825028.42" calcext:value-type="float">
            <text:p>825.028,42</text:p>
          </table:table-cell>
          <table:table-cell table:style-name="ce7" office:value-type="float" office:value="800853.78" calcext:value-type="float">
            <text:p>800.853,78</text:p>
          </table:table-cell>
          <table:table-cell table:style-name="ce7" office:value-type="float" office:value="1541354.6" calcext:value-type="float">
            <text:p>1.541.354,60</text:p>
          </table:table-cell>
          <table:table-cell table:style-name="ce7" office:value-type="float" office:value="950180.06" calcext:value-type="float">
            <text:p>950.180,06</text:p>
          </table:table-cell>
          <table:table-cell table:style-name="ce7" office:value-type="float" office:value="944216.23" calcext:value-type="float">
            <text:p>944.216,23</text:p>
          </table:table-cell>
          <table:table-cell table:style-name="ce7" office:value-type="float" office:value="883913.86" calcext:value-type="float">
            <text:p>883.913,86</text:p>
          </table:table-cell>
          <table:table-cell table:style-name="ce7" office:value-type="float" office:value="918301.64" calcext:value-type="float">
            <text:p>918.301,64</text:p>
          </table:table-cell>
          <table:table-cell table:style-name="ce7" office:value-type="float" office:value="898228.19" calcext:value-type="float">
            <text:p>898.228,19</text:p>
          </table:table-cell>
          <table:table-cell table:style-name="ce7" office:value-type="float" office:value="957114.77" calcext:value-type="float">
            <text:p>957.114,77</text:p>
          </table:table-cell>
          <table:table-cell table:style-name="ce7" office:value-type="float" office:value="939290.47" calcext:value-type="float">
            <text:p>939.290,47</text:p>
          </table:table-cell>
          <table:table-cell table:number-columns-repeated="2" table:style-name="ce7" office:value-type="float" office:value="895845.18" calcext:value-type="float">
            <text:p>895.845,18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2 - NATUREZAS DE DESPESA</text:p>
          </table:table-cell>
          <table:table-cell table:style-name="ce1"/>
          <table:table-cell table:style-name="ce6" table:formula="of:=SUM([.C10:.C34])" office:value-type="float" office:value="173501.7" calcext:value-type="float">
            <text:p>173.501,70</text:p>
          </table:table-cell>
          <table:table-cell table:style-name="ce6" table:formula="of:=SUM([.D10:.D34])" office:value-type="float" office:value="174886.68" calcext:value-type="float">
            <text:p>174.886,68</text:p>
          </table:table-cell>
          <table:table-cell table:style-name="ce6" table:formula="of:=SUM([.E10:.E34])" office:value-type="float" office:value="177371.96" calcext:value-type="float">
            <text:p>177.371,96</text:p>
          </table:table-cell>
          <table:table-cell table:style-name="ce6" table:formula="of:=SUM([.F10:.F34])" office:value-type="float" office:value="172545.62" calcext:value-type="float">
            <text:p>172.545,62</text:p>
          </table:table-cell>
          <table:table-cell table:style-name="ce6" table:formula="of:=SUM([.G10:.G34])" office:value-type="float" office:value="169935.03" calcext:value-type="float">
            <text:p>169.935,03</text:p>
          </table:table-cell>
          <table:table-cell table:style-name="ce6" table:formula="of:=SUM([.H10:.H34])" office:value-type="float" office:value="335738.36" calcext:value-type="float">
            <text:p>335.738,36</text:p>
          </table:table-cell>
          <table:table-cell table:style-name="ce6" table:formula="of:=SUM([.I10:.I34])" office:value-type="float" office:value="219304.71" calcext:value-type="float">
            <text:p>219.304,71</text:p>
          </table:table-cell>
          <table:table-cell table:style-name="ce6" table:formula="of:=SUM([.J10:.J34])" office:value-type="float" office:value="218547.06" calcext:value-type="float">
            <text:p>218.547,06</text:p>
          </table:table-cell>
          <table:table-cell table:style-name="ce6" table:formula="of:=SUM([.K10:.K34])" office:value-type="float" office:value="206124.02" calcext:value-type="float">
            <text:p>206.124,02</text:p>
          </table:table-cell>
          <table:table-cell table:style-name="ce6" table:formula="of:=SUM([.L10:.L34])" office:value-type="float" office:value="202452.37" calcext:value-type="float">
            <text:p>202.452,37</text:p>
          </table:table-cell>
          <table:table-cell table:style-name="ce6" table:formula="of:=SUM([.M10:.M34])" office:value-type="float" office:value="206730.54" calcext:value-type="float">
            <text:p>206.730,54</text:p>
          </table:table-cell>
          <table:table-cell table:style-name="ce6" table:formula="of:=SUM([.N10:.N34])" office:value-type="float" office:value="211783.94" calcext:value-type="float">
            <text:p>211.783,94</text:p>
          </table:table-cell>
          <table:table-cell table:style-name="ce6" table:formula="of:=SUM([.O10:.O34])" office:value-type="float" office:value="230501.62" calcext:value-type="float">
            <text:p>230.501,62</text:p>
          </table:table-cell>
          <table:table-cell table:style-name="ce6" table:formula="of:=SUM([.P10:.P34])" office:value-type="float" office:value="224884.97" calcext:value-type="float">
            <text:p>224.884,97</text:p>
          </table:table-cell>
          <table:table-cell table:style-name="ce6" table:formula="of:=SUM([.Q10:.Q34])" office:value-type="float" office:value="224848.53" calcext:value-type="float">
            <text:p>224.848,53</text:p>
          </table:table-cell>
          <table:table-cell table:style-name="Default" table:number-columns-repeated="1007"/>
        </table:table-row>
        <table:table-row table:style-name="ro2">
          <table:table-cell table:style-name="ce3" office:value-type="string" calcext:value-type="string">
            <text:p>Aposentadorias do RPPS, Reserva Remunerada e Reformas dos Militares (Fonte 0050 <text:s/>RPPS)</text:p>
          </table:table-cell>
          <table:table-cell table:style-name="ce3" office:value-type="string" calcext:value-type="string">
            <text:p>3.1.9.0.01.00.00.00.00</text:p>
          </table:table-cell>
          <table:table-cell table:number-columns-repeated="5" table:style-name="ce3" office:value-type="float" office:value="57711.23" calcext:value-type="float">
            <text:p>57.711,23</text:p>
          </table:table-cell>
          <table:table-cell table:style-name="ce3" office:value-type="float" office:value="116707.58" calcext:value-type="float">
            <text:p>116.707,58</text:p>
          </table:table-cell>
          <table:table-cell table:style-name="ce3" office:value-type="float" office:value="77284.95" calcext:value-type="float">
            <text:p>77.284,95</text:p>
          </table:table-cell>
          <table:table-cell table:style-name="ce3" office:value-type="float" office:value="81897.21" calcext:value-type="float">
            <text:p>81.897,21</text:p>
          </table:table-cell>
          <table:table-cell table:number-columns-repeated="4" table:style-name="ce3" office:value-type="float" office:value="79860.1" calcext:value-type="float">
            <text:p>79.860,10</text:p>
          </table:table-cell>
          <table:table-cell table:style-name="ce3" office:value-type="float" office:value="80625.97" calcext:value-type="float">
            <text:p>80.625,97</text:p>
          </table:table-cell>
          <table:table-cell table:style-name="ce3" office:value-type="float" office:value="78832.16" calcext:value-type="float">
            <text:p>78.832,16</text:p>
          </table:table-cell>
          <table:table-cell table:style-name="ce3" office:value-type="float" office:value="78540.98" calcext:value-type="float">
            <text:p>78.540,98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Pensões do RPPS e do Militar</text:p>
          </table:table-cell>
          <table:table-cell table:style-name="ce3" office:value-type="string" calcext:value-type="string">
            <text:p>3.1.9.0.03.00.00.00.00</text:p>
          </table:table-cell>
          <table:table-cell table:number-columns-repeated="5" table:style-name="ce3" office:value-type="float" office:value="23580.32" calcext:value-type="float">
            <text:p>23.580,32</text:p>
          </table:table-cell>
          <table:table-cell table:style-name="ce3" office:value-type="float" office:value="47160.64" calcext:value-type="float">
            <text:p>47.160,64</text:p>
          </table:table-cell>
          <table:table-cell table:style-name="ce3" office:value-type="float" office:value="26410.03" calcext:value-type="float">
            <text:p>26.410,03</text:p>
          </table:table-cell>
          <table:table-cell table:style-name="ce3" office:value-type="float" office:value="30454.21" calcext:value-type="float">
            <text:p>30.454,21</text:p>
          </table:table-cell>
          <table:table-cell table:number-columns-repeated="3" table:style-name="ce3" office:value-type="float" office:value="30334.38" calcext:value-type="float">
            <text:p>30.334,38</text:p>
          </table:table-cell>
          <table:table-cell table:style-name="ce3" office:value-type="float" office:value="30744.31" calcext:value-type="float">
            <text:p>30.744,31</text:p>
          </table:table-cell>
          <table:table-cell table:style-name="ce3" office:value-type="float" office:value="37678.09" calcext:value-type="float">
            <text:p>37.678,09</text:p>
          </table:table-cell>
          <table:table-cell table:style-name="ce3" office:value-type="float" office:value="40827.04" calcext:value-type="float">
            <text:p>40.827,04</text:p>
          </table:table-cell>
          <table:table-cell table:style-name="ce3" office:value-type="float" office:value="41332.78" calcext:value-type="float">
            <text:p>41.332,78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Outros Benefícios Previdenciários – Pessoal Ativo <text:s/>(Fonte 0050 <text:s/>RPPS)</text:p>
          </table:table-cell>
          <table:table-cell table:style-name="ce3" office:value-type="string" calcext:value-type="string">
            <text:p>3.1.9.0.05.00.01.00.00</text:p>
          </table:table-cell>
          <table:table-cell table:style-name="ce3" office:value-type="float" office:value="37892.99" calcext:value-type="float">
            <text:p>37.892,99</text:p>
          </table:table-cell>
          <table:table-cell table:style-name="ce3" office:value-type="float" office:value="38467.54" calcext:value-type="float">
            <text:p>38.467,54</text:p>
          </table:table-cell>
          <table:table-cell table:style-name="ce3" office:value-type="float" office:value="41167.21" calcext:value-type="float">
            <text:p>41.167,21</text:p>
          </table:table-cell>
          <table:table-cell table:style-name="ce3" office:value-type="float" office:value="35897.36" calcext:value-type="float">
            <text:p>35.897,36</text:p>
          </table:table-cell>
          <table:table-cell table:style-name="ce3" office:value-type="float" office:value="32721.77" calcext:value-type="float">
            <text:p>32.721,77</text:p>
          </table:table-cell>
          <table:table-cell table:style-name="ce3" office:value-type="float" office:value="61179.3" calcext:value-type="float">
            <text:p>61.179,30</text:p>
          </table:table-cell>
          <table:table-cell table:style-name="ce3" office:value-type="float" office:value="38187.96" calcext:value-type="float">
            <text:p>38.187,96</text:p>
          </table:table-cell>
          <table:table-cell table:style-name="ce3" office:value-type="float" office:value="38302.58" calcext:value-type="float">
            <text:p>38.302,58</text:p>
          </table:table-cell>
          <table:table-cell table:style-name="ce3" office:value-type="float" office:value="29505" calcext:value-type="float">
            <text:p>29.505,00</text:p>
          </table:table-cell>
          <table:table-cell table:style-name="ce3" office:value-type="float" office:value="25412.26" calcext:value-type="float">
            <text:p>25.412,26</text:p>
          </table:table-cell>
          <table:table-cell table:style-name="ce3" office:value-type="float" office:value="29697.23" calcext:value-type="float">
            <text:p>29.697,23</text:p>
          </table:table-cell>
          <table:table-cell table:style-name="ce3" office:value-type="float" office:value="32661" calcext:value-type="float">
            <text:p>32.661,00</text:p>
          </table:table-cell>
          <table:table-cell table:style-name="ce3" office:value-type="float" office:value="42799.24" calcext:value-type="float">
            <text:p>42.799,24</text:p>
          </table:table-cell>
          <table:table-cell table:style-name="ce3" office:value-type="float" office:value="39709.75" calcext:value-type="float">
            <text:p>39.709,75</text:p>
          </table:table-cell>
          <table:table-cell table:style-name="ce3" office:value-type="float" office:value="39633.27" calcext:value-type="float">
            <text:p>39.633,27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Outros Benefícios Previdenciários – Pessoal Inativo <text:s/>(Fonte 0050 <text:s/>RPPS)</text:p>
          </table:table-cell>
          <table:table-cell table:style-name="ce3" office:value-type="string" calcext:value-type="string">
            <text:p>3.1.9.0.05.00.02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Outros Benefícios Previdenciários – Pensionistas</text:p>
          </table:table-cell>
          <table:table-cell table:style-name="ce3" office:value-type="string" calcext:value-type="string">
            <text:p>3.1.9.0.05.00.03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Outros Benefícios Assistenciais do Servidor e do Militar</text:p>
          </table:table-cell>
          <table:table-cell table:style-name="ce3" office:value-type="string" calcext:value-type="string">
            <text:p>3.1.9.0.08.00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Abono de Permanência</text:p>
          </table:table-cell>
          <table:table-cell table:style-name="ce3" office:value-type="string" calcext:value-type="string">
            <text:p>3.1.9.0.11.07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Licença Prêmio Indenizada</text:p>
          </table:table-cell>
          <table:table-cell table:style-name="ce3" office:value-type="string" calcext:value-type="string">
            <text:p>3.1.9.0.11.48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Representação Mensal</text:p>
          </table:table-cell>
          <table:table-cell table:style-name="ce3" office:value-type="string" calcext:value-type="string">
            <text:p>3.1.9.0.11.75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INSS Sobre Sessão Extraordinária - Agentes Políticos</text:p>
          </table:table-cell>
          <table:table-cell table:style-name="ce3" office:value-type="string" calcext:value-type="string">
            <text:p>3.1.9.0.13.02.04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INSS Sobre Convocação Extraordinária - Agentes Políticos</text:p>
          </table:table-cell>
          <table:table-cell table:style-name="ce3" office:value-type="string" calcext:value-type="string">
            <text:p>3.1.9.0.13.02.05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Convocação Extraordinária</text:p>
          </table:table-cell>
          <table:table-cell table:style-name="ce3" office:value-type="string" calcext:value-type="string">
            <text:p>3.1.9.0.16.04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Ajuda de Custo</text:p>
          </table:table-cell>
          <table:table-cell table:style-name="ce3" office:value-type="string" calcext:value-type="string">
            <text:p>3.1.9.0.16.99.01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Remoções</text:p>
          </table:table-cell>
          <table:table-cell table:style-name="ce3" office:value-type="string" calcext:value-type="string">
            <text:p>3.1.9.0.16.99.02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Sessões Extraordinárias</text:p>
          </table:table-cell>
          <table:table-cell table:style-name="ce3" office:value-type="string" calcext:value-type="string">
            <text:p>3.1.9.0.16.99.03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Obrigações Tributárias e Contributivas</text:p>
          </table:table-cell>
          <table:table-cell table:style-name="ce3" office:value-type="string" calcext:value-type="string">
            <text:p>3.1.9.0.47.00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Precatórios - Pensionista Civil</text:p>
          </table:table-cell>
          <table:table-cell table:style-name="ce3" office:value-type="string" calcext:value-type="string">
            <text:p>3.1.9.0.91.36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Pensionista Civil</text:p>
          </table:table-cell>
          <table:table-cell table:style-name="ce3" office:value-type="string" calcext:value-type="string">
            <text:p>3.1.9.0.92.12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Gratificação por Tempo de Serviço - Anuênio - Pensionista Civil</text:p>
          </table:table-cell>
          <table:table-cell table:style-name="ce3" office:value-type="string" calcext:value-type="string">
            <text:p>3.1.9.0.92.25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Indenizações e Restituições Trabalhistas</text:p>
          </table:table-cell>
          <table:table-cell table:style-name="ce3" office:value-type="string" calcext:value-type="string">
            <text:p>3.1.9.0.94.00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Contribuições Patronais para o RPPS – Pensionista</text:p>
          </table:table-cell>
          <table:table-cell table:style-name="ce3" office:value-type="string" calcext:value-type="string">
            <text:p>3.1.9.1.13.03.03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Plano de Seguridade Social do Servidor - Pessoal Ativo </text:p>
          </table:table-cell>
          <table:table-cell table:style-name="ce3" office:value-type="string" calcext:value-type="string">
            <text:p>3.1.9.1.13.08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Plano de Seguridade Social do Servidor - Pessoal Inativo </text:p>
          </table:table-cell>
          <table:table-cell table:style-name="ce3" office:value-type="string" calcext:value-type="string">
            <text:p>3.1.9.1.13.10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Plano de Seguridade Social do Pensionista</text:p>
          </table:table-cell>
          <table:table-cell table:style-name="ce3" office:value-type="string" calcext:value-type="string">
            <text:p>3.1.9.1.13.12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Amortização do Passivo Atuarial com RPPS - Alíquota Suplementar</text:p>
          </table:table-cell>
          <table:table-cell table:style-name="ce3" office:value-type="string" calcext:value-type="string">
            <text:p>3.1.9.1.13.99.01.00.00</text:p>
          </table:table-cell>
          <table:table-cell table:style-name="ce3" office:value-type="float" office:value="54317.16" calcext:value-type="float">
            <text:p>54.317,16</text:p>
          </table:table-cell>
          <table:table-cell table:style-name="ce3" office:value-type="float" office:value="55127.59" calcext:value-type="float">
            <text:p>55.127,59</text:p>
          </table:table-cell>
          <table:table-cell table:style-name="ce3" office:value-type="float" office:value="54913.2" calcext:value-type="float">
            <text:p>54.913,20</text:p>
          </table:table-cell>
          <table:table-cell table:style-name="ce3" office:value-type="float" office:value="55356.71" calcext:value-type="float">
            <text:p>55.356,71</text:p>
          </table:table-cell>
          <table:table-cell table:style-name="ce3" office:value-type="float" office:value="55921.71" calcext:value-type="float">
            <text:p>55.921,71</text:p>
          </table:table-cell>
          <table:table-cell table:style-name="ce3" office:value-type="float" office:value="110690.84" calcext:value-type="float">
            <text:p>110.690,84</text:p>
          </table:table-cell>
          <table:table-cell table:style-name="ce3" office:value-type="float" office:value="77421.77" calcext:value-type="float">
            <text:p>77.421,77</text:p>
          </table:table-cell>
          <table:table-cell table:style-name="ce3" office:value-type="float" office:value="67893.06" calcext:value-type="float">
            <text:p>67.893,06</text:p>
          </table:table-cell>
          <table:table-cell table:style-name="ce3" office:value-type="float" office:value="66424.54" calcext:value-type="float">
            <text:p>66.424,54</text:p>
          </table:table-cell>
          <table:table-cell table:style-name="ce3" office:value-type="float" office:value="66845.63" calcext:value-type="float">
            <text:p>66.845,63</text:p>
          </table:table-cell>
          <table:table-cell table:style-name="ce3" office:value-type="float" office:value="66838.83" calcext:value-type="float">
            <text:p>66.838,83</text:p>
          </table:table-cell>
          <table:table-cell table:style-name="ce3" office:value-type="float" office:value="68518.53" calcext:value-type="float">
            <text:p>68.518,53</text:p>
          </table:table-cell>
          <table:table-cell table:style-name="ce10" office:value-type="float" office:value="69398.32" calcext:value-type="float">
            <text:p>69.398,32</text:p>
          </table:table-cell>
          <table:table-cell table:style-name="ce11" office:value-type="float" office:value="65516.02" calcext:value-type="float">
            <text:p>65.516,02</text:p>
          </table:table-cell>
          <table:table-cell table:style-name="ce11" office:value-type="float" office:value="65341.5" calcext:value-type="float">
            <text:p>65.341,50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3 - NATUREZAS DE RECEITA</text:p>
          </table:table-cell>
          <table:table-cell table:style-name="ce1"/>
          <table:table-cell table:style-name="ce6" table:formula="of:=SUM([.C36:.C39])" office:value-type="float" office:value="17605.16" calcext:value-type="float">
            <text:p>17.605,16</text:p>
          </table:table-cell>
          <table:table-cell table:style-name="ce6" table:formula="of:=SUM([.D36:.D39])" office:value-type="float" office:value="16294.21" calcext:value-type="float">
            <text:p>16.294,21</text:p>
          </table:table-cell>
          <table:table-cell table:style-name="ce6" table:formula="of:=SUM([.E36:.E39])" office:value-type="float" office:value="17232.51" calcext:value-type="float">
            <text:p>17.232,51</text:p>
          </table:table-cell>
          <table:table-cell table:style-name="ce6" table:formula="of:=SUM([.F36:.F39])" office:value-type="float" office:value="21283.52" calcext:value-type="float">
            <text:p>21.283,52</text:p>
          </table:table-cell>
          <table:table-cell table:style-name="ce6" table:formula="of:=SUM([.G36:.G39])" office:value-type="float" office:value="18043.05" calcext:value-type="float">
            <text:p>18.043,05</text:p>
          </table:table-cell>
          <table:table-cell table:style-name="ce6" table:formula="of:=SUM([.H36:.H39])" office:value-type="float" office:value="36722" calcext:value-type="float">
            <text:p>36.722,00</text:p>
          </table:table-cell>
          <table:table-cell table:style-name="ce6" table:formula="of:=SUM([.I36:.I39])" office:value-type="float" office:value="32362.53" calcext:value-type="float">
            <text:p>32.362,53</text:p>
          </table:table-cell>
          <table:table-cell table:style-name="ce6" table:formula="of:=SUM([.J36:.J39])" office:value-type="float" office:value="26343.46" calcext:value-type="float">
            <text:p>26.343,46</text:p>
          </table:table-cell>
          <table:table-cell table:style-name="ce6" table:formula="of:=SUM([.K36:.K39])" office:value-type="float" office:value="22415.76" calcext:value-type="float">
            <text:p>22.415,76</text:p>
          </table:table-cell>
          <table:table-cell table:style-name="ce6" table:formula="of:=SUM([.L36:.L39])" office:value-type="float" office:value="22288.74" calcext:value-type="float">
            <text:p>22.288,74</text:p>
          </table:table-cell>
          <table:table-cell table:style-name="ce6" table:formula="of:=SUM([.M36:.M39])" office:value-type="float" office:value="21984.55" calcext:value-type="float">
            <text:p>21.984,55</text:p>
          </table:table-cell>
          <table:table-cell table:style-name="ce6" table:formula="of:=SUM([.N36:.N39])" office:value-type="float" office:value="30146.45" calcext:value-type="float">
            <text:p>30.146,45</text:p>
          </table:table-cell>
          <table:table-cell table:style-name="ce6" table:formula="of:=SUM([.O36:.O39])" office:value-type="float" office:value="24493.39" calcext:value-type="float">
            <text:p>24.493,39</text:p>
          </table:table-cell>
          <table:table-cell table:style-name="ce6" table:formula="of:=SUM([.P36:.P39])" office:value-type="float" office:value="21935.19" calcext:value-type="float">
            <text:p>21.935,19</text:p>
          </table:table-cell>
          <table:table-cell table:style-name="ce6" table:formula="of:=SUM([.Q36:.Q39])" office:value-type="float" office:value="20091.87" calcext:value-type="float">
            <text:p>20.091,87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(-) IRRF Sobre o Rendimento do Trabalho – Ativos / Inativos do Poder Executivo / Indiretas</text:p>
          </table:table-cell>
          <table:table-cell table:style-name="ce3" office:value-type="string" calcext:value-type="string">
            <text:p>(1.1.1.2.04.31.01.00.00)</text:p>
          </table:table-cell>
          <table:table-cell table:style-name="ce3" office:value-type="float" office:value="17605.16" calcext:value-type="float">
            <text:p>17.605,16</text:p>
          </table:table-cell>
          <table:table-cell table:style-name="ce3" office:value-type="float" office:value="16294.21" calcext:value-type="float">
            <text:p>16.294,21</text:p>
          </table:table-cell>
          <table:table-cell table:style-name="ce3" office:value-type="float" office:value="17232.51" calcext:value-type="float">
            <text:p>17.232,51</text:p>
          </table:table-cell>
          <table:table-cell table:style-name="ce3" office:value-type="float" office:value="21283.52" calcext:value-type="float">
            <text:p>21.283,52</text:p>
          </table:table-cell>
          <table:table-cell table:style-name="ce3" office:value-type="float" office:value="18043.05" calcext:value-type="float">
            <text:p>18.043,05</text:p>
          </table:table-cell>
          <table:table-cell table:style-name="ce3" office:value-type="float" office:value="36722" calcext:value-type="float">
            <text:p>36.722,00</text:p>
          </table:table-cell>
          <table:table-cell table:style-name="ce3" office:value-type="float" office:value="32362.53" calcext:value-type="float">
            <text:p>32.362,53</text:p>
          </table:table-cell>
          <table:table-cell table:style-name="ce3" office:value-type="float" office:value="26343.46" calcext:value-type="float">
            <text:p>26.343,46</text:p>
          </table:table-cell>
          <table:table-cell table:style-name="ce3" office:value-type="float" office:value="22415.76" calcext:value-type="float">
            <text:p>22.415,76</text:p>
          </table:table-cell>
          <table:table-cell table:style-name="ce3" office:value-type="float" office:value="22288.74" calcext:value-type="float">
            <text:p>22.288,74</text:p>
          </table:table-cell>
          <table:table-cell table:style-name="ce3" office:value-type="float" office:value="21984.55" calcext:value-type="float">
            <text:p>21.984,55</text:p>
          </table:table-cell>
          <table:table-cell table:style-name="ce3" office:value-type="float" office:value="30146.45" calcext:value-type="float">
            <text:p>30.146,45</text:p>
          </table:table-cell>
          <table:table-cell table:style-name="ce3" office:value-type="float" office:value="24493.39" calcext:value-type="float">
            <text:p>24.493,39</text:p>
          </table:table-cell>
          <table:table-cell table:style-name="ce3" office:value-type="float" office:value="21935.19" calcext:value-type="float">
            <text:p>21.935,19</text:p>
          </table:table-cell>
          <table:table-cell table:style-name="ce3" office:value-type="float" office:value="20091.87" calcext:value-type="float">
            <text:p>20.091,87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(-) Multas e Juros de Mora do IRRF</text:p>
          </table:table-cell>
          <table:table-cell table:style-name="ce3" office:value-type="string" calcext:value-type="string">
            <text:p>(1.9.1.1.02.03.00.00.00)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(-) Multas e Juros de Mora da Dívida Ativa do IRRF</text:p>
          </table:table-cell>
          <table:table-cell table:style-name="ce3" office:value-type="string" calcext:value-type="string">
            <text:p>(1.9.1.3.02.03.00.00.00)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(-) Receita da Dívida Ativa do IRRF</text:p>
          </table:table-cell>
          <table:table-cell table:style-name="ce3" office:value-type="string" calcext:value-type="string">
            <text:p>(1.9.3.1.01.03.00.00.00)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1" office:value-type="string" calcext:value-type="string">
            <text:p>4 - CONTAS PATRIMONIAIS</text:p>
          </table:table-cell>
          <table:table-cell table:style-name="ce1"/>
          <table:table-cell table:style-name="ce6" table:formula="of:=SUM([.C41:.C42])" office:value-type="float" office:value="0" calcext:value-type="float">
            <text:p>0,00</text:p>
          </table:table-cell>
          <table:table-cell table:style-name="ce6" table:formula="of:=SUM([.D41:.D42])" office:value-type="float" office:value="0" calcext:value-type="float">
            <text:p>0,00</text:p>
          </table:table-cell>
          <table:table-cell table:style-name="ce6" table:formula="of:=SUM([.E41:.E42])" office:value-type="float" office:value="0" calcext:value-type="float">
            <text:p>0,00</text:p>
          </table:table-cell>
          <table:table-cell table:style-name="ce6" table:formula="of:=SUM([.F41:.F42])" office:value-type="float" office:value="0" calcext:value-type="float">
            <text:p>0,00</text:p>
          </table:table-cell>
          <table:table-cell table:style-name="ce6" table:formula="of:=SUM([.G41:.G42])" office:value-type="float" office:value="0" calcext:value-type="float">
            <text:p>0,00</text:p>
          </table:table-cell>
          <table:table-cell table:style-name="ce6" table:formula="of:=SUM([.H41:.H42])" office:value-type="float" office:value="0" calcext:value-type="float">
            <text:p>0,00</text:p>
          </table:table-cell>
          <table:table-cell table:style-name="ce6" table:formula="of:=SUM([.I41:.I42])" office:value-type="float" office:value="0" calcext:value-type="float">
            <text:p>0,00</text:p>
          </table:table-cell>
          <table:table-cell table:style-name="ce6" table:formula="of:=SUM([.J41:.J42])" office:value-type="float" office:value="0" calcext:value-type="float">
            <text:p>0,00</text:p>
          </table:table-cell>
          <table:table-cell table:style-name="ce6" table:formula="of:=SUM([.K41:.K42])" office:value-type="float" office:value="0" calcext:value-type="float">
            <text:p>0,00</text:p>
          </table:table-cell>
          <table:table-cell table:style-name="ce6" table:formula="of:=SUM([.L41:.L42])" office:value-type="float" office:value="0" calcext:value-type="float">
            <text:p>0,00</text:p>
          </table:table-cell>
          <table:table-cell table:style-name="ce6" table:formula="of:=SUM([.M41:.M42])" office:value-type="float" office:value="0" calcext:value-type="float">
            <text:p>0,00</text:p>
          </table:table-cell>
          <table:table-cell table:style-name="ce6" table:formula="of:=SUM([.N41:.N42])" office:value-type="float" office:value="0" calcext:value-type="float">
            <text:p>0,00</text:p>
          </table:table-cell>
          <table:table-cell table:style-name="ce6" table:formula="of:=SUM([.O41:.O42])" office:value-type="float" office:value="0" calcext:value-type="float">
            <text:p>0,00</text:p>
          </table:table-cell>
          <table:table-cell table:style-name="ce6" table:formula="of:=SUM([.P41:.P42])" office:value-type="float" office:value="0" calcext:value-type="float">
            <text:p>0,00</text:p>
          </table:table-cell>
          <table:table-cell table:style-name="ce6" table:formula="of:=SUM([.Q41:.Q42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Recursos para Cobertura de Insuficiências Financeiras</text:p>
          </table:table-cell>
          <table:table-cell table:style-name="ce3" office:value-type="string" calcext:value-type="string">
            <text:p>3.5.1.3.2.01.01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Recurso para Cobertura de Déficit Financeiro</text:p>
          </table:table-cell>
          <table:table-cell table:style-name="ce3" office:value-type="string" calcext:value-type="string">
            <text:p>3.5.1.3.2.02.01.00.00.00</text:p>
          </table:table-cell>
          <table:table-cell table:style-name="ce3" table:number-columns-repeated="1022"/>
        </table:table-row>
        <table:table-row table:style-name="ro2">
          <table:table-cell table:style-name="Default" table:number-columns-repeated="2"/>
          <table:table-cell table:style-name="ce3" table:number-columns-repeated="1022"/>
        </table:table-row>
        <table:table-row table:style-name="ro2">
          <table:table-cell table:style-name="ce1" office:value-type="string" calcext:value-type="string">
            <text:p>RCL</text:p>
          </table:table-cell>
          <table:table-cell table:style-name="ce1" office:value-type="string" calcext:value-type="string">
            <text:p>( 1 - 2 - 3 - 4 - 5 - 6 - 7 - 8 - 9 + 10)</text:p>
          </table:table-cell>
          <table:table-cell table:style-name="ce6" table:formula="of:=[.C45]-[.C46]-[.C47]-[.C53]-[.C56]-[.C58]-[.C61]-[.C64]-[.C67]+[.C75]" office:value-type="float" office:value="1337176.93" calcext:value-type="float">
            <text:p>1.337.176,93</text:p>
          </table:table-cell>
          <table:table-cell table:style-name="ce6" table:formula="of:=[.D45]-[.D46]-[.D47]-[.D53]-[.D56]-[.D58]-[.D61]-[.D64]-[.D67]+[.D75]" office:value-type="float" office:value="1126788.79" calcext:value-type="float">
            <text:p>1.126.788,79</text:p>
          </table:table-cell>
          <table:table-cell table:style-name="ce6" table:formula="of:=[.E45]-[.E46]-[.E47]-[.E53]-[.E56]-[.E58]-[.E61]-[.E64]-[.E67]+[.E75]" office:value-type="float" office:value="1275546.3" calcext:value-type="float">
            <text:p>1.275.546,30</text:p>
          </table:table-cell>
          <table:table-cell table:style-name="ce6" table:formula="of:=[.F45]-[.F46]-[.F47]-[.F53]-[.F56]-[.F58]-[.F61]-[.F64]-[.F67]+[.F75]" office:value-type="float" office:value="1193296.52" calcext:value-type="float">
            <text:p>1.193.296,52</text:p>
          </table:table-cell>
          <table:table-cell table:style-name="ce6" table:formula="of:=[.G45]-[.G46]-[.G47]-[.G53]-[.G56]-[.G58]-[.G61]-[.G64]-[.G67]+[.G75]" office:value-type="float" office:value="1159745.82" calcext:value-type="float">
            <text:p>1.159.745,82</text:p>
          </table:table-cell>
          <table:table-cell table:style-name="ce6" table:formula="of:=[.H45]-[.H46]-[.H47]-[.H53]-[.H56]-[.H58]-[.H61]-[.H64]-[.H67]+[.H75]" office:value-type="float" office:value="1869614.16" calcext:value-type="float">
            <text:p>1.869.614,16</text:p>
          </table:table-cell>
          <table:table-cell table:style-name="ce6" table:formula="of:=[.I45]-[.I46]-[.I47]-[.I53]-[.I56]-[.I58]-[.I61]-[.I64]-[.I67]+[.I75]" office:value-type="float" office:value="1301843.1" calcext:value-type="float">
            <text:p>1.301.843,10</text:p>
          </table:table-cell>
          <table:table-cell table:style-name="ce6" table:formula="of:=[.J45]-[.J46]-[.J47]-[.J53]-[.J56]-[.J58]-[.J61]-[.J64]-[.J67]+[.J75]" office:value-type="float" office:value="1375536.5" calcext:value-type="float">
            <text:p>1.375.536,50</text:p>
          </table:table-cell>
          <table:table-cell table:style-name="ce6" table:formula="of:=[.K45]-[.K46]-[.K47]-[.K53]-[.K56]-[.K58]-[.K61]-[.K64]-[.K67]+[.K75]" office:value-type="float" office:value="1285655.7" calcext:value-type="float">
            <text:p>1.285.655,70</text:p>
          </table:table-cell>
          <table:table-cell table:style-name="ce6" table:formula="of:=[.L45]-[.L46]-[.L47]-[.L53]-[.L56]-[.L58]-[.L61]-[.L64]-[.L67]+[.L75]" office:value-type="float" office:value="1447970.07" calcext:value-type="float">
            <text:p>1.447.970,07</text:p>
          </table:table-cell>
          <table:table-cell table:style-name="ce6" table:formula="of:=[.M45]-[.M46]-[.M47]-[.M53]-[.M56]-[.M58]-[.M61]-[.M64]-[.M67]+[.M75]" office:value-type="float" office:value="1839235.29" calcext:value-type="float">
            <text:p>1.839.235,29</text:p>
          </table:table-cell>
          <table:table-cell table:style-name="ce6" table:formula="of:=[.N45]-[.N46]-[.N47]-[.N53]-[.N56]-[.N58]-[.N61]-[.N64]-[.N67]+[.N75]" office:value-type="float" office:value="1393146.96" calcext:value-type="float">
            <text:p>1.393.146,96</text:p>
          </table:table-cell>
          <table:table-cell table:style-name="ce6" table:formula="of:=[.O45]-[.O46]-[.O47]-[.O53]-[.O56]-[.O58]-[.O61]-[.O64]-[.O67]+[.O75]" office:value-type="float" office:value="1344190.85" calcext:value-type="float">
            <text:p>1.344.190,85</text:p>
          </table:table-cell>
          <table:table-cell table:style-name="ce6" table:formula="of:=[.P45]-[.P46]-[.P47]-[.P53]-[.P56]-[.P58]-[.P61]-[.P64]-[.P67]+[.P75]" office:value-type="float" office:value="1384536.9" calcext:value-type="float">
            <text:p>1.384.536,90</text:p>
          </table:table-cell>
          <table:table-cell table:style-name="ce6" table:formula="of:=[.Q45]-[.Q46]-[.Q47]-[.Q53]-[.Q56]-[.Q58]-[.Q61]-[.Q64]-[.Q67]+[.Q75]" office:value-type="float" office:value="1170976.76" calcext:value-type="float">
            <text:p>1.170.976,76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1 - RECEITAS CORRENTES</text:p>
          </table:table-cell>
          <table:table-cell table:style-name="ce1" office:value-type="string" calcext:value-type="string">
            <text:p>1.0.0.0.00.00.00.00.00</text:p>
          </table:table-cell>
          <table:table-cell table:style-name="ce7" office:value-type="float" office:value="1645089.9" calcext:value-type="float">
            <text:p>1.645.089,90</text:p>
          </table:table-cell>
          <table:table-cell table:style-name="ce7" office:value-type="float" office:value="1428374.83" calcext:value-type="float">
            <text:p>1.428.374,83</text:p>
          </table:table-cell>
          <table:table-cell table:style-name="ce7" office:value-type="float" office:value="1563079.37" calcext:value-type="float">
            <text:p>1.563.079,37</text:p>
          </table:table-cell>
          <table:table-cell table:style-name="ce7" office:value-type="float" office:value="1480372.32" calcext:value-type="float">
            <text:p>1.480.372,32</text:p>
          </table:table-cell>
          <table:table-cell table:style-name="ce7" office:value-type="float" office:value="1435060.36" calcext:value-type="float">
            <text:p>1.435.060,36</text:p>
          </table:table-cell>
          <table:table-cell table:style-name="ce7" office:value-type="float" office:value="2315791.53" calcext:value-type="float">
            <text:p>2.315.791,53</text:p>
          </table:table-cell>
          <table:table-cell table:style-name="ce7" office:value-type="float" office:value="1758397.95" calcext:value-type="float">
            <text:p>1.758.397,95</text:p>
          </table:table-cell>
          <table:table-cell table:style-name="ce7" office:value-type="float" office:value="1888341.41" calcext:value-type="float">
            <text:p>1.888.341,41</text:p>
          </table:table-cell>
          <table:table-cell table:style-name="ce7" office:value-type="float" office:value="2020714.25" calcext:value-type="float">
            <text:p>2.020.714,25</text:p>
          </table:table-cell>
          <table:table-cell table:style-name="ce7" office:value-type="float" office:value="2111521.46" calcext:value-type="float">
            <text:p>2.111.521,46</text:p>
          </table:table-cell>
          <table:table-cell table:style-name="ce7" office:value-type="float" office:value="2210806.52" calcext:value-type="float">
            <text:p>2.210.806,52</text:p>
          </table:table-cell>
          <table:table-cell table:style-name="ce7" office:value-type="float" office:value="1869631.35" calcext:value-type="float">
            <text:p>1.869.631,35</text:p>
          </table:table-cell>
          <table:table-cell table:style-name="Default" office:value-type="float" office:value="1854871.25" calcext:value-type="float">
            <text:p>1854871,25</text:p>
          </table:table-cell>
          <table:table-cell table:style-name="ce11" office:value-type="float" office:value="1824460.25" calcext:value-type="float">
            <text:p>1.824.460,25</text:p>
          </table:table-cell>
          <table:table-cell table:style-name="ce11" office:value-type="float" office:value="1605686.32" calcext:value-type="float">
            <text:p>1.605.686,32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2 - DEDUÇÕES DAS RECEITAS CORRENTES</text:p>
          </table:table-cell>
          <table:table-cell table:style-name="ce1" office:value-type="string" calcext:value-type="string">
            <text:p>9.1.0.0.0.00.00.00.00.00</text:p>
          </table:table-cell>
          <table:table-cell table:style-name="ce7" office:value-type="float" office:value="172091.37" calcext:value-type="float">
            <text:p>172.091,37</text:p>
          </table:table-cell>
          <table:table-cell table:style-name="ce7" office:value-type="float" office:value="183665.23" calcext:value-type="float">
            <text:p>183.665,23</text:p>
          </table:table-cell>
          <table:table-cell table:style-name="ce7" office:value-type="float" office:value="217481.65" calcext:value-type="float">
            <text:p>217.481,65</text:p>
          </table:table-cell>
          <table:table-cell table:style-name="ce7" office:value-type="float" office:value="175974.04" calcext:value-type="float">
            <text:p>175.974,04</text:p>
          </table:table-cell>
          <table:table-cell table:style-name="ce7" office:value-type="float" office:value="182751.84" calcext:value-type="float">
            <text:p>182.751,84</text:p>
          </table:table-cell>
          <table:table-cell table:style-name="ce7" office:value-type="float" office:value="266224.47" calcext:value-type="float">
            <text:p>266.224,47</text:p>
          </table:table-cell>
          <table:table-cell table:style-name="ce7" office:value-type="float" office:value="211095.57" calcext:value-type="float">
            <text:p>211.095,57</text:p>
          </table:table-cell>
          <table:table-cell table:style-name="ce7" office:value-type="float" office:value="235567.69" calcext:value-type="float">
            <text:p>235.567,69</text:p>
          </table:table-cell>
          <table:table-cell table:style-name="ce7" office:value-type="float" office:value="229666.97" calcext:value-type="float">
            <text:p>229.666,97</text:p>
          </table:table-cell>
          <table:table-cell table:style-name="ce7" office:value-type="float" office:value="245674.2" calcext:value-type="float">
            <text:p>245.674,20</text:p>
          </table:table-cell>
          <table:table-cell table:style-name="ce7" office:value-type="float" office:value="308383.63" calcext:value-type="float">
            <text:p>308.383,63</text:p>
          </table:table-cell>
          <table:table-cell table:style-name="ce7" office:value-type="float" office:value="214113.46" calcext:value-type="float">
            <text:p>214.113,46</text:p>
          </table:table-cell>
          <table:table-cell table:style-name="Default" office:value-type="float" office:value="183168.89" calcext:value-type="float">
            <text:p>183168,89</text:p>
          </table:table-cell>
          <table:table-cell table:style-name="ce11" office:value-type="float" office:value="252119.76" calcext:value-type="float">
            <text:p>252.119,76</text:p>
          </table:table-cell>
          <table:table-cell table:style-name="ce11" office:value-type="float" office:value="174982.96" calcext:value-type="float">
            <text:p>174.982,96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3 - IRRF sobre Rendimentos do Trabalho</text:p>
          </table:table-cell>
          <table:table-cell table:style-name="ce1"/>
          <table:table-cell table:style-name="ce6" table:formula="of:=SUM([.C48:.C52])" office:value-type="float" office:value="18460.44" calcext:value-type="float">
            <text:p>18.460,44</text:p>
          </table:table-cell>
          <table:table-cell table:style-name="ce6" table:formula="of:=SUM([.D48:.D52])" office:value-type="float" office:value="17140.48" calcext:value-type="float">
            <text:p>17.140,48</text:p>
          </table:table-cell>
          <table:table-cell table:style-name="ce6" table:formula="of:=SUM([.E48:.E52])" office:value-type="float" office:value="18087.79" calcext:value-type="float">
            <text:p>18.087,79</text:p>
          </table:table-cell>
          <table:table-cell table:style-name="ce6" table:formula="of:=SUM([.F48:.F52])" office:value-type="float" office:value="22138.8" calcext:value-type="float">
            <text:p>22.138,80</text:p>
          </table:table-cell>
          <table:table-cell table:style-name="ce6" table:formula="of:=SUM([.G48:.G52])" office:value-type="float" office:value="18898.33" calcext:value-type="float">
            <text:p>18.898,33</text:p>
          </table:table-cell>
          <table:table-cell table:style-name="ce6" table:formula="of:=SUM([.H48:.H52])" office:value-type="float" office:value="38476.56" calcext:value-type="float">
            <text:p>38.476,56</text:p>
          </table:table-cell>
          <table:table-cell table:style-name="ce6" table:formula="of:=SUM([.I48:.I52])" office:value-type="float" office:value="33895.46" calcext:value-type="float">
            <text:p>33.895,46</text:p>
          </table:table-cell>
          <table:table-cell table:style-name="ce6" table:formula="of:=SUM([.J48:.J52])" office:value-type="float" office:value="27809.79" calcext:value-type="float">
            <text:p>27.809,79</text:p>
          </table:table-cell>
          <table:table-cell table:style-name="ce6" table:formula="of:=SUM([.K48:.K52])" office:value-type="float" office:value="23688.1" calcext:value-type="float">
            <text:p>23.688,10</text:p>
          </table:table-cell>
          <table:table-cell table:style-name="ce6" table:formula="of:=SUM([.L48:.L52])" office:value-type="float" office:value="23561.08" calcext:value-type="float">
            <text:p>23.561,08</text:p>
          </table:table-cell>
          <table:table-cell table:style-name="ce6" table:formula="of:=SUM([.M48:.M52])" office:value-type="float" office:value="23258.33" calcext:value-type="float">
            <text:p>23.258,33</text:p>
          </table:table-cell>
          <table:table-cell table:style-name="ce6" table:formula="of:=SUM([.N48:.N52])" office:value-type="float" office:value="31817.38" calcext:value-type="float">
            <text:p>31.817,38</text:p>
          </table:table-cell>
          <table:table-cell table:style-name="ce6" table:formula="of:=SUM([.O48:.O52])" office:value-type="float" office:value="25951.97" calcext:value-type="float">
            <text:p>25.951,97</text:p>
          </table:table-cell>
          <table:table-cell table:style-name="ce6" table:formula="of:=SUM([.P48:.P52])" office:value-type="float" office:value="23221.49" calcext:value-type="float">
            <text:p>23.221,49</text:p>
          </table:table-cell>
          <table:table-cell table:style-name="ce6" table:formula="of:=SUM([.Q48:.Q52])" office:value-type="float" office:value="21276.45" calcext:value-type="float">
            <text:p>21.276,45</text:p>
          </table:table-cell>
          <table:table-cell table:style-name="Default" table:number-columns-repeated="1007"/>
        </table:table-row>
        <table:table-row table:style-name="ro2">
          <table:table-cell table:style-name="ce3" office:value-type="string" calcext:value-type="string">
            <text:p>Ativos / Inativos Poder Executivo / Indiretas</text:p>
          </table:table-cell>
          <table:table-cell table:style-name="ce3" office:value-type="string" calcext:value-type="string">
            <text:p>1.1.1.2.04.31.01.00.00</text:p>
          </table:table-cell>
          <table:table-cell table:style-name="ce3" office:value-type="float" office:value="17605.16" calcext:value-type="float">
            <text:p>17.605,16</text:p>
          </table:table-cell>
          <table:table-cell table:style-name="ce3" office:value-type="float" office:value="16294.21" calcext:value-type="float">
            <text:p>16.294,21</text:p>
          </table:table-cell>
          <table:table-cell table:style-name="ce3" office:value-type="float" office:value="17232.51" calcext:value-type="float">
            <text:p>17.232,51</text:p>
          </table:table-cell>
          <table:table-cell table:style-name="ce3" office:value-type="float" office:value="21283.52" calcext:value-type="float">
            <text:p>21.283,52</text:p>
          </table:table-cell>
          <table:table-cell table:style-name="ce3" office:value-type="float" office:value="18043.05" calcext:value-type="float">
            <text:p>18.043,05</text:p>
          </table:table-cell>
          <table:table-cell table:style-name="ce3" office:value-type="float" office:value="36722" calcext:value-type="float">
            <text:p>36.722,00</text:p>
          </table:table-cell>
          <table:table-cell table:style-name="ce3" office:value-type="float" office:value="32362.53" calcext:value-type="float">
            <text:p>32.362,53</text:p>
          </table:table-cell>
          <table:table-cell table:style-name="ce3" office:value-type="float" office:value="26343.46" calcext:value-type="float">
            <text:p>26.343,46</text:p>
          </table:table-cell>
          <table:table-cell table:style-name="ce3" office:value-type="float" office:value="22415.76" calcext:value-type="float">
            <text:p>22.415,76</text:p>
          </table:table-cell>
          <table:table-cell table:style-name="ce3" office:value-type="float" office:value="22288.74" calcext:value-type="float">
            <text:p>22.288,74</text:p>
          </table:table-cell>
          <table:table-cell table:style-name="ce3" office:value-type="float" office:value="21984.55" calcext:value-type="float">
            <text:p>21.984,55</text:p>
          </table:table-cell>
          <table:table-cell table:style-name="ce3" office:value-type="float" office:value="30146.45" calcext:value-type="float">
            <text:p>30.146,45</text:p>
          </table:table-cell>
          <table:table-cell table:style-name="ce3" office:value-type="float" office:value="24493.39" calcext:value-type="float">
            <text:p>24.493,39</text:p>
          </table:table-cell>
          <table:table-cell table:style-name="ce3" office:value-type="float" office:value="21935.19" calcext:value-type="float">
            <text:p>21.935,19</text:p>
          </table:table-cell>
          <table:table-cell table:style-name="ce3" office:value-type="float" office:value="20091.87" calcext:value-type="float">
            <text:p>20.091,87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Ativos / Inativos Poder Legislativo</text:p>
          </table:table-cell>
          <table:table-cell table:style-name="ce3" office:value-type="string" calcext:value-type="string">
            <text:p>1.1.1.2.04.31.02.00.00</text:p>
          </table:table-cell>
          <table:table-cell table:style-name="ce3" office:value-type="float" office:value="855.28" calcext:value-type="float">
            <text:p>855,28</text:p>
          </table:table-cell>
          <table:table-cell table:style-name="ce3" office:value-type="float" office:value="846.27" calcext:value-type="float">
            <text:p>846,27</text:p>
          </table:table-cell>
          <table:table-cell table:number-columns-repeated="3" table:style-name="ce3" office:value-type="float" office:value="855.28" calcext:value-type="float">
            <text:p>855,28</text:p>
          </table:table-cell>
          <table:table-cell table:style-name="ce3" office:value-type="float" office:value="1754.56" calcext:value-type="float">
            <text:p>1.754,56</text:p>
          </table:table-cell>
          <table:table-cell table:style-name="ce3" office:value-type="float" office:value="1532.93" calcext:value-type="float">
            <text:p>1.532,93</text:p>
          </table:table-cell>
          <table:table-cell table:style-name="ce3" office:value-type="float" office:value="1466.33" calcext:value-type="float">
            <text:p>1.466,33</text:p>
          </table:table-cell>
          <table:table-cell table:number-columns-repeated="2" table:style-name="ce3" office:value-type="float" office:value="1272.34" calcext:value-type="float">
            <text:p>1.272,34</text:p>
          </table:table-cell>
          <table:table-cell table:style-name="ce3" office:value-type="float" office:value="1273.78" calcext:value-type="float">
            <text:p>1.273,78</text:p>
          </table:table-cell>
          <table:table-cell table:style-name="ce3" office:value-type="float" office:value="1670.93" calcext:value-type="float">
            <text:p>1.670,93</text:p>
          </table:table-cell>
          <table:table-cell table:style-name="ce3" office:value-type="float" office:value="1458.58" calcext:value-type="float">
            <text:p>1.458,58</text:p>
          </table:table-cell>
          <table:table-cell table:style-name="ce3" office:value-type="float" office:value="1286.3" calcext:value-type="float">
            <text:p>1.286,30</text:p>
          </table:table-cell>
          <table:table-cell table:style-name="ce3" office:value-type="float" office:value="1184.58" calcext:value-type="float">
            <text:p>1.184,58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Multas e Juros de Mora do IRRF</text:p>
          </table:table-cell>
          <table:table-cell table:style-name="ce3" office:value-type="string" calcext:value-type="string">
            <text:p>1.9.1.1.02.03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Multas e Juros de Mora da Dívida Ativa do IRRF</text:p>
          </table:table-cell>
          <table:table-cell table:style-name="ce3" office:value-type="string" calcext:value-type="string">
            <text:p>1.9.1.3.02.03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3" office:value-type="string" calcext:value-type="string">
            <text:p>Receita da Dívida Ativa do IRRF</text:p>
          </table:table-cell>
          <table:table-cell table:style-name="ce3" office:value-type="string" calcext:value-type="string">
            <text:p>1.9.3.1.01.03.00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1" office:value-type="string" calcext:value-type="string">
            <text:p>4 - Contribuições dos Servidores Ativos / Inativos / Pensionistas para o RPPS</text:p>
          </table:table-cell>
          <table:table-cell table:style-name="ce1"/>
          <table:table-cell table:style-name="ce6" table:formula="of:=SUM([.C54:.C55])" office:value-type="float" office:value="46660.27" calcext:value-type="float">
            <text:p>46.660,27</text:p>
          </table:table-cell>
          <table:table-cell table:style-name="ce6" table:formula="of:=SUM([.D54:.D55])" office:value-type="float" office:value="45040.9" calcext:value-type="float">
            <text:p>45.040,90</text:p>
          </table:table-cell>
          <table:table-cell table:style-name="ce6" table:formula="of:=SUM([.E54:.E55])" office:value-type="float" office:value="45375.29" calcext:value-type="float">
            <text:p>45.375,29</text:p>
          </table:table-cell>
          <table:table-cell table:style-name="ce6" table:formula="of:=SUM([.F54:.F55])" office:value-type="float" office:value="45081.3" calcext:value-type="float">
            <text:p>45.081,30</text:p>
          </table:table-cell>
          <table:table-cell table:style-name="ce6" table:formula="of:=SUM([.G54:.G55])" office:value-type="float" office:value="45763.08" calcext:value-type="float">
            <text:p>45.763,08</text:p>
          </table:table-cell>
          <table:table-cell table:style-name="ce6" table:formula="of:=SUM([.H54:.H55])" office:value-type="float" office:value="136780.42" calcext:value-type="float">
            <text:p>136.780,42</text:p>
          </table:table-cell>
          <table:table-cell table:style-name="ce6" table:formula="of:=SUM([.I54:.I55])" office:value-type="float" office:value="0" calcext:value-type="float">
            <text:p>0,00</text:p>
          </table:table-cell>
          <table:table-cell table:style-name="ce6" table:formula="of:=SUM([.J54:.J55])" office:value-type="float" office:value="58907.16" calcext:value-type="float">
            <text:p>58.907,16</text:p>
          </table:table-cell>
          <table:table-cell table:style-name="ce6" table:formula="of:=SUM([.K54:.K55])" office:value-type="float" office:value="51795.63" calcext:value-type="float">
            <text:p>51.795,63</text:p>
          </table:table-cell>
          <table:table-cell table:style-name="ce6" table:formula="of:=SUM([.L54:.L55])" office:value-type="float" office:value="50454.9" calcext:value-type="float">
            <text:p>50.454,90</text:p>
          </table:table-cell>
          <table:table-cell table:style-name="ce6" table:formula="of:=SUM([.M54:.M55])" office:value-type="float" office:value="50889" calcext:value-type="float">
            <text:p>50.889,00</text:p>
          </table:table-cell>
          <table:table-cell table:style-name="ce6" table:formula="of:=SUM([.N54:.N55])" office:value-type="float" office:value="51080.58" calcext:value-type="float">
            <text:p>51.080,58</text:p>
          </table:table-cell>
          <table:table-cell table:style-name="ce6" table:formula="of:=SUM([.O54:.O55])" office:value-type="float" office:value="52155.46" calcext:value-type="float">
            <text:p>52.155,46</text:p>
          </table:table-cell>
          <table:table-cell table:style-name="ce6" table:formula="of:=SUM([.P54:.P55])" office:value-type="float" office:value="52921.44" calcext:value-type="float">
            <text:p>52.921,44</text:p>
          </table:table-cell>
          <table:table-cell table:style-name="ce6" table:formula="of:=SUM([.Q54:.Q55])" office:value-type="float" office:value="49980.16" calcext:value-type="float">
            <text:p>49.980,16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Contribuição Social para o Financiamento da Seguridade Social</text:p>
          </table:table-cell>
          <table:table-cell table:style-name="ce3" office:value-type="string" calcext:value-type="string">
            <text:p>1.2.1.0.01.00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Contribuição para o RPPS do Servidor Público</text:p>
          </table:table-cell>
          <table:table-cell table:style-name="ce3" office:value-type="string" calcext:value-type="string">
            <text:p>1.2.1.0.29.00.00.00.00</text:p>
          </table:table-cell>
          <table:table-cell table:style-name="ce3" office:value-type="float" office:value="46660.27" calcext:value-type="float">
            <text:p>46.660,27</text:p>
          </table:table-cell>
          <table:table-cell table:style-name="ce3" office:value-type="float" office:value="45040.9" calcext:value-type="float">
            <text:p>45.040,90</text:p>
          </table:table-cell>
          <table:table-cell table:style-name="ce3" office:value-type="float" office:value="45375.29" calcext:value-type="float">
            <text:p>45.375,29</text:p>
          </table:table-cell>
          <table:table-cell table:style-name="ce3" office:value-type="float" office:value="45081.3" calcext:value-type="float">
            <text:p>45.081,30</text:p>
          </table:table-cell>
          <table:table-cell table:style-name="ce3" office:value-type="float" office:value="45763.08" calcext:value-type="float">
            <text:p>45.763,08</text:p>
          </table:table-cell>
          <table:table-cell table:style-name="ce3" office:value-type="float" office:value="136780.42" calcext:value-type="float">
            <text:p>136.780,42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8907.16" calcext:value-type="float">
            <text:p>58.907,16</text:p>
          </table:table-cell>
          <table:table-cell table:style-name="ce3" office:value-type="float" office:value="51795.63" calcext:value-type="float">
            <text:p>51.795,63</text:p>
          </table:table-cell>
          <table:table-cell table:style-name="ce3" office:value-type="float" office:value="50454.9" calcext:value-type="float">
            <text:p>50.454,90</text:p>
          </table:table-cell>
          <table:table-cell table:style-name="ce3" office:value-type="float" office:value="50889" calcext:value-type="float">
            <text:p>50.889,00</text:p>
          </table:table-cell>
          <table:table-cell table:style-name="ce3" office:value-type="float" office:value="51080.58" calcext:value-type="float">
            <text:p>51.080,58</text:p>
          </table:table-cell>
          <table:table-cell table:style-name="ce10" office:value-type="float" office:value="52155.46" calcext:value-type="float">
            <text:p>52.155,46</text:p>
          </table:table-cell>
          <table:table-cell table:style-name="ce11" office:value-type="float" office:value="52921.44" calcext:value-type="float">
            <text:p>52.921,44</text:p>
          </table:table-cell>
          <table:table-cell table:style-name="ce11" office:value-type="float" office:value="49980.16" calcext:value-type="float">
            <text:p>49.980,16</text:p>
          </table:table-cell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5 - Compensação Previdenciária do RPPS</text:p>
          </table:table-cell>
          <table:table-cell table:style-name="ce1"/>
          <table:table-cell table:style-name="ce6" table:formula="of:=SUM([.C57])" office:value-type="float" office:value="0" calcext:value-type="float">
            <text:p>0,00</text:p>
          </table:table-cell>
          <table:table-cell table:style-name="ce6" table:formula="of:=SUM([.D57])" office:value-type="float" office:value="0" calcext:value-type="float">
            <text:p>0,00</text:p>
          </table:table-cell>
          <table:table-cell table:style-name="ce6" table:formula="of:=SUM([.E57])" office:value-type="float" office:value="0" calcext:value-type="float">
            <text:p>0,00</text:p>
          </table:table-cell>
          <table:table-cell table:style-name="ce6" table:formula="of:=SUM([.F57])" office:value-type="float" office:value="0" calcext:value-type="float">
            <text:p>0,00</text:p>
          </table:table-cell>
          <table:table-cell table:style-name="ce6" table:formula="of:=SUM([.G57])" office:value-type="float" office:value="0" calcext:value-type="float">
            <text:p>0,00</text:p>
          </table:table-cell>
          <table:table-cell table:style-name="ce6" table:formula="of:=SUM([.H57])" office:value-type="float" office:value="0" calcext:value-type="float">
            <text:p>0,00</text:p>
          </table:table-cell>
          <table:table-cell table:style-name="ce6" table:formula="of:=SUM([.I57])" office:value-type="float" office:value="0" calcext:value-type="float">
            <text:p>0,00</text:p>
          </table:table-cell>
          <table:table-cell table:style-name="ce6" table:formula="of:=SUM([.J57])" office:value-type="float" office:value="0" calcext:value-type="float">
            <text:p>0,00</text:p>
          </table:table-cell>
          <table:table-cell table:style-name="ce6" table:formula="of:=SUM([.K57])" office:value-type="float" office:value="0" calcext:value-type="float">
            <text:p>0,00</text:p>
          </table:table-cell>
          <table:table-cell table:style-name="ce6" table:formula="of:=SUM([.L57])" office:value-type="float" office:value="0" calcext:value-type="float">
            <text:p>0,00</text:p>
          </table:table-cell>
          <table:table-cell table:style-name="ce6" table:formula="of:=SUM([.M57])" office:value-type="float" office:value="0" calcext:value-type="float">
            <text:p>0,00</text:p>
          </table:table-cell>
          <table:table-cell table:style-name="ce6" table:formula="of:=SUM([.N57])" office:value-type="float" office:value="0" calcext:value-type="float">
            <text:p>0,00</text:p>
          </table:table-cell>
          <table:table-cell table:style-name="ce6" table:formula="of:=SUM([.O57])" office:value-type="float" office:value="0" calcext:value-type="float">
            <text:p>0,00</text:p>
          </table:table-cell>
          <table:table-cell table:style-name="ce6" table:formula="of:=SUM([.P57])" office:value-type="float" office:value="0" calcext:value-type="float">
            <text:p>0,00</text:p>
          </table:table-cell>
          <table:table-cell table:style-name="ce6" table:formula="of:=SUM([.Q57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Compensações Financeiras Entre RGPS e RPPS</text:p>
          </table:table-cell>
          <table:table-cell table:style-name="ce3" office:value-type="string" calcext:value-type="string">
            <text:p>1.9.2.2.10.00.00.00.00</text:p>
          </table:table-cell>
          <table:table-cell table:style-name="ce3" table:number-columns-repeated="1022"/>
        </table:table-row>
        <table:table-row table:style-name="ro2">
          <table:table-cell table:style-name="ce1" office:value-type="string" calcext:value-type="string">
            <text:p>6 - Receitas do RPPS - Remunerações e Outras Receitas</text:p>
          </table:table-cell>
          <table:table-cell table:style-name="ce1"/>
          <table:table-cell table:style-name="ce6" table:formula="of:=SUM([.C59:.C60])" office:value-type="float" office:value="70700.89" calcext:value-type="float">
            <text:p>70.700,89</text:p>
          </table:table-cell>
          <table:table-cell table:style-name="ce6" table:formula="of:=SUM([.D59:.D60])" office:value-type="float" office:value="83506.14" calcext:value-type="float">
            <text:p>83.506,14</text:p>
          </table:table-cell>
          <table:table-cell table:style-name="ce6" table:formula="of:=SUM([.E59:.E60])" office:value-type="float" office:value="30684.98" calcext:value-type="float">
            <text:p>30.684,98</text:p>
          </table:table-cell>
          <table:table-cell table:style-name="ce6" table:formula="of:=SUM([.F59:.F60])" office:value-type="float" office:value="61560.88" calcext:value-type="float">
            <text:p>61.560,88</text:p>
          </table:table-cell>
          <table:table-cell table:style-name="ce6" table:formula="of:=SUM([.G59:.G60])" office:value-type="float" office:value="51524.23" calcext:value-type="float">
            <text:p>51.524,23</text:p>
          </table:table-cell>
          <table:table-cell table:style-name="ce6" table:formula="of:=SUM([.H59:.H60])" office:value-type="float" office:value="64956.32" calcext:value-type="float">
            <text:p>64.956,32</text:p>
          </table:table-cell>
          <table:table-cell table:style-name="ce6" table:formula="of:=SUM([.I59:.I60])" office:value-type="float" office:value="204836.66" calcext:value-type="float">
            <text:p>204.836,66</text:p>
          </table:table-cell>
          <table:table-cell table:style-name="ce6" table:formula="of:=SUM([.J59:.J60])" office:value-type="float" office:value="240793.56" calcext:value-type="float">
            <text:p>240.793,56</text:p>
          </table:table-cell>
          <table:table-cell table:style-name="ce6" table:formula="of:=SUM([.K59:.K60])" office:value-type="float" office:value="448116.08" calcext:value-type="float">
            <text:p>448.116,08</text:p>
          </table:table-cell>
          <table:table-cell table:style-name="ce6" table:formula="of:=SUM([.L59:.L60])" office:value-type="float" office:value="361132.8" calcext:value-type="float">
            <text:p>361.132,80</text:p>
          </table:table-cell>
          <table:table-cell table:style-name="ce6" table:formula="of:=SUM([.M59:.M60])" office:value-type="float" office:value="60954.75" calcext:value-type="float">
            <text:p>60.954,75</text:p>
          </table:table-cell>
          <table:table-cell table:style-name="ce6" table:formula="of:=SUM([.N59:.N60])" office:value-type="float" office:value="192062.71" calcext:value-type="float">
            <text:p>192.062,71</text:p>
          </table:table-cell>
          <table:table-cell table:style-name="ce6" table:formula="of:=SUM([.O59:.O60])" office:value-type="float" office:value="258493.26" calcext:value-type="float">
            <text:p>258.493,26</text:p>
          </table:table-cell>
          <table:table-cell table:style-name="ce6" table:formula="of:=SUM([.P59:.P60])" office:value-type="float" office:value="154208.56" calcext:value-type="float">
            <text:p>154.208,56</text:p>
          </table:table-cell>
          <table:table-cell table:style-name="ce6" table:formula="of:=SUM([.Q59:.Q60])" office:value-type="float" office:value="188469.99" calcext:value-type="float">
            <text:p>188.469,99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Remuneração dos Investimentos do RPPS</text:p>
          </table:table-cell>
          <table:table-cell table:style-name="ce3" office:value-type="string" calcext:value-type="string">
            <text:p>1.3.2.8.00.00.00.00.00</text:p>
          </table:table-cell>
          <table:table-cell table:style-name="ce3" office:value-type="float" office:value="70700.89" calcext:value-type="float">
            <text:p>70.700,89</text:p>
          </table:table-cell>
          <table:table-cell table:style-name="ce3" office:value-type="float" office:value="83506.14" calcext:value-type="float">
            <text:p>83.506,14</text:p>
          </table:table-cell>
          <table:table-cell table:style-name="ce3" office:value-type="float" office:value="30684.98" calcext:value-type="float">
            <text:p>30.684,98</text:p>
          </table:table-cell>
          <table:table-cell table:style-name="ce3" office:value-type="float" office:value="61560.88" calcext:value-type="float">
            <text:p>61.560,88</text:p>
          </table:table-cell>
          <table:table-cell table:style-name="ce3" office:value-type="float" office:value="51524.23" calcext:value-type="float">
            <text:p>51.524,23</text:p>
          </table:table-cell>
          <table:table-cell table:style-name="ce3" office:value-type="float" office:value="64956.32" calcext:value-type="float">
            <text:p>64.956,32</text:p>
          </table:table-cell>
          <table:table-cell table:style-name="ce3" office:value-type="float" office:value="204836.66" calcext:value-type="float">
            <text:p>204.836,66</text:p>
          </table:table-cell>
          <table:table-cell table:style-name="ce3" office:value-type="float" office:value="240793.56" calcext:value-type="float">
            <text:p>240.793,56</text:p>
          </table:table-cell>
          <table:table-cell table:style-name="ce3" office:value-type="float" office:value="448116.08" calcext:value-type="float">
            <text:p>448.116,08</text:p>
          </table:table-cell>
          <table:table-cell table:style-name="ce3" office:value-type="float" office:value="361132.8" calcext:value-type="float">
            <text:p>361.132,80</text:p>
          </table:table-cell>
          <table:table-cell table:style-name="ce3" table:formula="of:=75517.5-14562.75" office:value-type="float" office:value="60954.75" calcext:value-type="float">
            <text:p>60.954,75</text:p>
          </table:table-cell>
          <table:table-cell table:style-name="ce3" office:value-type="float" office:value="192062.71" calcext:value-type="float">
            <text:p>192.062,71</text:p>
          </table:table-cell>
          <table:table-cell table:style-name="ce3" office:value-type="float" office:value="258493.26" calcext:value-type="float">
            <text:p>258.493,26</text:p>
          </table:table-cell>
          <table:table-cell table:style-name="ce3" table:formula="of:=180376.06-26167.5" office:value-type="float" office:value="154208.56" calcext:value-type="float">
            <text:p>154.208,56</text:p>
          </table:table-cell>
          <table:table-cell table:style-name="ce3" office:value-type="float" office:value="188469.99" calcext:value-type="float">
            <text:p>188.469,99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Outras Receitas Diretamente Arrecadadas pelo RPPS</text:p>
          </table:table-cell>
          <table:table-cell table:style-name="ce3" office:value-type="string" calcext:value-type="string">
            <text:p>1.9.9.0.99.00.01.00.00</text:p>
          </table:table-cell>
          <table:table-cell table:number-columns-repeated="12"/>
          <table:table-cell table:style-name="Default" table:number-columns-repeated="1010"/>
        </table:table-row>
        <table:table-row table:style-name="ro2">
          <table:table-cell table:style-name="ce1" office:value-type="string" calcext:value-type="string">
            <text:p>7 - Receitas do Fundo de Assistência Social dos Servidores</text:p>
          </table:table-cell>
          <table:table-cell table:style-name="ce1"/>
          <table:table-cell table:style-name="ce6" table:formula="of:=SUM([.C62:.C63])" office:value-type="float" office:value="0" calcext:value-type="float">
            <text:p>0,00</text:p>
          </table:table-cell>
          <table:table-cell table:style-name="ce6" table:formula="of:=SUM([.D62:.D63])" office:value-type="float" office:value="0" calcext:value-type="float">
            <text:p>0,00</text:p>
          </table:table-cell>
          <table:table-cell table:style-name="ce6" table:formula="of:=SUM([.E62:.E63])" office:value-type="float" office:value="0" calcext:value-type="float">
            <text:p>0,00</text:p>
          </table:table-cell>
          <table:table-cell table:style-name="ce6" table:formula="of:=SUM([.F62:.F63])" office:value-type="float" office:value="0" calcext:value-type="float">
            <text:p>0,00</text:p>
          </table:table-cell>
          <table:table-cell table:style-name="ce6" table:formula="of:=SUM([.G62:.G63])" office:value-type="float" office:value="0" calcext:value-type="float">
            <text:p>0,00</text:p>
          </table:table-cell>
          <table:table-cell table:style-name="ce6" table:formula="of:=SUM([.H62:.H63])" office:value-type="float" office:value="0" calcext:value-type="float">
            <text:p>0,00</text:p>
          </table:table-cell>
          <table:table-cell table:style-name="ce6" table:formula="of:=SUM([.I62:.I63])" office:value-type="float" office:value="0" calcext:value-type="float">
            <text:p>0,00</text:p>
          </table:table-cell>
          <table:table-cell table:style-name="ce6" table:formula="of:=SUM([.J62:.J63])" office:value-type="float" office:value="0" calcext:value-type="float">
            <text:p>0,00</text:p>
          </table:table-cell>
          <table:table-cell table:style-name="ce6" table:formula="of:=SUM([.K62:.K63])" office:value-type="float" office:value="0" calcext:value-type="float">
            <text:p>0,00</text:p>
          </table:table-cell>
          <table:table-cell table:style-name="ce6" table:formula="of:=SUM([.L62:.L63])" office:value-type="float" office:value="0" calcext:value-type="float">
            <text:p>0,00</text:p>
          </table:table-cell>
          <table:table-cell table:style-name="ce6" table:formula="of:=SUM([.M62:.M63])" office:value-type="float" office:value="0" calcext:value-type="float">
            <text:p>0,00</text:p>
          </table:table-cell>
          <table:table-cell table:style-name="ce6" table:formula="of:=SUM([.N62:.N63])" office:value-type="float" office:value="0" calcext:value-type="float">
            <text:p>0,00</text:p>
          </table:table-cell>
          <table:table-cell table:style-name="ce6" table:formula="of:=SUM([.O62:.O63])" office:value-type="float" office:value="0" calcext:value-type="float">
            <text:p>0,00</text:p>
          </table:table-cell>
          <table:table-cell table:style-name="ce6" table:formula="of:=SUM([.P62:.P63])" office:value-type="float" office:value="0" calcext:value-type="float">
            <text:p>0,00</text:p>
          </table:table-cell>
          <table:table-cell table:style-name="ce6" table:formula="of:=SUM([.Q62:.Q63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Receita de Rendimentos de Aplicações Financeiras - Fundo de Assistência Social do Servidor</text:p>
          </table:table-cell>
          <table:table-cell table:style-name="ce3" office:value-type="string" calcext:value-type="string">
            <text:p>1.3.2.5.01.99.02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Receitas Diretamente Arrecadadas pelo Fundo de Assistência Social dos Servidores</text:p>
          </table:table-cell>
          <table:table-cell table:style-name="ce3" office:value-type="string" calcext:value-type="string">
            <text:p>1.9.9.0.99.00.04.00.00</text:p>
          </table:table-cell>
          <table:table-cell table:style-name="ce3" table:number-columns-repeated="1022"/>
        </table:table-row>
        <table:table-row table:style-name="ro2">
          <table:table-cell table:style-name="ce1" office:value-type="string" calcext:value-type="string">
            <text:p>8 - Receitas do Fundo de Assistência à Saúde do Servidor</text:p>
          </table:table-cell>
          <table:table-cell table:style-name="ce1"/>
          <table:table-cell table:style-name="ce6" table:formula="of:=SUM([.C65:.C66])" office:value-type="float" office:value="0" calcext:value-type="float">
            <text:p>0,00</text:p>
          </table:table-cell>
          <table:table-cell table:style-name="ce6" table:formula="of:=SUM([.D65:.D66])" office:value-type="float" office:value="0" calcext:value-type="float">
            <text:p>0,00</text:p>
          </table:table-cell>
          <table:table-cell table:style-name="ce6" table:formula="of:=SUM([.E65:.E66])" office:value-type="float" office:value="0" calcext:value-type="float">
            <text:p>0,00</text:p>
          </table:table-cell>
          <table:table-cell table:style-name="ce6" table:formula="of:=SUM([.F65:.F66])" office:value-type="float" office:value="0" calcext:value-type="float">
            <text:p>0,00</text:p>
          </table:table-cell>
          <table:table-cell table:style-name="ce6" table:formula="of:=SUM([.G65:.G66])" office:value-type="float" office:value="0" calcext:value-type="float">
            <text:p>0,00</text:p>
          </table:table-cell>
          <table:table-cell table:style-name="ce6" table:formula="of:=SUM([.H65:.H66])" office:value-type="float" office:value="0" calcext:value-type="float">
            <text:p>0,00</text:p>
          </table:table-cell>
          <table:table-cell table:style-name="ce6" table:formula="of:=SUM([.I65:.I66])" office:value-type="float" office:value="0" calcext:value-type="float">
            <text:p>0,00</text:p>
          </table:table-cell>
          <table:table-cell table:style-name="ce6" table:formula="of:=SUM([.J65:.J66])" office:value-type="float" office:value="0" calcext:value-type="float">
            <text:p>0,00</text:p>
          </table:table-cell>
          <table:table-cell table:style-name="ce6" table:formula="of:=SUM([.K65:.K66])" office:value-type="float" office:value="0" calcext:value-type="float">
            <text:p>0,00</text:p>
          </table:table-cell>
          <table:table-cell table:style-name="ce6" table:formula="of:=SUM([.L65:.L66])" office:value-type="float" office:value="0" calcext:value-type="float">
            <text:p>0,00</text:p>
          </table:table-cell>
          <table:table-cell table:style-name="ce6" table:formula="of:=SUM([.M65:.M66])" office:value-type="float" office:value="0" calcext:value-type="float">
            <text:p>0,00</text:p>
          </table:table-cell>
          <table:table-cell table:style-name="ce6" table:formula="of:=SUM([.N65:.N66])" office:value-type="float" office:value="0" calcext:value-type="float">
            <text:p>0,00</text:p>
          </table:table-cell>
          <table:table-cell table:style-name="ce6" table:formula="of:=SUM([.O65:.O66])" office:value-type="float" office:value="0" calcext:value-type="float">
            <text:p>0,00</text:p>
          </table:table-cell>
          <table:table-cell table:style-name="ce6" table:formula="of:=SUM([.P65:.P66])" office:value-type="float" office:value="0" calcext:value-type="float">
            <text:p>0,00</text:p>
          </table:table-cell>
          <table:table-cell table:style-name="ce6" table:formula="of:=SUM([.Q65:.Q66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Receita de Rendimentos de Aplicações Financeiras - Fundo de Assistência à Saúde do Servidor</text:p>
          </table:table-cell>
          <table:table-cell table:style-name="ce3" office:value-type="string" calcext:value-type="string">
            <text:p>1.3.2.5.01.99.03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Receitas Diretamente Arrecadadas pelo Fundo de Assistência à Saúde dos Servidores</text:p>
          </table:table-cell>
          <table:table-cell table:style-name="ce3" office:value-type="string" calcext:value-type="string">
            <text:p>1.9.9.0.99.00.05.00.00</text:p>
          </table:table-cell>
          <table:table-cell table:style-name="ce3" table:number-columns-repeated="1022"/>
        </table:table-row>
        <table:table-row table:style-name="ro2">
          <table:table-cell table:style-name="ce1" office:value-type="string" calcext:value-type="string">
            <text:p>9 - Outras Contribuições Sociais</text:p>
          </table:table-cell>
          <table:table-cell table:style-name="ce1"/>
          <table:table-cell table:style-name="ce6" table:formula="of:=SUM([.C68];[.C71:.C74])-SUM([.C69:.C70])" office:value-type="float" office:value="0" calcext:value-type="float">
            <text:p>0,00</text:p>
          </table:table-cell>
          <table:table-cell table:style-name="ce6" table:formula="of:=SUM([.D68];[.D71:.D74])-SUM([.D69:.D70])" office:value-type="float" office:value="0" calcext:value-type="float">
            <text:p>0,00</text:p>
          </table:table-cell>
          <table:table-cell table:style-name="ce6" table:formula="of:=SUM([.E68];[.E71:.E74])-SUM([.E69:.E70])" office:value-type="float" office:value="0" calcext:value-type="float">
            <text:p>0,00</text:p>
          </table:table-cell>
          <table:table-cell table:style-name="ce6" table:formula="of:=SUM([.F68];[.F71:.F74])-SUM([.F69:.F70])" office:value-type="float" office:value="0" calcext:value-type="float">
            <text:p>0,00</text:p>
          </table:table-cell>
          <table:table-cell table:style-name="ce6" table:formula="of:=SUM([.G68];[.G71:.G74])-SUM([.G69:.G70])" office:value-type="float" office:value="0" calcext:value-type="float">
            <text:p>0,00</text:p>
          </table:table-cell>
          <table:table-cell table:style-name="ce6" table:formula="of:=SUM([.H68];[.H71:.H74])-SUM([.H69:.H70])" office:value-type="float" office:value="0" calcext:value-type="float">
            <text:p>0,00</text:p>
          </table:table-cell>
          <table:table-cell table:style-name="ce6" table:formula="of:=SUM([.I68];[.I71:.I74])-SUM([.I69:.I70])" office:value-type="float" office:value="0" calcext:value-type="float">
            <text:p>0,00</text:p>
          </table:table-cell>
          <table:table-cell table:style-name="ce6" table:formula="of:=SUM([.J68];[.J71:.J74])-SUM([.J69:.J70])" office:value-type="float" office:value="0" calcext:value-type="float">
            <text:p>0,00</text:p>
          </table:table-cell>
          <table:table-cell table:style-name="ce6" table:formula="of:=SUM([.K68];[.K71:.K74])-SUM([.K69:.K70])" office:value-type="float" office:value="0" calcext:value-type="float">
            <text:p>0,00</text:p>
          </table:table-cell>
          <table:table-cell table:style-name="ce6" table:formula="of:=SUM([.L68];[.L71:.L74])-SUM([.L69:.L70])" office:value-type="float" office:value="0" calcext:value-type="float">
            <text:p>0,00</text:p>
          </table:table-cell>
          <table:table-cell table:style-name="ce6" table:formula="of:=SUM([.M68];[.M71:.M74])-SUM([.M69:.M70])" office:value-type="float" office:value="0" calcext:value-type="float">
            <text:p>0,00</text:p>
          </table:table-cell>
          <table:table-cell table:style-name="ce6" table:formula="of:=SUM([.N68];[.N71:.N74])-SUM([.N69:.N70])" office:value-type="float" office:value="0" calcext:value-type="float">
            <text:p>0,00</text:p>
          </table:table-cell>
          <table:table-cell table:style-name="ce6" table:formula="of:=SUM([.O68];[.O71:.O74])-SUM([.O69:.O70])" office:value-type="float" office:value="0" calcext:value-type="float">
            <text:p>0,00</text:p>
          </table:table-cell>
          <table:table-cell table:style-name="ce6" table:formula="of:=SUM([.P68];[.P71:.P74])-SUM([.P69:.P70])" office:value-type="float" office:value="0" calcext:value-type="float">
            <text:p>0,00</text:p>
          </table:table-cell>
          <table:table-cell table:style-name="ce6" table:formula="of:=SUM([.Q68];[.Q71:.Q74])-SUM([.Q69:.Q70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Outras Contribuições Sociais</text:p>
          </table:table-cell>
          <table:table-cell table:style-name="ce3" office:value-type="string" calcext:value-type="string">
            <text:p>1.2.1.0.99.00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(-) Compensação Previdenciária à Prefeitura Municipal</text:p>
          </table:table-cell>
          <table:table-cell table:style-name="ce3" office:value-type="string" calcext:value-type="string">
            <text:p>(1.2.1.0.99.00.10.00.00)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(-) Contribuição de Inativos e Pensionistas à Prefeitura Municipal</text:p>
          </table:table-cell>
          <table:table-cell table:style-name="ce3" office:value-type="string" calcext:value-type="string">
            <text:p>(1.2.1.0.99.00.11.00.00)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Multas e Juros de Mora das Contribuições ao RPPS</text:p>
          </table:table-cell>
          <table:table-cell table:style-name="ce3" office:value-type="string" calcext:value-type="string">
            <text:p>1.9.1.2.29.00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Multas e Juros de Mora de Outras Contribuições – Principal</text:p>
          </table:table-cell>
          <table:table-cell table:style-name="ce3" office:value-type="string" calcext:value-type="string">
            <text:p>1.9.1.2.99.01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Multas e Juros de Mora da Dívida Ativa das Contribuições</text:p>
          </table:table-cell>
          <table:table-cell table:style-name="ce3" office:value-type="string" calcext:value-type="string">
            <text:p>1.9.1.4.00.00.00.00.00</text:p>
          </table:table-cell>
          <table:table-cell table:style-name="ce3" table:number-columns-repeated="1022"/>
        </table:table-row>
        <table:table-row table:style-name="ro2">
          <table:table-cell table:style-name="ce3" office:value-type="string" calcext:value-type="string">
            <text:p>Receita da Dívida Ativa de Outras Contribuições</text:p>
          </table:table-cell>
          <table:table-cell table:style-name="ce3" office:value-type="string" calcext:value-type="string">
            <text:p>1.9.3.2.16.00.00.00.00</text:p>
          </table:table-cell>
          <table:table-cell table:style-name="ce3" table:number-columns-repeated="1022"/>
        </table:table-row>
        <table:table-row table:style-name="ro2">
          <table:table-cell table:style-name="ce1" office:value-type="string" calcext:value-type="string">
            <text:p>10 - PERDA DO FUNDEB</text:p>
          </table:table-cell>
          <table:table-cell table:style-name="ce1"/>
          <table:table-cell table:style-name="ce7"/>
          <table:table-cell table:style-name="ce7" office:value-type="float" office:value="27766.71" calcext:value-type="float">
            <text:p>27.766,71</text:p>
          </table:table-cell>
          <table:table-cell table:style-name="ce7" office:value-type="float" office:value="24096.64" calcext:value-type="float">
            <text:p>24.096,64</text:p>
          </table:table-cell>
          <table:table-cell table:style-name="ce7" office:value-type="float" office:value="17679.22" calcext:value-type="float">
            <text:p>17.679,22</text:p>
          </table:table-cell>
          <table:table-cell table:style-name="ce7" office:value-type="float" office:value="23622.94" calcext:value-type="float">
            <text:p>23.622,94</text:p>
          </table:table-cell>
          <table:table-cell table:style-name="ce7" office:value-type="float" office:value="60260.4" calcext:value-type="float">
            <text:p>60.260,40</text:p>
          </table:table-cell>
          <table:table-cell table:style-name="ce7" office:value-type="float" office:value="-6727.16" calcext:value-type="float">
            <text:p>-6.727,16</text:p>
          </table:table-cell>
          <table:table-cell table:style-name="ce7" office:value-type="float" office:value="50273.29" calcext:value-type="float">
            <text:p>50.273,29</text:p>
          </table:table-cell>
          <table:table-cell table:style-name="ce7" table:formula="of:=-200576.39+218784.62" office:value-type="float" office:value="18208.23" calcext:value-type="float">
            <text:p>18.208,23</text:p>
          </table:table-cell>
          <table:table-cell table:style-name="ce7" table:formula="of:=-223004.65+240276.24" office:value-type="float" office:value="17271.59" calcext:value-type="float">
            <text:p>17.271,59</text:p>
          </table:table-cell>
          <table:table-cell table:style-name="ce7" table:formula="of:=-209875.56+281790.04" office:value-type="float" office:value="71914.48" calcext:value-type="float">
            <text:p>71.914,48</text:p>
          </table:table-cell>
          <table:table-cell table:style-name="ce7" table:formula="of:=-179120.48+191710.22" office:value-type="float" office:value="12589.74" calcext:value-type="float">
            <text:p>12.589,74</text:p>
          </table:table-cell>
          <table:table-cell table:style-name="ce7" table:formula="of:=183168.89-174079.71" office:value-type="float" office:value="9089.18000000002" calcext:value-type="float">
            <text:p>9.089,18</text:p>
          </table:table-cell>
          <table:table-cell table:style-name="ce7" office:value-type="float" office:value="42547.9" calcext:value-type="float">
            <text:p>42.547,90</text:p>
          </table:table-cell>
          <table:table-cell table:style-name="ce7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ftn1" table:base-cell-address="$Instruções.$A$1" table:cell-range-address="$TCERS.$A$37"/>
          <table:named-range table:name="_ftnref1" table:base-cell-address="$Instruções.$A$1" table:cell-range-address="$TCERS.$A$10"/>
        </table:named-expressions>
      </table:table>
      <table:table table:name="STN" table:style-name="ta3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calcext:value-type="string">
            <text:p>Índice de Despesa Total com Pessoal (metodologia da STN - MDF 6ª edição)</text:p>
          </table:table-cell>
          <table:table-cell table:style-name="Default" table:number-columns-repeated="1023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/>
          <table:table-cell table:style-name="ce4" office:value-type="date" office:date-value="2015-07-01" calcext:value-type="date">
            <text:p>jul/15</text:p>
          </table:table-cell>
          <table:table-cell table:style-name="ce4" office:value-type="date" office:date-value="2015-08-01" calcext:value-type="date">
            <text:p>ago/15</text:p>
          </table:table-cell>
          <table:table-cell table:style-name="ce4" office:value-type="date" office:date-value="2015-09-01" calcext:value-type="date">
            <text:p>set/15</text:p>
          </table:table-cell>
          <table:table-cell table:style-name="ce4" office:value-type="date" office:date-value="2015-10-01" calcext:value-type="date">
            <text:p>out/15</text:p>
          </table:table-cell>
          <table:table-cell table:style-name="ce4" office:value-type="date" office:date-value="2015-11-01" calcext:value-type="date">
            <text:p>nov/15</text:p>
          </table:table-cell>
          <table:table-cell table:style-name="ce4" office:value-type="date" office:date-value="2015-12-01" calcext:value-type="date">
            <text:p>dez/15</text:p>
          </table:table-cell>
          <table:table-cell table:style-name="ce4" office:value-type="date" office:date-value="2016-01-01" calcext:value-type="date">
            <text:p>jan/16</text:p>
          </table:table-cell>
          <table:table-cell table:style-name="ce4" office:value-type="date" office:date-value="2016-02-01" calcext:value-type="date">
            <text:p>fev/16</text:p>
          </table:table-cell>
          <table:table-cell table:style-name="ce4" office:value-type="date" office:date-value="2016-03-01" calcext:value-type="date">
            <text:p>mar/16</text:p>
          </table:table-cell>
          <table:table-cell table:style-name="ce4" office:value-type="date" office:date-value="2016-04-01" calcext:value-type="date">
            <text:p>abr/16</text:p>
          </table:table-cell>
          <table:table-cell table:style-name="ce4" office:value-type="date" office:date-value="2016-05-01" calcext:value-type="date">
            <text:p>mai/16</text:p>
          </table:table-cell>
          <table:table-cell table:style-name="ce4" office:value-type="date" office:date-value="2016-06-01" calcext:value-type="date">
            <text:p>jun/16</text:p>
          </table:table-cell>
          <table:table-cell table:style-name="ce4" office:value-type="date" office:date-value="2016-07-01" calcext:value-type="date">
            <text:p>jul/16</text:p>
          </table:table-cell>
          <table:table-cell table:style-name="ce4" office:value-type="date" office:date-value="2016-08-01" calcext:value-type="date">
            <text:p>ago/16</text:p>
          </table:table-cell>
          <table:table-cell table:style-name="ce4" office:value-type="date" office:date-value="2016-09-01" calcext:value-type="date">
            <text:p>set/16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DTP/RCL</text:p>
          </table:table-cell>
          <table:table-cell table:style-name="ce1"/>
          <table:table-cell table:style-name="ce5" table:number-columns-repeated="11"/>
          <table:table-cell table:style-name="ce8" table:formula="of:=IF([.N19]&gt;0;[.N4]/[.N5];&quot;&quot;)" office:value-type="percentage" office:value="0.539138056844578" calcext:value-type="percentage">
            <text:p>53,91%</text:p>
          </table:table-cell>
          <table:table-cell table:style-name="ce8" table:formula="of:=IF([.O19]&gt;0;[.O4]/[.O5];&quot;&quot;)" office:value-type="percentage" office:value="0.539224087962122" calcext:value-type="percentage">
            <text:p>53,92%</text:p>
          </table:table-cell>
          <table:table-cell table:style-name="ce8" table:formula="of:=IF([.P19]&gt;0;[.P4]/[.P5];&quot;&quot;)" office:value-type="percentage" office:value="0.532892573109045" calcext:value-type="percentage">
            <text:p>53,29%</text:p>
          </table:table-cell>
          <table:table-cell table:style-name="ce8" table:formula="of:=IF([.Q19]&gt;0;[.Q4]/[.Q5];&quot;&quot;)" office:value-type="percentage" office:value="0.533247287236847" calcext:value-type="percentage">
            <text:p>53,32%</text:p>
          </table:table-cell>
          <table:table-cell table:style-name="ce5" table:number-columns-repeated="1007"/>
        </table:table-row>
        <table:table-row table:style-name="ro2">
          <table:table-cell table:style-name="ce1" office:value-type="string" calcext:value-type="string">
            <text:p>Despesa Total com Pessoal (últimos 12 meses)</text:p>
          </table:table-cell>
          <table:table-cell table:style-name="ce1"/>
          <table:table-cell table:style-name="ce5" table:number-columns-repeated="11"/>
          <table:table-cell table:style-name="ce9" table:formula="of:=SUM([.C7:.N7])" office:value-type="float" office:value="9950689.21" calcext:value-type="float">
            <text:p>9.950.689,21</text:p>
          </table:table-cell>
          <table:table-cell table:style-name="ce9" table:formula="of:=SUM([.D7:.O7])" office:value-type="float" office:value="10056459.81" calcext:value-type="float">
            <text:p>10.056.459,81</text:p>
          </table:table-cell>
          <table:table-cell table:style-name="ce9" table:formula="of:=SUM([.E7:.P7])" office:value-type="float" office:value="10108770.46" calcext:value-type="float">
            <text:p>10.108.770,46</text:p>
          </table:table-cell>
          <table:table-cell table:style-name="ce9" table:formula="of:=SUM([.F7:.Q7])" office:value-type="float" office:value="10158426.07" calcext:value-type="float">
            <text:p>10.158.426,07</text:p>
          </table:table-cell>
          <table:table-cell table:style-name="ce12" table:number-columns-repeated="1007"/>
        </table:table-row>
        <table:table-row table:style-name="ro2">
          <table:table-cell table:style-name="ce1" office:value-type="string" calcext:value-type="string">
            <text:p>Receita Corrente Líquida (últimos 12 meses)</text:p>
          </table:table-cell>
          <table:table-cell table:style-name="ce1" table:number-columns-repeated="12"/>
          <table:table-cell table:style-name="ce6" table:formula="of:=SUM([.C19:.N19])" office:value-type="float" office:value="18456662.6" calcext:value-type="float">
            <text:p>18.456.662,60</text:p>
          </table:table-cell>
          <table:table-cell table:style-name="ce6" table:formula="of:=SUM([.D19:.O19])" office:value-type="float" office:value="18649871.24" calcext:value-type="float">
            <text:p>18.649.871,24</text:p>
          </table:table-cell>
          <table:table-cell table:style-name="ce6" table:formula="of:=SUM([.E19:.P19])" office:value-type="float" office:value="18969621.59" calcext:value-type="float">
            <text:p>18.969.621,59</text:p>
          </table:table-cell>
          <table:table-cell table:style-name="ce6" table:formula="of:=SUM([.F19:.Q19])" office:value-type="float" office:value="19050122.36" calcext:value-type="float">
            <text:p>19.050.122,36</text:p>
          </table:table-cell>
          <table:table-cell table:style-name="ce7" table:number-columns-repeated="100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DTP</text:p>
          </table:table-cell>
          <table:table-cell table:style-name="ce1" office:value-type="string" calcext:value-type="string">
            <text:p>(1 - 2)</text:p>
          </table:table-cell>
          <table:table-cell table:style-name="ce6" table:formula="of:=[.C8]-[.C9]" office:value-type="float" office:value="715215.81" calcext:value-type="float">
            <text:p>715.215,81</text:p>
          </table:table-cell>
          <table:table-cell table:style-name="ce6" table:formula="of:=[.D8]-[.D9]" office:value-type="float" office:value="723875.33" calcext:value-type="float">
            <text:p>723.875,33</text:p>
          </table:table-cell>
          <table:table-cell table:style-name="ce6" table:formula="of:=[.E8]-[.E9]" office:value-type="float" office:value="726315.81" calcext:value-type="float">
            <text:p>726.315,81</text:p>
          </table:table-cell>
          <table:table-cell table:style-name="ce6" table:formula="of:=[.F8]-[.F9]" office:value-type="float" office:value="756180.94" calcext:value-type="float">
            <text:p>756.180,94</text:p>
          </table:table-cell>
          <table:table-cell table:style-name="ce6" table:formula="of:=[.G8]-[.G9]" office:value-type="float" office:value="732006.3" calcext:value-type="float">
            <text:p>732.006,30</text:p>
          </table:table-cell>
          <table:table-cell table:style-name="ce6" table:formula="of:=[.H8]-[.H9]" office:value-type="float" office:value="1402374.52" calcext:value-type="float">
            <text:p>1.402.374,52</text:p>
          </table:table-cell>
          <table:table-cell table:style-name="ce6" table:formula="of:=[.I8]-[.I9]" office:value-type="float" office:value="846485.08" calcext:value-type="float">
            <text:p>846.485,08</text:p>
          </table:table-cell>
          <table:table-cell table:style-name="ce6" table:formula="of:=[.J8]-[.J9]" office:value-type="float" office:value="831864.81" calcext:value-type="float">
            <text:p>831.864,81</text:p>
          </table:table-cell>
          <table:table-cell table:style-name="ce6" table:formula="of:=[.K8]-[.K9]" office:value-type="float" office:value="773719.38" calcext:value-type="float">
            <text:p>773.719,38</text:p>
          </table:table-cell>
          <table:table-cell table:style-name="ce6" table:formula="of:=[.L8]-[.L9]" office:value-type="float" office:value="808107.16" calcext:value-type="float">
            <text:p>808.107,16</text:p>
          </table:table-cell>
          <table:table-cell table:style-name="ce6" table:formula="of:=[.M8]-[.M9]" office:value-type="float" office:value="788033.71" calcext:value-type="float">
            <text:p>788.033,71</text:p>
          </table:table-cell>
          <table:table-cell table:style-name="ce6" table:formula="of:=[.N8]-[.N9]" office:value-type="float" office:value="846510.36" calcext:value-type="float">
            <text:p>846.510,36</text:p>
          </table:table-cell>
          <table:table-cell table:style-name="ce6" table:formula="of:=[.O8]-[.O9]" office:value-type="float" office:value="820986.41" calcext:value-type="float">
            <text:p>820.986,41</text:p>
          </table:table-cell>
          <table:table-cell table:style-name="ce6" table:formula="of:=[.P8]-[.P9]" office:value-type="float" office:value="776185.98" calcext:value-type="float">
            <text:p>776.185,98</text:p>
          </table:table-cell>
          <table:table-cell table:style-name="ce6" table:formula="of:=[.Q8]-[.Q9]" office:value-type="float" office:value="775971.42" calcext:value-type="float">
            <text:p>775.971,42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1 - PESSOAL E ENCARGOS SOCIAIS</text:p>
          </table:table-cell>
          <table:table-cell table:style-name="ce1" office:value-type="string" calcext:value-type="string">
            <text:p>3.1.0.0.00.00.00.00.00</text:p>
          </table:table-cell>
          <table:table-cell table:style-name="ce6" table:formula="of:=[$TCERS.C8]" office:value-type="float" office:value="784063.29" calcext:value-type="float">
            <text:p>784.063,29</text:p>
          </table:table-cell>
          <table:table-cell table:style-name="ce6" table:formula="of:=[$TCERS.D8]" office:value-type="float" office:value="792722.81" calcext:value-type="float">
            <text:p>792.722,81</text:p>
          </table:table-cell>
          <table:table-cell table:style-name="ce6" table:formula="of:=[$TCERS.E8]" office:value-type="float" office:value="795163.29" calcext:value-type="float">
            <text:p>795.163,29</text:p>
          </table:table-cell>
          <table:table-cell table:style-name="ce6" table:formula="of:=[$TCERS.F8]" office:value-type="float" office:value="825028.42" calcext:value-type="float">
            <text:p>825.028,42</text:p>
          </table:table-cell>
          <table:table-cell table:style-name="ce6" table:formula="of:=[$TCERS.G8]" office:value-type="float" office:value="800853.78" calcext:value-type="float">
            <text:p>800.853,78</text:p>
          </table:table-cell>
          <table:table-cell table:style-name="ce6" table:formula="of:=[$TCERS.H8]" office:value-type="float" office:value="1541354.6" calcext:value-type="float">
            <text:p>1.541.354,60</text:p>
          </table:table-cell>
          <table:table-cell table:style-name="ce6" table:formula="of:=[$TCERS.I8]" office:value-type="float" office:value="950180.06" calcext:value-type="float">
            <text:p>950.180,06</text:p>
          </table:table-cell>
          <table:table-cell table:style-name="ce6" table:formula="of:=[$TCERS.J8]" office:value-type="float" office:value="944216.23" calcext:value-type="float">
            <text:p>944.216,23</text:p>
          </table:table-cell>
          <table:table-cell table:style-name="ce6" table:formula="of:=[$TCERS.K8]" office:value-type="float" office:value="883913.86" calcext:value-type="float">
            <text:p>883.913,86</text:p>
          </table:table-cell>
          <table:table-cell table:style-name="ce6" table:formula="of:=[$TCERS.L8]" office:value-type="float" office:value="918301.64" calcext:value-type="float">
            <text:p>918.301,64</text:p>
          </table:table-cell>
          <table:table-cell table:style-name="ce6" table:formula="of:=[$TCERS.M8]" office:value-type="float" office:value="898228.19" calcext:value-type="float">
            <text:p>898.228,19</text:p>
          </table:table-cell>
          <table:table-cell table:style-name="ce6" table:formula="of:=[$TCERS.N8]" office:value-type="float" office:value="957114.77" calcext:value-type="float">
            <text:p>957.114,77</text:p>
          </table:table-cell>
          <table:table-cell table:style-name="ce6" table:formula="of:=[$TCERS.O8]" office:value-type="float" office:value="939290.47" calcext:value-type="float">
            <text:p>939.290,47</text:p>
          </table:table-cell>
          <table:table-cell table:style-name="ce6" table:formula="of:=[$TCERS.P8]" office:value-type="float" office:value="895845.18" calcext:value-type="float">
            <text:p>895.845,18</text:p>
          </table:table-cell>
          <table:table-cell table:style-name="ce6" table:formula="of:=[$TCERS.Q8]" office:value-type="float" office:value="895845.18" calcext:value-type="float">
            <text:p>895.845,18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2 - DEDUÇÕES</text:p>
          </table:table-cell>
          <table:table-cell table:style-name="ce1"/>
          <table:table-cell table:style-name="ce6" table:formula="of:=SUM([.C10:.C17])" office:value-type="float" office:value="68847.48" calcext:value-type="float">
            <text:p>68.847,48</text:p>
          </table:table-cell>
          <table:table-cell table:style-name="ce6" table:formula="of:=SUM([.D10:.D17])" office:value-type="float" office:value="68847.48" calcext:value-type="float">
            <text:p>68.847,48</text:p>
          </table:table-cell>
          <table:table-cell table:style-name="ce6" table:formula="of:=SUM([.E10:.E17])" office:value-type="float" office:value="68847.48" calcext:value-type="float">
            <text:p>68.847,48</text:p>
          </table:table-cell>
          <table:table-cell table:style-name="ce6" table:formula="of:=SUM([.F10:.F17])" office:value-type="float" office:value="68847.48" calcext:value-type="float">
            <text:p>68.847,48</text:p>
          </table:table-cell>
          <table:table-cell table:style-name="ce6" table:formula="of:=SUM([.G10:.G17])" office:value-type="float" office:value="68847.48" calcext:value-type="float">
            <text:p>68.847,48</text:p>
          </table:table-cell>
          <table:table-cell table:style-name="ce6" table:formula="of:=SUM([.H10:.H17])" office:value-type="float" office:value="138980.08" calcext:value-type="float">
            <text:p>138.980,08</text:p>
          </table:table-cell>
          <table:table-cell table:style-name="ce6" table:formula="of:=SUM([.I10:.I17])" office:value-type="float" office:value="103694.98" calcext:value-type="float">
            <text:p>103.694,98</text:p>
          </table:table-cell>
          <table:table-cell table:style-name="ce6" table:formula="of:=SUM([.J10:.J17])" office:value-type="float" office:value="112351.42" calcext:value-type="float">
            <text:p>112.351,42</text:p>
          </table:table-cell>
          <table:table-cell table:style-name="ce6" table:formula="of:=SUM([.K10:.K17])" office:value-type="float" office:value="110194.48" calcext:value-type="float">
            <text:p>110.194,48</text:p>
          </table:table-cell>
          <table:table-cell table:style-name="ce6" table:formula="of:=SUM([.L10:.L17])" office:value-type="float" office:value="110194.48" calcext:value-type="float">
            <text:p>110.194,48</text:p>
          </table:table-cell>
          <table:table-cell table:style-name="ce6" table:formula="of:=SUM([.M10:.M17])" office:value-type="float" office:value="110194.48" calcext:value-type="float">
            <text:p>110.194,48</text:p>
          </table:table-cell>
          <table:table-cell table:style-name="ce6" table:formula="of:=SUM([.N10:.N17])" office:value-type="float" office:value="110604.41" calcext:value-type="float">
            <text:p>110.604,41</text:p>
          </table:table-cell>
          <table:table-cell table:style-name="ce6" table:formula="of:=SUM([.O10:.O17])" office:value-type="float" office:value="118304.06" calcext:value-type="float">
            <text:p>118.304,06</text:p>
          </table:table-cell>
          <table:table-cell table:style-name="ce6" table:formula="of:=SUM([.P10:.P17])" office:value-type="float" office:value="119659.2" calcext:value-type="float">
            <text:p>119.659,20</text:p>
          </table:table-cell>
          <table:table-cell table:style-name="ce6" table:formula="of:=SUM([.Q10:.Q17])" office:value-type="float" office:value="119873.76" calcext:value-type="float">
            <text:p>119.873,76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Ajuda de Custo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Auxílios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Indenizações (exceto a Trabalhista)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Sentenças judiciais de competências anteriores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Inativos e Pensionistas na fonte 0050 RPPS</text:p>
          </table:table-cell>
          <table:table-cell table:style-name="ce3"/>
          <table:table-cell table:style-name="ce13" table:formula="of:=57711.23+11136.25" office:value-type="float" office:value="68847.48" calcext:value-type="float">
            <text:p>68.847,48</text:p>
          </table:table-cell>
          <table:table-cell table:style-name="ce13" table:formula="of:=57711.23+11136.25" office:value-type="float" office:value="68847.48" calcext:value-type="float">
            <text:p>68.847,48</text:p>
          </table:table-cell>
          <table:table-cell table:style-name="ce13" table:formula="of:=57711.23+11136.25" office:value-type="float" office:value="68847.48" calcext:value-type="float">
            <text:p>68.847,48</text:p>
          </table:table-cell>
          <table:table-cell table:style-name="ce13" table:formula="of:=57711.23+11136.25" office:value-type="float" office:value="68847.48" calcext:value-type="float">
            <text:p>68.847,48</text:p>
          </table:table-cell>
          <table:table-cell table:style-name="ce13" table:formula="of:=57711.23+11136.25" office:value-type="float" office:value="68847.48" calcext:value-type="float">
            <text:p>68.847,48</text:p>
          </table:table-cell>
          <table:table-cell table:style-name="ce13" table:formula="of:=116707.58+22272.5" office:value-type="float" office:value="138980.08" calcext:value-type="float">
            <text:p>138.980,08</text:p>
          </table:table-cell>
          <table:table-cell table:style-name="ce13" table:formula="of:=77284.95+26410.03" office:value-type="float" office:value="103694.98" calcext:value-type="float">
            <text:p>103.694,98</text:p>
          </table:table-cell>
          <table:table-cell table:style-name="ce13" table:formula="of:=81897.21+30454.21" office:value-type="float" office:value="112351.42" calcext:value-type="float">
            <text:p>112.351,42</text:p>
          </table:table-cell>
          <table:table-cell table:style-name="ce13" table:formula="of:=79860.1+30334.38" office:value-type="float" office:value="110194.48" calcext:value-type="float">
            <text:p>110.194,48</text:p>
          </table:table-cell>
          <table:table-cell table:style-name="ce13" table:formula="of:=79860.1+30334.38" office:value-type="float" office:value="110194.48" calcext:value-type="float">
            <text:p>110.194,48</text:p>
          </table:table-cell>
          <table:table-cell table:style-name="ce13" table:formula="of:=79860.1+30334.38" office:value-type="float" office:value="110194.48" calcext:value-type="float">
            <text:p>110.194,48</text:p>
          </table:table-cell>
          <table:table-cell table:style-name="ce13" table:formula="of:=79860.1+30744.31" office:value-type="float" office:value="110604.41" calcext:value-type="float">
            <text:p>110.604,41</text:p>
          </table:table-cell>
          <table:table-cell table:style-name="ce13" table:formula="of:=80625.97+37678.09" office:value-type="float" office:value="118304.06" calcext:value-type="float">
            <text:p>118.304,06</text:p>
          </table:table-cell>
          <table:table-cell table:style-name="ce13" table:formula="of:=78832.16+40827.04" office:value-type="float" office:value="119659.2" calcext:value-type="float">
            <text:p>119.659,20</text:p>
          </table:table-cell>
          <table:table-cell table:style-name="ce15" table:formula="of:=[TCERS.Q10]+[TCERS.Q11]" office:value-type="float" office:value="119873.76" calcext:value-type="float">
            <text:p>119.873,76</text:p>
          </table:table-cell>
          <table:table-cell table:style-name="Default" table:number-columns-repeated="1007"/>
        </table:table-row>
        <table:table-row table:style-name="ro2">
          <table:table-cell table:style-name="ce3" office:value-type="string" calcext:value-type="string">
            <text:p>Despesas de Exercícios Anteriores (desde que de competências anteriores)</text:p>
          </table:table-cell>
          <table:table-cell table:style-name="ce3"/>
          <table:table-cell table:number-columns-repeated="15"/>
          <table:table-cell table:style-name="Default" table:number-columns-repeated="1007"/>
        </table:table-row>
        <table:table-row table:style-name="ro2">
          <table:table-cell table:style-name="ce3" office:value-type="string" calcext:value-type="string">
            <text:p>Auxílio Medicamento</text:p>
          </table:table-cell>
          <table:table-cell table:style-name="ce3"/>
          <table:table-cell table:number-columns-repeated="15"/>
          <table:table-cell table:style-name="Default" table:number-columns-repeated="1007"/>
        </table:table-row>
        <table:table-row table:style-name="ro2">
          <table:table-cell table:style-name="ce3" office:value-type="string" calcext:value-type="string">
            <text:p>Indenizações e Restituições Trabalhistas</text:p>
          </table:table-cell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4"/>
          <table:table-cell table:number-columns-repeated="7"/>
          <table:table-cell table:style-name="Default" table:number-columns-repeated="1007"/>
        </table:table-row>
        <table:table-row table:style-name="ro2">
          <table:table-cell table:style-name="Default"/>
          <table:table-cell table:style-name="ce3"/>
          <table:table-cell table:number-columns-repeated="15"/>
          <table:table-cell table:style-name="Default" table:number-columns-repeated="1007"/>
        </table:table-row>
        <table:table-row table:style-name="ro2">
          <table:table-cell table:style-name="ce1" office:value-type="string" calcext:value-type="string">
            <text:p>RCL</text:p>
          </table:table-cell>
          <table:table-cell table:style-name="ce1" office:value-type="string" calcext:value-type="string">
            <text:p>( 1 - 2 - 3 - 4 - 5)</text:p>
          </table:table-cell>
          <table:table-cell table:style-name="ce6" table:formula="of:=[.C20]-[.C21]-[.C22]-[.C25]-[.C27]" office:value-type="float" office:value="1426338.26" calcext:value-type="float">
            <text:p>1.426.338,26</text:p>
          </table:table-cell>
          <table:table-cell table:style-name="ce6" table:formula="of:=[.D20]-[.D21]-[.D22]-[.D25]-[.D27]" office:value-type="float" office:value="1199668.7" calcext:value-type="float">
            <text:p>1.199.668,70</text:p>
          </table:table-cell>
          <table:table-cell table:style-name="ce6" table:formula="of:=[.E20]-[.E21]-[.E22]-[.E25]-[.E27]" office:value-type="float" office:value="1300222.43" calcext:value-type="float">
            <text:p>1.300.222,43</text:p>
          </table:table-cell>
          <table:table-cell table:style-name="ce6" table:formula="of:=[.F20]-[.F21]-[.F22]-[.F25]-[.F27]" office:value-type="float" office:value="1259316.98" calcext:value-type="float">
            <text:p>1.259.316,98</text:p>
          </table:table-cell>
          <table:table-cell table:style-name="ce6" table:formula="of:=[.G20]-[.G21]-[.G22]-[.G25]-[.G27]" office:value-type="float" office:value="1206545.44" calcext:value-type="float">
            <text:p>1.206.545,44</text:p>
          </table:table-cell>
          <table:table-cell table:style-name="ce6" table:formula="of:=[.H20]-[.H21]-[.H22]-[.H25]-[.H27]" office:value-type="float" office:value="1912786.64" calcext:value-type="float">
            <text:p>1.912.786,64</text:p>
          </table:table-cell>
          <table:table-cell table:style-name="ce6" table:formula="of:=[.I20]-[.I21]-[.I22]-[.I25]-[.I27]" office:value-type="float" office:value="1547302.38" calcext:value-type="float">
            <text:p>1.547.302,38</text:p>
          </table:table-cell>
          <table:table-cell table:style-name="ce6" table:formula="of:=[.J20]-[.J21]-[.J22]-[.J25]-[.J27]" office:value-type="float" office:value="1593866.56" calcext:value-type="float">
            <text:p>1.593.866,56</text:p>
          </table:table-cell>
          <table:table-cell table:style-name="ce6" table:formula="of:=[.K20]-[.K21]-[.K22]-[.K25]-[.K27]" office:value-type="float" office:value="1739251.65" calcext:value-type="float">
            <text:p>1.739.251,65</text:p>
          </table:table-cell>
          <table:table-cell table:style-name="ce6" table:formula="of:=[.L20]-[.L21]-[.L22]-[.L25]-[.L27]" office:value-type="float" office:value="1815392.36" calcext:value-type="float">
            <text:p>1.815.392,36</text:p>
          </table:table-cell>
          <table:table-cell table:style-name="ce6" table:formula="of:=[.M20]-[.M21]-[.M22]-[.M25]-[.M27]" office:value-type="float" office:value="1851533.89" calcext:value-type="float">
            <text:p>1.851.533,89</text:p>
          </table:table-cell>
          <table:table-cell table:style-name="ce6" table:formula="of:=[.N20]-[.N21]-[.N22]-[.N25]-[.N27]" office:value-type="float" office:value="1604437.31" calcext:value-type="float">
            <text:p>1.604.437,31</text:p>
          </table:table-cell>
          <table:table-cell table:style-name="ce6" table:formula="of:=[.O20]-[.O21]-[.O22]-[.O25]-[.O27]" office:value-type="float" office:value="1619546.9" calcext:value-type="float">
            <text:p>1.619.546,90</text:p>
          </table:table-cell>
          <table:table-cell table:style-name="ce6" table:formula="of:=[.P20]-[.P21]-[.P22]-[.P25]-[.P27]" office:value-type="float" office:value="1519419.05" calcext:value-type="float">
            <text:p>1.519.419,05</text:p>
          </table:table-cell>
          <table:table-cell table:style-name="ce6" table:formula="of:=[.Q20]-[.Q21]-[.Q22]-[.Q25]-[.Q27]" office:value-type="float" office:value="1380723.2" calcext:value-type="float">
            <text:p>1.380.723,20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1 - RECEITAS CORRENTES</text:p>
          </table:table-cell>
          <table:table-cell table:style-name="ce1" office:value-type="string" calcext:value-type="string">
            <text:p>1.0.0.0.00.00.00.00.00</text:p>
          </table:table-cell>
          <table:table-cell table:style-name="ce6" table:formula="of:=[$TCERS.C45]" office:value-type="float" office:value="1645089.9" calcext:value-type="float">
            <text:p>1.645.089,90</text:p>
          </table:table-cell>
          <table:table-cell table:style-name="ce6" table:formula="of:=[$TCERS.D45]" office:value-type="float" office:value="1428374.83" calcext:value-type="float">
            <text:p>1.428.374,83</text:p>
          </table:table-cell>
          <table:table-cell table:style-name="ce6" table:formula="of:=[$TCERS.E45]" office:value-type="float" office:value="1563079.37" calcext:value-type="float">
            <text:p>1.563.079,37</text:p>
          </table:table-cell>
          <table:table-cell table:style-name="ce6" table:formula="of:=[$TCERS.F45]" office:value-type="float" office:value="1480372.32" calcext:value-type="float">
            <text:p>1.480.372,32</text:p>
          </table:table-cell>
          <table:table-cell table:style-name="ce6" table:formula="of:=[$TCERS.G45]" office:value-type="float" office:value="1435060.36" calcext:value-type="float">
            <text:p>1.435.060,36</text:p>
          </table:table-cell>
          <table:table-cell table:style-name="ce6" table:formula="of:=[$TCERS.H45]" office:value-type="float" office:value="2315791.53" calcext:value-type="float">
            <text:p>2.315.791,53</text:p>
          </table:table-cell>
          <table:table-cell table:style-name="ce6" table:formula="of:=[$TCERS.I45]" office:value-type="float" office:value="1758397.95" calcext:value-type="float">
            <text:p>1.758.397,95</text:p>
          </table:table-cell>
          <table:table-cell table:style-name="ce6" table:formula="of:=[$TCERS.J45]" office:value-type="float" office:value="1888341.41" calcext:value-type="float">
            <text:p>1.888.341,41</text:p>
          </table:table-cell>
          <table:table-cell table:style-name="ce6" table:formula="of:=[$TCERS.K45]" office:value-type="float" office:value="2020714.25" calcext:value-type="float">
            <text:p>2.020.714,25</text:p>
          </table:table-cell>
          <table:table-cell table:style-name="ce6" table:formula="of:=[$TCERS.L45]" office:value-type="float" office:value="2111521.46" calcext:value-type="float">
            <text:p>2.111.521,46</text:p>
          </table:table-cell>
          <table:table-cell table:style-name="ce6" table:formula="of:=[$TCERS.M45]" office:value-type="float" office:value="2210806.52" calcext:value-type="float">
            <text:p>2.210.806,52</text:p>
          </table:table-cell>
          <table:table-cell table:style-name="ce6" table:formula="of:=[$TCERS.N45]" office:value-type="float" office:value="1869631.35" calcext:value-type="float">
            <text:p>1.869.631,35</text:p>
          </table:table-cell>
          <table:table-cell table:style-name="ce6" table:formula="of:=[$TCERS.O45]" office:value-type="float" office:value="1854871.25" calcext:value-type="float">
            <text:p>1.854.871,25</text:p>
          </table:table-cell>
          <table:table-cell table:style-name="ce6" table:formula="of:=[$TCERS.P45]" office:value-type="float" office:value="1824460.25" calcext:value-type="float">
            <text:p>1.824.460,25</text:p>
          </table:table-cell>
          <table:table-cell table:style-name="ce6" table:formula="of:=[$TCERS.Q45]" office:value-type="float" office:value="1605686.32" calcext:value-type="float">
            <text:p>1.605.686,32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2 - DEDUÇÕES DAS RECEITAS CORRENTES (exceto para o FUNDEB)</text:p>
          </table:table-cell>
          <table:table-cell table:style-name="ce1" office:value-type="string" calcext:value-type="string">
            <text:p>9.1.0.0.0.00.00.00.00.00</text:p>
          </table:table-cell>
          <table:table-cell table:style-name="ce6" table:formula="of:=[$TCERS.C46]-[.C27]" office:value-type="float" office:value="6515.57000000001" calcext:value-type="float">
            <text:p>6.515,57</text:p>
          </table:table-cell>
          <table:table-cell table:style-name="ce6" table:formula="of:=[$TCERS.D46]-[.D27]" office:value-type="float" office:value="1907.16" calcext:value-type="float">
            <text:p>1.907,16</text:p>
          </table:table-cell>
          <table:table-cell table:style-name="ce6" table:formula="of:=[$TCERS.E46]-[.E27]" office:value-type="float" office:value="21840.4699999999" calcext:value-type="float">
            <text:p>21.840,47</text:p>
          </table:table-cell>
          <table:table-cell table:style-name="ce6" table:formula="of:=[$TCERS.F46]-[.F27]" office:value-type="float" office:value="540.670000000013" calcext:value-type="float">
            <text:p>540,67</text:p>
          </table:table-cell>
          <table:table-cell table:style-name="ce6" table:formula="of:=[$TCERS.G46]-[.G27]" office:value-type="float" office:value="0" calcext:value-type="float">
            <text:p>0,00</text:p>
          </table:table-cell>
          <table:table-cell table:style-name="ce6" table:formula="of:=[$TCERS.H46]-[.H27]" office:value-type="float" office:value="177.169999999984" calcext:value-type="float">
            <text:p>177,17</text:p>
          </table:table-cell>
          <table:table-cell table:style-name="ce6" table:formula="of:=[$TCERS.I46]-[.I27]" office:value-type="float" office:value="0" calcext:value-type="float">
            <text:p>0,00</text:p>
          </table:table-cell>
          <table:table-cell table:style-name="ce6" table:formula="of:=[$TCERS.J46]-[.J27]" office:value-type="float" office:value="2133.73999999999" calcext:value-type="float">
            <text:p>2.133,74</text:p>
          </table:table-cell>
          <table:table-cell table:style-name="ce6" table:formula="of:=[$TCERS.K46]-[.K27]" office:value-type="float" office:value="10882.35" calcext:value-type="float">
            <text:p>10.882,35</text:p>
          </table:table-cell>
          <table:table-cell table:style-name="ce6" table:formula="of:=[$TCERS.L46]-[.L27]" office:value-type="float" office:value="0" calcext:value-type="float">
            <text:p>0,00</text:p>
          </table:table-cell>
          <table:table-cell table:style-name="ce6" table:formula="of:=[$TCERS.M46]-[.M27]" office:value-type="float" office:value="26593.59" calcext:value-type="float">
            <text:p>26.593,59</text:p>
          </table:table-cell>
          <table:table-cell table:style-name="ce6" table:formula="of:=[$TCERS.N46]-[.N27]" office:value-type="float" office:value="22403.24" calcext:value-type="float">
            <text:p>22.403,24</text:p>
          </table:table-cell>
          <table:table-cell table:style-name="ce6" table:formula="of:=[$TCERS.O46]-[.O27]" office:value-type="float" office:value="0" calcext:value-type="float">
            <text:p>0,00</text:p>
          </table:table-cell>
          <table:table-cell table:style-name="ce6" table:formula="of:=[$TCERS.P46]-[.P27]" office:value-type="float" office:value="26203.5" calcext:value-type="float">
            <text:p>26.203,50</text:p>
          </table:table-cell>
          <table:table-cell table:style-name="ce6" table:formula="of:=[$TCERS.Q46]-[.Q27]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1" office:value-type="string" calcext:value-type="string">
            <text:p>3 - Contribuições dos Servidores Ativos / Inativos / Pensionistas para o RPPS</text:p>
          </table:table-cell>
          <table:table-cell table:style-name="ce1"/>
          <table:table-cell table:style-name="ce6" table:formula="of:=SUM([.C23:.C24])" office:value-type="float" office:value="46660.27" calcext:value-type="float">
            <text:p>46.660,27</text:p>
          </table:table-cell>
          <table:table-cell table:style-name="ce6" table:formula="of:=SUM([.D23:.D24])" office:value-type="float" office:value="45040.9" calcext:value-type="float">
            <text:p>45.040,90</text:p>
          </table:table-cell>
          <table:table-cell table:style-name="ce6" table:formula="of:=SUM([.E23:.E24])" office:value-type="float" office:value="45375.29" calcext:value-type="float">
            <text:p>45.375,29</text:p>
          </table:table-cell>
          <table:table-cell table:style-name="ce6" table:formula="of:=SUM([.F23:.F24])" office:value-type="float" office:value="45081.3" calcext:value-type="float">
            <text:p>45.081,30</text:p>
          </table:table-cell>
          <table:table-cell table:style-name="ce6" table:formula="of:=SUM([.G23:.G24])" office:value-type="float" office:value="45763.08" calcext:value-type="float">
            <text:p>45.763,08</text:p>
          </table:table-cell>
          <table:table-cell table:style-name="ce6" table:formula="of:=SUM([.H23:.H24])" office:value-type="float" office:value="136780.42" calcext:value-type="float">
            <text:p>136.780,42</text:p>
          </table:table-cell>
          <table:table-cell table:style-name="ce6" table:formula="of:=SUM([.I23:.I24])" office:value-type="float" office:value="0" calcext:value-type="float">
            <text:p>0,00</text:p>
          </table:table-cell>
          <table:table-cell table:style-name="ce6" table:formula="of:=SUM([.J23:.J24])" office:value-type="float" office:value="58907.16" calcext:value-type="float">
            <text:p>58.907,16</text:p>
          </table:table-cell>
          <table:table-cell table:style-name="ce6" table:formula="of:=SUM([.K23:.K24])" office:value-type="float" office:value="51795.63" calcext:value-type="float">
            <text:p>51.795,63</text:p>
          </table:table-cell>
          <table:table-cell table:style-name="ce6" table:formula="of:=SUM([.L23:.L24])" office:value-type="float" office:value="50454.9" calcext:value-type="float">
            <text:p>50.454,90</text:p>
          </table:table-cell>
          <table:table-cell table:style-name="ce6" table:formula="of:=SUM([.M23:.M24])" office:value-type="float" office:value="50889" calcext:value-type="float">
            <text:p>50.889,00</text:p>
          </table:table-cell>
          <table:table-cell table:style-name="ce6" table:formula="of:=SUM([.N23:.N24])" office:value-type="float" office:value="51080.58" calcext:value-type="float">
            <text:p>51.080,58</text:p>
          </table:table-cell>
          <table:table-cell table:style-name="ce6" table:formula="of:=SUM([.O23:.O24])" office:value-type="float" office:value="52155.46" calcext:value-type="float">
            <text:p>52.155,46</text:p>
          </table:table-cell>
          <table:table-cell table:style-name="ce6" table:formula="of:=SUM([.P23:.P24])" office:value-type="float" office:value="52921.44" calcext:value-type="float">
            <text:p>52.921,44</text:p>
          </table:table-cell>
          <table:table-cell table:style-name="ce6" table:formula="of:=SUM([.Q23:.Q24])" office:value-type="float" office:value="49980.16" calcext:value-type="float">
            <text:p>49.980,16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Contribuição Social para o Financiamento da Seguridade Social</text:p>
          </table:table-cell>
          <table:table-cell table:style-name="ce3" office:value-type="string" calcext:value-type="string">
            <text:p>1.2.1.0.01.00.00.00.00</text:p>
          </table:table-cell>
          <table:table-cell table:style-name="ce14" table:formula="of:=[$TCERS.C54]" office:value-type="float" office:value="0" calcext:value-type="float">
            <text:p>0,00</text:p>
          </table:table-cell>
          <table:table-cell table:style-name="ce14" table:formula="of:=[$TCERS.D54]" office:value-type="float" office:value="0" calcext:value-type="float">
            <text:p>0,00</text:p>
          </table:table-cell>
          <table:table-cell table:style-name="ce14" table:formula="of:=[$TCERS.E54]" office:value-type="float" office:value="0" calcext:value-type="float">
            <text:p>0,00</text:p>
          </table:table-cell>
          <table:table-cell table:style-name="ce14" table:formula="of:=[$TCERS.F54]" office:value-type="float" office:value="0" calcext:value-type="float">
            <text:p>0,00</text:p>
          </table:table-cell>
          <table:table-cell table:style-name="ce14" table:formula="of:=[$TCERS.G54]" office:value-type="float" office:value="0" calcext:value-type="float">
            <text:p>0,00</text:p>
          </table:table-cell>
          <table:table-cell table:style-name="ce14" table:formula="of:=[$TCERS.H54]" office:value-type="float" office:value="0" calcext:value-type="float">
            <text:p>0,00</text:p>
          </table:table-cell>
          <table:table-cell table:style-name="ce14" table:formula="of:=[$TCERS.I54]" office:value-type="float" office:value="0" calcext:value-type="float">
            <text:p>0,00</text:p>
          </table:table-cell>
          <table:table-cell table:style-name="ce14" table:formula="of:=[$TCERS.J54]" office:value-type="float" office:value="0" calcext:value-type="float">
            <text:p>0,00</text:p>
          </table:table-cell>
          <table:table-cell table:style-name="ce14" table:formula="of:=[$TCERS.K54]" office:value-type="float" office:value="0" calcext:value-type="float">
            <text:p>0,00</text:p>
          </table:table-cell>
          <table:table-cell table:style-name="ce14" table:formula="of:=[$TCERS.L54]" office:value-type="float" office:value="0" calcext:value-type="float">
            <text:p>0,00</text:p>
          </table:table-cell>
          <table:table-cell table:style-name="ce14" table:formula="of:=[$TCERS.M54]" office:value-type="float" office:value="0" calcext:value-type="float">
            <text:p>0,00</text:p>
          </table:table-cell>
          <table:table-cell table:style-name="ce14" table:formula="of:=[$TCERS.N54]" office:value-type="float" office:value="0" calcext:value-type="float">
            <text:p>0,00</text:p>
          </table:table-cell>
          <table:table-cell table:style-name="ce14" table:formula="of:=[$TCERS.O54]" office:value-type="float" office:value="0" calcext:value-type="float">
            <text:p>0,00</text:p>
          </table:table-cell>
          <table:table-cell table:style-name="ce14" table:formula="of:=[$TCERS.P54]" office:value-type="float" office:value="0" calcext:value-type="float">
            <text:p>0,00</text:p>
          </table:table-cell>
          <table:table-cell table:style-name="ce14" table:formula="of:=[$TCERS.Q54]" office:value-type="float" office:value="0" calcext:value-type="float">
            <text:p>0,00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Contribuição para o RPPS do Servidor Público</text:p>
          </table:table-cell>
          <table:table-cell table:style-name="ce3" office:value-type="string" calcext:value-type="string">
            <text:p>1.2.1.0.29.00.00.00.00</text:p>
          </table:table-cell>
          <table:table-cell table:style-name="ce14" table:formula="of:=[$TCERS.C55]" office:value-type="float" office:value="46660.27" calcext:value-type="float">
            <text:p>46.660,27</text:p>
          </table:table-cell>
          <table:table-cell table:style-name="ce14" table:formula="of:=[$TCERS.D55]" office:value-type="float" office:value="45040.9" calcext:value-type="float">
            <text:p>45.040,90</text:p>
          </table:table-cell>
          <table:table-cell table:style-name="ce14" table:formula="of:=[$TCERS.E55]" office:value-type="float" office:value="45375.29" calcext:value-type="float">
            <text:p>45.375,29</text:p>
          </table:table-cell>
          <table:table-cell table:style-name="ce14" table:formula="of:=[$TCERS.F55]" office:value-type="float" office:value="45081.3" calcext:value-type="float">
            <text:p>45.081,30</text:p>
          </table:table-cell>
          <table:table-cell table:style-name="ce14" table:formula="of:=[$TCERS.G55]" office:value-type="float" office:value="45763.08" calcext:value-type="float">
            <text:p>45.763,08</text:p>
          </table:table-cell>
          <table:table-cell table:style-name="ce14" table:formula="of:=[$TCERS.H55]" office:value-type="float" office:value="136780.42" calcext:value-type="float">
            <text:p>136.780,42</text:p>
          </table:table-cell>
          <table:table-cell table:style-name="ce14" table:formula="of:=[$TCERS.I55]" office:value-type="float" office:value="0" calcext:value-type="float">
            <text:p>0,00</text:p>
          </table:table-cell>
          <table:table-cell table:style-name="ce14" table:formula="of:=[$TCERS.J55]" office:value-type="float" office:value="58907.16" calcext:value-type="float">
            <text:p>58.907,16</text:p>
          </table:table-cell>
          <table:table-cell table:style-name="ce14" table:formula="of:=[$TCERS.K55]" office:value-type="float" office:value="51795.63" calcext:value-type="float">
            <text:p>51.795,63</text:p>
          </table:table-cell>
          <table:table-cell table:style-name="ce14" table:formula="of:=[$TCERS.L55]" office:value-type="float" office:value="50454.9" calcext:value-type="float">
            <text:p>50.454,90</text:p>
          </table:table-cell>
          <table:table-cell table:style-name="ce14" table:formula="of:=[$TCERS.M55]" office:value-type="float" office:value="50889" calcext:value-type="float">
            <text:p>50.889,00</text:p>
          </table:table-cell>
          <table:table-cell table:style-name="ce14" table:formula="of:=[$TCERS.N55]" office:value-type="float" office:value="51080.58" calcext:value-type="float">
            <text:p>51.080,58</text:p>
          </table:table-cell>
          <table:table-cell table:style-name="ce14" table:formula="of:=[$TCERS.O55]" office:value-type="float" office:value="52155.46" calcext:value-type="float">
            <text:p>52.155,46</text:p>
          </table:table-cell>
          <table:table-cell table:style-name="ce14" table:formula="of:=[$TCERS.P55]" office:value-type="float" office:value="52921.44" calcext:value-type="float">
            <text:p>52.921,44</text:p>
          </table:table-cell>
          <table:table-cell table:style-name="ce14" table:formula="of:=[$TCERS.Q55]" office:value-type="float" office:value="49980.16" calcext:value-type="float">
            <text:p>49.980,16</text:p>
          </table:table-cell>
          <table:table-cell table:style-name="ce3" table:number-columns-repeated="1007"/>
        </table:table-row>
        <table:table-row table:style-name="ro2">
          <table:table-cell table:style-name="ce1" office:value-type="string" calcext:value-type="string">
            <text:p>4 - Compensação Previdenciária do RPPS</text:p>
          </table:table-cell>
          <table:table-cell table:style-name="ce1"/>
          <table:table-cell table:style-name="ce6" table:formula="of:=SUM([.C26])" office:value-type="float" office:value="0" calcext:value-type="float">
            <text:p>0,00</text:p>
          </table:table-cell>
          <table:table-cell table:style-name="ce6" table:formula="of:=SUM([.D26])" office:value-type="float" office:value="0" calcext:value-type="float">
            <text:p>0,00</text:p>
          </table:table-cell>
          <table:table-cell table:style-name="ce6" table:formula="of:=SUM([.E26])" office:value-type="float" office:value="0" calcext:value-type="float">
            <text:p>0,00</text:p>
          </table:table-cell>
          <table:table-cell table:style-name="ce6" table:formula="of:=SUM([.F26])" office:value-type="float" office:value="0" calcext:value-type="float">
            <text:p>0,00</text:p>
          </table:table-cell>
          <table:table-cell table:style-name="ce6" table:formula="of:=SUM([.G26])" office:value-type="float" office:value="0" calcext:value-type="float">
            <text:p>0,00</text:p>
          </table:table-cell>
          <table:table-cell table:style-name="ce6" table:formula="of:=SUM([.H26])" office:value-type="float" office:value="0" calcext:value-type="float">
            <text:p>0,00</text:p>
          </table:table-cell>
          <table:table-cell table:style-name="ce6" table:formula="of:=SUM([.I26])" office:value-type="float" office:value="0" calcext:value-type="float">
            <text:p>0,00</text:p>
          </table:table-cell>
          <table:table-cell table:style-name="ce6" table:formula="of:=SUM([.J26])" office:value-type="float" office:value="0" calcext:value-type="float">
            <text:p>0,00</text:p>
          </table:table-cell>
          <table:table-cell table:style-name="ce6" table:formula="of:=SUM([.K26])" office:value-type="float" office:value="0" calcext:value-type="float">
            <text:p>0,00</text:p>
          </table:table-cell>
          <table:table-cell table:style-name="ce6" table:formula="of:=SUM([.L26])" office:value-type="float" office:value="0" calcext:value-type="float">
            <text:p>0,00</text:p>
          </table:table-cell>
          <table:table-cell table:style-name="ce6" table:formula="of:=SUM([.M26])" office:value-type="float" office:value="0" calcext:value-type="float">
            <text:p>0,00</text:p>
          </table:table-cell>
          <table:table-cell table:style-name="ce6" table:formula="of:=SUM([.N26])" office:value-type="float" office:value="0" calcext:value-type="float">
            <text:p>0,00</text:p>
          </table:table-cell>
          <table:table-cell table:style-name="ce6" table:formula="of:=SUM([.O26])" office:value-type="float" office:value="0" calcext:value-type="float">
            <text:p>0,00</text:p>
          </table:table-cell>
          <table:table-cell table:style-name="ce6" table:formula="of:=SUM([.P26])" office:value-type="float" office:value="0" calcext:value-type="float">
            <text:p>0,00</text:p>
          </table:table-cell>
          <table:table-cell table:style-name="ce6" table:formula="of:=SUM([.Q26])" office:value-type="float" office:value="0" calcext:value-type="float">
            <text:p>0,00</text:p>
          </table:table-cell>
          <table:table-cell table:style-name="ce7" table:number-columns-repeated="1007"/>
        </table:table-row>
        <table:table-row table:style-name="ro2">
          <table:table-cell table:style-name="ce3" office:value-type="string" calcext:value-type="string">
            <text:p>Compensações Financeiras Entre RGPS e RPPS</text:p>
          </table:table-cell>
          <table:table-cell table:style-name="ce3" office:value-type="string" calcext:value-type="string">
            <text:p>1.9.2.2.10.00.00.00.00</text:p>
          </table:table-cell>
          <table:table-cell table:style-name="ce14" table:formula="of:=[$TCERS.C57]" office:value-type="float" office:value="0" calcext:value-type="float">
            <text:p>0,00</text:p>
          </table:table-cell>
          <table:table-cell table:style-name="ce14" table:formula="of:=[$TCERS.D57]" office:value-type="float" office:value="0" calcext:value-type="float">
            <text:p>0,00</text:p>
          </table:table-cell>
          <table:table-cell table:style-name="ce14" table:formula="of:=[$TCERS.E57]" office:value-type="float" office:value="0" calcext:value-type="float">
            <text:p>0,00</text:p>
          </table:table-cell>
          <table:table-cell table:style-name="ce14" table:formula="of:=[$TCERS.F57]" office:value-type="float" office:value="0" calcext:value-type="float">
            <text:p>0,00</text:p>
          </table:table-cell>
          <table:table-cell table:style-name="ce14" table:formula="of:=[$TCERS.G57]" office:value-type="float" office:value="0" calcext:value-type="float">
            <text:p>0,00</text:p>
          </table:table-cell>
          <table:table-cell table:style-name="ce14" table:formula="of:=[$TCERS.H57]" office:value-type="float" office:value="0" calcext:value-type="float">
            <text:p>0,00</text:p>
          </table:table-cell>
          <table:table-cell table:style-name="ce14" table:formula="of:=[$TCERS.I57]" office:value-type="float" office:value="0" calcext:value-type="float">
            <text:p>0,00</text:p>
          </table:table-cell>
          <table:table-cell table:style-name="ce14" table:formula="of:=[$TCERS.J57]" office:value-type="float" office:value="0" calcext:value-type="float">
            <text:p>0,00</text:p>
          </table:table-cell>
          <table:table-cell table:style-name="ce14" table:formula="of:=[$TCERS.K57]" office:value-type="float" office:value="0" calcext:value-type="float">
            <text:p>0,00</text:p>
          </table:table-cell>
          <table:table-cell table:style-name="ce14" table:formula="of:=[$TCERS.L57]" office:value-type="float" office:value="0" calcext:value-type="float">
            <text:p>0,00</text:p>
          </table:table-cell>
          <table:table-cell table:style-name="ce14" table:formula="of:=[$TCERS.M57]" office:value-type="float" office:value="0" calcext:value-type="float">
            <text:p>0,00</text:p>
          </table:table-cell>
          <table:table-cell table:style-name="ce14" table:formula="of:=[$TCERS.N57]" office:value-type="float" office:value="0" calcext:value-type="float">
            <text:p>0,00</text:p>
          </table:table-cell>
          <table:table-cell table:style-name="ce14" table:formula="of:=[$TCERS.O57]" office:value-type="float" office:value="0" calcext:value-type="float">
            <text:p>0,00</text:p>
          </table:table-cell>
          <table:table-cell table:style-name="ce14" table:formula="of:=[$TCERS.P57]" office:value-type="float" office:value="0" calcext:value-type="float">
            <text:p>0,00</text:p>
          </table:table-cell>
          <table:table-cell table:style-name="ce14" table:formula="of:=[$TCERS.Q57]" office:value-type="float" office:value="0" calcext:value-type="float">
            <text:p>0,00</text:p>
          </table:table-cell>
          <table:table-cell table:style-name="ce3" table:number-columns-repeated="1007"/>
        </table:table-row>
        <table:table-row table:style-name="ro2">
          <table:table-cell table:style-name="ce1" office:value-type="string" calcext:value-type="string">
            <text:p>5 - Deduções para o Fundeb</text:p>
          </table:table-cell>
          <table:table-cell table:style-name="ce1"/>
          <table:table-cell table:style-name="ce7" table:formula="of:=82184.08+103.2+636.96+70865.73+10260.08+1525.75" office:value-type="float" office:value="165575.8" calcext:value-type="float">
            <text:p>165.575,80</text:p>
          </table:table-cell>
          <table:table-cell table:style-name="ce7" table:formula="of:=96120.03+31.1+636.96+80937.75+2820.96+1211.27" office:value-type="float" office:value="181758.07" calcext:value-type="float">
            <text:p>181.758,07</text:p>
          </table:table-cell>
          <table:table-cell table:style-name="ce7" table:formula="of:=80135.85+574.66+636.96+111432.19+804.39+2057.13" office:value-type="float" office:value="195641.18" calcext:value-type="float">
            <text:p>195.641,18</text:p>
          </table:table-cell>
          <table:table-cell table:style-name="ce7" table:formula="of:=91207.87+3152.01+636.96+77577.22+1018.97+1840.34" office:value-type="float" office:value="175433.37" calcext:value-type="float">
            <text:p>175.433,37</text:p>
          </table:table-cell>
          <table:table-cell table:style-name="ce7" table:formula="of:=102980.86+334.85+636.96+76865.93+197.01+1736.23" office:value-type="float" office:value="182751.84" calcext:value-type="float">
            <text:p>182.751,84</text:p>
          </table:table-cell>
          <table:table-cell table:style-name="ce7" table:formula="of:=118416.19+260.92+636.96+134744.07+10311.11+1678.05" office:value-type="float" office:value="266047.3" calcext:value-type="float">
            <text:p>266.047,30</text:p>
          </table:table-cell>
          <table:table-cell table:style-name="ce7" office:value-type="float" office:value="211095.57" calcext:value-type="float">
            <text:p>211.095,57</text:p>
          </table:table-cell>
          <table:table-cell table:style-name="ce7" office:value-type="float" office:value="233433.95" calcext:value-type="float">
            <text:p>233.433,95</text:p>
          </table:table-cell>
          <table:table-cell table:style-name="ce7" office:value-type="float" office:value="218784.62" calcext:value-type="float">
            <text:p>218.784,62</text:p>
          </table:table-cell>
          <table:table-cell table:style-name="ce7" office:value-type="float" office:value="245674.2" calcext:value-type="float">
            <text:p>245.674,20</text:p>
          </table:table-cell>
          <table:table-cell table:style-name="ce7" office:value-type="float" office:value="281790.04" calcext:value-type="float">
            <text:p>281.790,04</text:p>
          </table:table-cell>
          <table:table-cell table:style-name="ce7" office:value-type="float" office:value="191710.22" calcext:value-type="float">
            <text:p>191.710,22</text:p>
          </table:table-cell>
          <table:table-cell table:style-name="ce7" office:value-type="float" office:value="183168.89" calcext:value-type="float">
            <text:p>183.168,89</text:p>
          </table:table-cell>
          <table:table-cell table:style-name="ce7" office:value-type="float" office:value="225916.26" calcext:value-type="float">
            <text:p>225.916,26</text:p>
          </table:table-cell>
          <table:table-cell table:style-name="ce7" office:value-type="float" office:value="174982.96" calcext:value-type="float">
            <text:p>174.982,96</text:p>
          </table:table-cell>
          <table:table-cell table:style-name="ce7"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_ftn1" table:base-cell-address="$Instruções.$A$1" table:expression="stn!#REF!"/>
          <table:named-range table:name="_ftnref1" table:base-cell-address="$Instruções.$A$1" table:cell-range-address="$STN.$A$10"/>
        </table:named-expressions>
      </table:table>
      <table:table table:name="Gerencial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ce11"/>
        <table:table-column table:style-name="co12" table:number-columns-repeated="4" table:default-cell-style-name="ce18"/>
        <table:table-row table:style-name="ro2">
          <table:table-cell table:style-name="ce1" office:value-type="string" calcext:value-type="string">
            <text:p>Índice de Gasto Total com Pessoal (metodologia gerencial)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/>
          <table:table-cell table:style-name="ce4" office:value-type="date" office:date-value="2015-07-01" calcext:value-type="date">
            <text:p>jul/15</text:p>
          </table:table-cell>
          <table:table-cell table:style-name="ce4" office:value-type="date" office:date-value="2015-08-01" calcext:value-type="date">
            <text:p>ago/15</text:p>
          </table:table-cell>
          <table:table-cell table:style-name="ce4" office:value-type="date" office:date-value="2015-09-01" calcext:value-type="date">
            <text:p>set/15</text:p>
          </table:table-cell>
          <table:table-cell table:style-name="ce4" office:value-type="date" office:date-value="2015-10-01" calcext:value-type="date">
            <text:p>out/15</text:p>
          </table:table-cell>
          <table:table-cell table:style-name="ce4" office:value-type="date" office:date-value="2015-11-01" calcext:value-type="date">
            <text:p>nov/15</text:p>
          </table:table-cell>
          <table:table-cell table:style-name="ce4" office:value-type="date" office:date-value="2015-12-01" calcext:value-type="date">
            <text:p>dez/15</text:p>
          </table:table-cell>
          <table:table-cell table:style-name="ce4" office:value-type="date" office:date-value="2016-01-01" calcext:value-type="date">
            <text:p>jan/16</text:p>
          </table:table-cell>
          <table:table-cell table:style-name="ce4" office:value-type="date" office:date-value="2016-02-01" calcext:value-type="date">
            <text:p>fev/16</text:p>
          </table:table-cell>
          <table:table-cell table:style-name="ce4" office:value-type="date" office:date-value="2016-03-01" calcext:value-type="date">
            <text:p>mar/16</text:p>
          </table:table-cell>
          <table:table-cell table:style-name="ce4" office:value-type="date" office:date-value="2016-04-01" calcext:value-type="date">
            <text:p>abr/16</text:p>
          </table:table-cell>
          <table:table-cell table:style-name="ce4" office:value-type="date" office:date-value="2016-05-01" calcext:value-type="date">
            <text:p>mai/16</text:p>
          </table:table-cell>
          <table:table-cell table:style-name="ce4" office:value-type="date" office:date-value="2016-06-01" calcext:value-type="date">
            <text:p>jun/16</text:p>
          </table:table-cell>
          <table:table-cell table:style-name="ce4" office:value-type="date" office:date-value="2016-07-01" calcext:value-type="date">
            <text:p>jul/16</text:p>
          </table:table-cell>
          <table:table-cell table:style-name="ce4" office:value-type="date" office:date-value="2016-08-01" calcext:value-type="date">
            <text:p>ago/16</text:p>
          </table:table-cell>
          <table:table-cell table:style-name="ce4" office:value-type="date" office:date-value="2016-09-01" calcext:value-type="date">
            <text:p>set/16</text:p>
          </table:table-cell>
        </table:table-row>
        <table:table-row table:style-name="ro2">
          <table:table-cell table:number-columns-repeated="13"/>
          <table:table-cell table:style-name="ce11" table:number-columns-repeated="4"/>
        </table:table-row>
        <table:table-row table:style-name="ro2">
          <table:table-cell office:value-type="string" calcext:value-type="string">
            <text:p>Gasto Total com Pessoal (GTP)</text:p>
          </table:table-cell>
          <table:table-cell/>
          <table:table-cell table:style-name="ce16" table:number-columns-repeated="11"/>
          <table:table-cell table:formula="of:=SUM([.C8:.N8])" office:value-type="float" office:value="11198158.42" calcext:value-type="float">
            <text:p>11.198.158,42</text:p>
          </table:table-cell>
          <table:table-cell table:formula="of:=SUM([.D8:.O8])" office:value-type="float" office:value="11321324.38" calcext:value-type="float">
            <text:p>11.321.324,38</text:p>
          </table:table-cell>
          <table:table-cell table:formula="of:=SUM([.E8:.P8])" office:value-type="float" office:value="11426747.36" calcext:value-type="float">
            <text:p>11.426.747,36</text:p>
          </table:table-cell>
          <table:table-cell table:formula="of:=SUM([.F8:.Q8])" office:value-type="float" office:value="11533945.7" calcext:value-type="float">
            <text:p>11.533.945,70</text:p>
          </table:table-cell>
        </table:table-row>
        <table:table-row table:style-name="ro2">
          <table:table-cell office:value-type="string" calcext:value-type="string">
            <text:p>Receita Efetivamente Disponível (RED)</text:p>
          </table:table-cell>
          <table:table-cell/>
          <table:table-cell table:style-name="ce16" table:number-columns-repeated="11"/>
          <table:table-cell table:formula="of:=SUM([.C14:.N14])" office:value-type="float" office:value="18678828.56" calcext:value-type="float">
            <text:p>18.678.828,56</text:p>
          </table:table-cell>
          <table:table-cell table:formula="of:=SUM([.D14:.O14])" office:value-type="float" office:value="18869838.96" calcext:value-type="float">
            <text:p>18.869.838,96</text:p>
          </table:table-cell>
          <table:table-cell table:formula="of:=SUM([.E14:.P14])" office:value-type="float" office:value="19193148.22" calcext:value-type="float">
            <text:p>19.193.148,22</text:p>
          </table:table-cell>
          <table:table-cell table:formula="of:=SUM([.F14:.Q14])" office:value-type="float" office:value="19279135.91" calcext:value-type="float">
            <text:p>19.279.135,91</text:p>
          </table:table-cell>
        </table:table-row>
        <table:table-row table:style-name="ro2">
          <table:table-cell office:value-type="string" calcext:value-type="string">
            <text:p>Índice de GTP sobre RED</text:p>
          </table:table-cell>
          <table:table-cell/>
          <table:table-cell table:style-name="ce17" table:number-columns-repeated="11"/>
          <table:table-cell table:style-name="ce19" table:formula="of:=[.N4]/[.N5]" office:value-type="percentage" office:value="0.599510744693082" calcext:value-type="percentage">
            <text:p>59,95%</text:p>
          </table:table-cell>
          <table:table-cell table:style-name="ce19" table:formula="of:=[.O4]/[.O5]" office:value-type="percentage" office:value="0.599969316325315" calcext:value-type="percentage">
            <text:p>60,00%</text:p>
          </table:table-cell>
          <table:table-cell table:style-name="ce19" table:formula="of:=[.P4]/[.P5]" office:value-type="percentage" office:value="0.595355552357632" calcext:value-type="percentage">
            <text:p>59,54%</text:p>
          </table:table-cell>
          <table:table-cell table:style-name="ce19" table:formula="of:=[.Q4]/[.Q5]" office:value-type="percentage" office:value="0.598260510940088" calcext:value-type="percentage">
            <text:p>59,83%</text:p>
          </table:table-cell>
        </table:table-row>
        <table:table-row table:style-name="ro2">
          <table:table-cell table:number-columns-repeated="13"/>
          <table:table-cell table:style-name="ce11" table:number-columns-repeated="4"/>
        </table:table-row>
        <table:table-row table:style-name="ro2">
          <table:table-cell office:value-type="string" calcext:value-type="string">
            <text:p>Gasto Total com Pessoal (GTP)</text:p>
          </table:table-cell>
          <table:table-cell/>
          <table:table-cell table:style-name="ce18" table:formula="of:=[.C9]+[.C10]-[.C11]-[.C12]" office:value-type="float" office:value="832564.73" calcext:value-type="float">
            <text:p>832.564,73</text:p>
          </table:table-cell>
          <table:table-cell table:style-name="ce18" table:formula="of:=[.D9]+[.D10]-[.D11]-[.D12]" office:value-type="float" office:value="806020.4" calcext:value-type="float">
            <text:p>806.020,40</text:p>
          </table:table-cell>
          <table:table-cell table:style-name="ce18" table:formula="of:=[.E9]+[.E10]-[.E11]-[.E12]" office:value-type="float" office:value="807103.98" calcext:value-type="float">
            <text:p>807.103,98</text:p>
          </table:table-cell>
          <table:table-cell table:style-name="ce18" table:formula="of:=[.F9]+[.F10]-[.F11]-[.F12]" office:value-type="float" office:value="833690.9" calcext:value-type="float">
            <text:p>833.690,90</text:p>
          </table:table-cell>
          <table:table-cell table:style-name="ce18" table:formula="of:=[.G9]+[.G10]-[.G11]-[.G12]" office:value-type="float" office:value="811855.13" calcext:value-type="float">
            <text:p>811.855,13</text:p>
          </table:table-cell>
          <table:table-cell table:style-name="ce18" table:formula="of:=[.H9]+[.H10]-[.H11]-[.H12]" office:value-type="float" office:value="1505942.8" calcext:value-type="float">
            <text:p>1.505.942,80</text:p>
          </table:table-cell>
          <table:table-cell table:style-name="ce18" table:formula="of:=[.I9]+[.I10]-[.I11]-[.I12]" office:value-type="float" office:value="915982.07" calcext:value-type="float">
            <text:p>915.982,07</text:p>
          </table:table-cell>
          <table:table-cell table:style-name="ce18" table:formula="of:=[.J9]+[.J10]-[.J11]-[.J12]" office:value-type="float" office:value="973625.17" calcext:value-type="float">
            <text:p>973.625,17</text:p>
          </table:table-cell>
          <table:table-cell table:style-name="ce18" table:formula="of:=[.K9]+[.K10]-[.K11]-[.K12]" office:value-type="float" office:value="894764.1" calcext:value-type="float">
            <text:p>894.764,10</text:p>
          </table:table-cell>
          <table:table-cell table:style-name="ce18" table:formula="of:=[.L9]+[.L10]-[.L11]-[.L12]" office:value-type="float" office:value="936129.89" calcext:value-type="float">
            <text:p>936.129,89</text:p>
          </table:table-cell>
          <table:table-cell table:style-name="ce18" table:formula="of:=[.M9]+[.M10]-[.M11]-[.M12]" office:value-type="float" office:value="914454.11" calcext:value-type="float">
            <text:p>914.454,11</text:p>
          </table:table-cell>
          <table:table-cell table:formula="of:=[.N9]+[.N10]-[.N11]-[.N12]" office:value-type="float" office:value="966025.14" calcext:value-type="float">
            <text:p>966.025,14</text:p>
          </table:table-cell>
          <table:table-cell table:formula="of:=[.O9]+[.O10]-[.O11]-[.O12]" office:value-type="float" office:value="955730.69" calcext:value-type="float">
            <text:p>955.730,69</text:p>
          </table:table-cell>
          <table:table-cell table:formula="of:=[.P9]+[.P10]-[.P11]-[.P12]" office:value-type="float" office:value="911443.38" calcext:value-type="float">
            <text:p>911.443,38</text:p>
          </table:table-cell>
          <table:table-cell table:formula="of:=[.Q9]+[.Q10]-[.Q11]-[.Q12]" office:value-type="float" office:value="914302.32" calcext:value-type="float">
            <text:p>914.302,32</text:p>
          </table:table-cell>
        </table:table-row>
        <table:table-row table:style-name="ro2">
          <table:table-cell office:value-type="string" calcext:value-type="string">
            <text:p>Pessoal e Encargos Sociais</text:p>
          </table:table-cell>
          <table:table-cell office:value-type="string" calcext:value-type="string">
            <text:p>3.1.0.0.00.00.00.00.00</text:p>
          </table:table-cell>
          <table:table-cell table:style-name="ce18" table:formula="of:=[TCERS.C8]" office:value-type="float" office:value="784063.29" calcext:value-type="float">
            <text:p>784.063,29</text:p>
          </table:table-cell>
          <table:table-cell table:style-name="ce18" table:formula="of:=[TCERS.D8]" office:value-type="float" office:value="792722.81" calcext:value-type="float">
            <text:p>792.722,81</text:p>
          </table:table-cell>
          <table:table-cell table:style-name="ce18" table:formula="of:=[TCERS.E8]" office:value-type="float" office:value="795163.29" calcext:value-type="float">
            <text:p>795.163,29</text:p>
          </table:table-cell>
          <table:table-cell table:style-name="ce18" table:formula="of:=[TCERS.F8]" office:value-type="float" office:value="825028.42" calcext:value-type="float">
            <text:p>825.028,42</text:p>
          </table:table-cell>
          <table:table-cell table:style-name="ce18" table:formula="of:=[TCERS.G8]" office:value-type="float" office:value="800853.78" calcext:value-type="float">
            <text:p>800.853,78</text:p>
          </table:table-cell>
          <table:table-cell table:style-name="ce18" table:formula="of:=[TCERS.H8]" office:value-type="float" office:value="1541354.6" calcext:value-type="float">
            <text:p>1.541.354,60</text:p>
          </table:table-cell>
          <table:table-cell table:style-name="ce18" table:formula="of:=[TCERS.I8]" office:value-type="float" office:value="950180.06" calcext:value-type="float">
            <text:p>950.180,06</text:p>
          </table:table-cell>
          <table:table-cell table:style-name="ce18" table:formula="of:=[TCERS.J8]" office:value-type="float" office:value="944216.23" calcext:value-type="float">
            <text:p>944.216,23</text:p>
          </table:table-cell>
          <table:table-cell table:style-name="ce18" table:formula="of:=[TCERS.K8]" office:value-type="float" office:value="883913.86" calcext:value-type="float">
            <text:p>883.913,86</text:p>
          </table:table-cell>
          <table:table-cell table:style-name="ce18" table:formula="of:=[TCERS.L8]" office:value-type="float" office:value="918301.64" calcext:value-type="float">
            <text:p>918.301,64</text:p>
          </table:table-cell>
          <table:table-cell table:style-name="ce18" table:formula="of:=[TCERS.M8]" office:value-type="float" office:value="898228.19" calcext:value-type="float">
            <text:p>898.228,19</text:p>
          </table:table-cell>
          <table:table-cell table:formula="of:=[TCERS.N8]" office:value-type="float" office:value="957114.77" calcext:value-type="float">
            <text:p>957.114,77</text:p>
          </table:table-cell>
          <table:table-cell table:formula="of:=[TCERS.O8]" office:value-type="float" office:value="939290.47" calcext:value-type="float">
            <text:p>939.290,47</text:p>
          </table:table-cell>
          <table:table-cell table:formula="of:=[TCERS.P8]" office:value-type="float" office:value="895845.18" calcext:value-type="float">
            <text:p>895.845,18</text:p>
          </table:table-cell>
          <table:table-cell table:formula="of:=[TCERS.Q8]" office:value-type="float" office:value="895845.18" calcext:value-type="float">
            <text:p>895.845,18</text:p>
          </table:table-cell>
        </table:table-row>
        <table:table-row table:style-name="ro2">
          <table:table-cell office:value-type="string" calcext:value-type="string">
            <text:p>(+) Auxílio-Alimentação</text:p>
          </table:table-cell>
          <table:table-cell office:value-type="string" calcext:value-type="string">
            <text:p>3.3.9.0.46.00.00.00.00</text:p>
          </table:table-cell>
          <table:table-cell office:value-type="float" office:value="73738" calcext:value-type="float">
            <text:p>73.738,00</text:p>
          </table:table-cell>
          <table:table-cell office:value-type="float" office:value="37191" calcext:value-type="float">
            <text:p>37.191,00</text:p>
          </table:table-cell>
          <table:table-cell office:value-type="float" office:value="36708" calcext:value-type="float">
            <text:p>36.708,00</text:p>
          </table:table-cell>
          <table:table-cell office:value-type="float" office:value="37674" calcext:value-type="float">
            <text:p>37.674,00</text:p>
          </table:table-cell>
          <table:table-cell office:value-type="float" office:value="36547" calcext:value-type="float">
            <text:p>36.547,00</text:p>
          </table:table-cell>
          <table:table-cell office:value-type="float" office:value="8684" calcext:value-type="float">
            <text:p>8.684,00</text:p>
          </table:table-cell>
          <table:table-cell office:value-type="float" office:value="0" calcext:value-type="float">
            <text:p>0,00</text:p>
          </table:table-cell>
          <table:table-cell office:value-type="float" office:value="56839.42" calcext:value-type="float">
            <text:p>56.839,42</text:p>
          </table:table-cell>
          <table:table-cell office:value-type="float" office:value="35101.46" calcext:value-type="float">
            <text:p>35.101,46</text:p>
          </table:table-cell>
          <table:table-cell office:value-type="float" office:value="42228.66" calcext:value-type="float">
            <text:p>42.228,66</text:p>
          </table:table-cell>
          <table:table-cell office:value-type="float" office:value="40268.68" calcext:value-type="float">
            <text:p>40.268,68</text:p>
          </table:table-cell>
          <table:table-cell table:style-name="ce11" office:value-type="float" office:value="41159.58" calcext:value-type="float">
            <text:p>41.159,58</text:p>
          </table:table-cell>
          <table:table-cell table:style-name="ce11" office:value-type="float" office:value="43119.56" calcext:value-type="float">
            <text:p>43.119,56</text:p>
          </table:table-cell>
          <table:table-cell table:style-name="ce11" office:value-type="float" office:value="39555.96" calcext:value-type="float">
            <text:p>39.555,96</text:p>
          </table:table-cell>
          <table:table-cell table:style-name="ce11" office:value-type="float" office:value="40625.04" calcext:value-type="float">
            <text:p>40.625,04</text:p>
          </table:table-cell>
        </table:table-row>
        <table:table-row table:style-name="ro2">
          <table:table-cell office:value-type="string" calcext:value-type="string">
            <text:p>(-) IRRF Sobre Rendimentos do Trabalho – Poder Executivo</text:p>
          </table:table-cell>
          <table:table-cell office:value-type="string" calcext:value-type="string">
            <text:p>1.1.1.2.04.31.01.00.00</text:p>
          </table:table-cell>
          <table:table-cell table:style-name="ce18" table:formula="of:=[TCERS.C36]" office:value-type="float" office:value="17605.16" calcext:value-type="float">
            <text:p>17.605,16</text:p>
          </table:table-cell>
          <table:table-cell table:style-name="ce18" table:formula="of:=[TCERS.D36]" office:value-type="float" office:value="16294.21" calcext:value-type="float">
            <text:p>16.294,21</text:p>
          </table:table-cell>
          <table:table-cell table:style-name="ce18" table:formula="of:=[TCERS.E36]" office:value-type="float" office:value="17232.51" calcext:value-type="float">
            <text:p>17.232,51</text:p>
          </table:table-cell>
          <table:table-cell table:style-name="ce18" table:formula="of:=[TCERS.F36]" office:value-type="float" office:value="21283.52" calcext:value-type="float">
            <text:p>21.283,52</text:p>
          </table:table-cell>
          <table:table-cell table:style-name="ce18" table:formula="of:=[TCERS.G36]" office:value-type="float" office:value="18043.05" calcext:value-type="float">
            <text:p>18.043,05</text:p>
          </table:table-cell>
          <table:table-cell table:style-name="ce18" table:formula="of:=[TCERS.H36]" office:value-type="float" office:value="36722" calcext:value-type="float">
            <text:p>36.722,00</text:p>
          </table:table-cell>
          <table:table-cell table:style-name="ce18" table:formula="of:=[TCERS.I36]" office:value-type="float" office:value="32362.53" calcext:value-type="float">
            <text:p>32.362,53</text:p>
          </table:table-cell>
          <table:table-cell table:style-name="ce18" table:formula="of:=[TCERS.J36]" office:value-type="float" office:value="26343.46" calcext:value-type="float">
            <text:p>26.343,46</text:p>
          </table:table-cell>
          <table:table-cell table:style-name="ce18" table:formula="of:=[TCERS.K36]" office:value-type="float" office:value="22415.76" calcext:value-type="float">
            <text:p>22.415,76</text:p>
          </table:table-cell>
          <table:table-cell table:style-name="ce18" table:formula="of:=[TCERS.L36]" office:value-type="float" office:value="22288.74" calcext:value-type="float">
            <text:p>22.288,74</text:p>
          </table:table-cell>
          <table:table-cell table:style-name="ce18" table:formula="of:=[TCERS.M36]" office:value-type="float" office:value="21984.55" calcext:value-type="float">
            <text:p>21.984,55</text:p>
          </table:table-cell>
          <table:table-cell table:formula="of:=[TCERS.N36]" office:value-type="float" office:value="30146.45" calcext:value-type="float">
            <text:p>30.146,45</text:p>
          </table:table-cell>
          <table:table-cell table:formula="of:=[TCERS.O36]" office:value-type="float" office:value="24493.39" calcext:value-type="float">
            <text:p>24.493,39</text:p>
          </table:table-cell>
          <table:table-cell table:formula="of:=[TCERS.P36]" office:value-type="float" office:value="21935.19" calcext:value-type="float">
            <text:p>21.935,19</text:p>
          </table:table-cell>
          <table:table-cell table:formula="of:=[TCERS.Q36]" office:value-type="float" office:value="20091.87" calcext:value-type="float">
            <text:p>20.091,87</text:p>
          </table:table-cell>
        </table:table-row>
        <table:table-row table:style-name="ro2">
          <table:table-cell office:value-type="string" calcext:value-type="string">
            <text:p>(-) Restituição de Benefício Alimentação</text:p>
          </table:table-cell>
          <table:table-cell office:value-type="string" calcext:value-type="string">
            <text:p>1.9.2.2.99.00.07.00.00</text:p>
          </table:table-cell>
          <table:table-cell office:value-type="float" office:value="7631.4" calcext:value-type="float">
            <text:p>7.631,40</text:p>
          </table:table-cell>
          <table:table-cell office:value-type="float" office:value="7599.2" calcext:value-type="float">
            <text:p>7.599,20</text:p>
          </table:table-cell>
          <table:table-cell office:value-type="float" office:value="7534.8" calcext:value-type="float">
            <text:p>7.534,80</text:p>
          </table:table-cell>
          <table:table-cell office:value-type="float" office:value="7728" calcext:value-type="float">
            <text:p>7.728,00</text:p>
          </table:table-cell>
          <table:table-cell office:value-type="float" office:value="7502.6" calcext:value-type="float">
            <text:p>7.502,60</text:p>
          </table:table-cell>
          <table:table-cell office:value-type="float" office:value="7373.8" calcext:value-type="float">
            <text:p>7.373,80</text:p>
          </table:table-cell>
          <table:table-cell office:value-type="float" office:value="1835.46" calcext:value-type="float">
            <text:p>1.835,46</text:p>
          </table:table-cell>
          <table:table-cell office:value-type="float" office:value="1087.02" calcext:value-type="float">
            <text:p>1.087,02</text:p>
          </table:table-cell>
          <table:table-cell office:value-type="float" office:value="1835.46" calcext:value-type="float">
            <text:p>1.835,46</text:p>
          </table:table-cell>
          <table:table-cell office:value-type="float" office:value="2111.67" calcext:value-type="float">
            <text:p>2.111,67</text:p>
          </table:table-cell>
          <table:table-cell office:value-type="float" office:value="2058.21" calcext:value-type="float">
            <text:p>2.058,21</text:p>
          </table:table-cell>
          <table:table-cell table:style-name="ce11" office:value-type="float" office:value="2102.76" calcext:value-type="float">
            <text:p>2.102,76</text:p>
          </table:table-cell>
          <table:table-cell table:style-name="ce11" office:value-type="float" office:value="2185.95" calcext:value-type="float">
            <text:p>2.185,95</text:p>
          </table:table-cell>
          <table:table-cell table:style-name="ce11" office:value-type="float" office:value="2022.57" calcext:value-type="float">
            <text:p>2.022,57</text:p>
          </table:table-cell>
          <table:table-cell table:style-name="ce11" office:value-type="float" office:value="2076.03" calcext:value-type="float">
            <text:p>2.076,03</text:p>
          </table:table-cell>
        </table:table-row>
        <table:table-row table:style-name="ro2">
          <table:table-cell table:number-columns-repeated="13"/>
          <table:table-cell table:style-name="ce11" table:number-columns-repeated="4"/>
        </table:table-row>
        <table:table-row table:style-name="ro2">
          <table:table-cell office:value-type="string" calcext:value-type="string">
            <text:p>Receita Efetivamente Disponível (RED)</text:p>
          </table:table-cell>
          <table:table-cell/>
          <table:table-cell table:style-name="ce18" table:formula="of:=[.C15]-[.C16]-[.C17]-[.C18]-[.C19]-[.C20]-[.C21]" office:value-type="float" office:value="1443369.2" calcext:value-type="float">
            <text:p>1.443.369,20</text:p>
          </table:table-cell>
          <table:table-cell table:style-name="ce18" table:formula="of:=[.D15]-[.D16]-[.D17]-[.D18]-[.D19]-[.D20]-[.D21]" office:value-type="float" office:value="1216993.98" calcext:value-type="float">
            <text:p>1.216.993,98</text:p>
          </table:table-cell>
          <table:table-cell table:style-name="ce18" table:formula="of:=[.E15]-[.E16]-[.E17]-[.E18]-[.E19]-[.E20]-[.E21]" office:value-type="float" office:value="1316234.71" calcext:value-type="float">
            <text:p>1.316.234,71</text:p>
          </table:table-cell>
          <table:table-cell table:style-name="ce18" table:formula="of:=[.F15]-[.F16]-[.F17]-[.F18]-[.F19]-[.F20]-[.F21]" office:value-type="float" office:value="1270310.31" calcext:value-type="float">
            <text:p>1.270.310,31</text:p>
          </table:table-cell>
          <table:table-cell table:style-name="ce18" table:formula="of:=[.G15]-[.G16]-[.G17]-[.G18]-[.G19]-[.G20]-[.G21]" office:value-type="float" office:value="1222560.24" calcext:value-type="float">
            <text:p>1.222.560,24</text:p>
          </table:table-cell>
          <table:table-cell table:style-name="ce18" table:formula="of:=[.H15]-[.H16]-[.H17]-[.H18]-[.H19]-[.H20]-[.H21]" office:value-type="float" office:value="1997827.39" calcext:value-type="float">
            <text:p>1.997.827,39</text:p>
          </table:table-cell>
          <table:table-cell table:style-name="ce18" table:formula="of:=[.I15]-[.I16]-[.I17]-[.I18]-[.I19]-[.I20]-[.I21]" office:value-type="float" office:value="1507137.81" calcext:value-type="float">
            <text:p>1.507.137,81</text:p>
          </table:table-cell>
          <table:table-cell table:style-name="ce18" table:formula="of:=[.J15]-[.J16]-[.J17]-[.J18]-[.J19]-[.J20]-[.J21]" office:value-type="float" office:value="1617700.43" calcext:value-type="float">
            <text:p>1.617.700,43</text:p>
          </table:table-cell>
          <table:table-cell table:style-name="ce18" table:formula="of:=[.K15]-[.K16]-[.K17]-[.K18]-[.K19]-[.K20]-[.K21]" office:value-type="float" office:value="1761970.63" calcext:value-type="float">
            <text:p>1.761.970,63</text:p>
          </table:table-cell>
          <table:table-cell table:style-name="ce18" table:formula="of:=[.L15]-[.L16]-[.L17]-[.L18]-[.L19]-[.L20]-[.L21]" office:value-type="float" office:value="1836839.09" calcext:value-type="float">
            <text:p>1.836.839,09</text:p>
          </table:table-cell>
          <table:table-cell table:style-name="ce18" table:formula="of:=[.M15]-[.M16]-[.M17]-[.M18]-[.M19]-[.M20]-[.M21]" office:value-type="float" office:value="1870202.78" calcext:value-type="float">
            <text:p>1.870.202,78</text:p>
          </table:table-cell>
          <table:table-cell table:formula="of:=[.N15]-[.N16]-[.N17]-[.N18]-[.N19]-[.N20]-[.N21]" office:value-type="float" office:value="1617681.99" calcext:value-type="float">
            <text:p>1.617.681,99</text:p>
          </table:table-cell>
          <table:table-cell table:formula="of:=[.O15]-[.O16]-[.O17]-[.O18]-[.O19]-[.O20]-[.O21]" office:value-type="float" office:value="1634379.6" calcext:value-type="float">
            <text:p>1.634.379,60</text:p>
          </table:table-cell>
          <table:table-cell table:formula="of:=[.P15]-[.P16]-[.P17]-[.P18]-[.P19]-[.P20]-[.P21]" office:value-type="float" office:value="1540303.24" calcext:value-type="float">
            <text:p>1.540.303,24</text:p>
          </table:table-cell>
          <table:table-cell table:formula="of:=[.Q15]-[.Q16]-[.Q17]-[.Q18]-[.Q19]-[.Q20]-[.Q21]" office:value-type="float" office:value="1402222.4" calcext:value-type="float">
            <text:p>1.402.222,40</text:p>
          </table:table-cell>
        </table:table-row>
        <table:table-row table:style-name="ro2">
          <table:table-cell office:value-type="string" calcext:value-type="string">
            <text:p>Receitas Correntes</text:p>
          </table:table-cell>
          <table:table-cell office:value-type="string" calcext:value-type="string">
            <text:p>1.0.0.0.00.00.00.00.00</text:p>
          </table:table-cell>
          <table:table-cell table:style-name="ce18" table:formula="of:=[TCERS.C45]" office:value-type="float" office:value="1645089.9" calcext:value-type="float">
            <text:p>1.645.089,90</text:p>
          </table:table-cell>
          <table:table-cell table:style-name="ce18" table:formula="of:=[TCERS.D45]" office:value-type="float" office:value="1428374.83" calcext:value-type="float">
            <text:p>1.428.374,83</text:p>
          </table:table-cell>
          <table:table-cell table:style-name="ce18" table:formula="of:=[TCERS.E45]" office:value-type="float" office:value="1563079.37" calcext:value-type="float">
            <text:p>1.563.079,37</text:p>
          </table:table-cell>
          <table:table-cell table:style-name="ce18" table:formula="of:=[TCERS.F45]" office:value-type="float" office:value="1480372.32" calcext:value-type="float">
            <text:p>1.480.372,32</text:p>
          </table:table-cell>
          <table:table-cell table:style-name="ce18" table:formula="of:=[TCERS.G45]" office:value-type="float" office:value="1435060.36" calcext:value-type="float">
            <text:p>1.435.060,36</text:p>
          </table:table-cell>
          <table:table-cell table:style-name="ce18" table:formula="of:=[TCERS.H45]" office:value-type="float" office:value="2315791.53" calcext:value-type="float">
            <text:p>2.315.791,53</text:p>
          </table:table-cell>
          <table:table-cell table:style-name="ce18" table:formula="of:=[TCERS.I45]" office:value-type="float" office:value="1758397.95" calcext:value-type="float">
            <text:p>1.758.397,95</text:p>
          </table:table-cell>
          <table:table-cell table:style-name="ce18" table:formula="of:=[TCERS.J45]" office:value-type="float" office:value="1888341.41" calcext:value-type="float">
            <text:p>1.888.341,41</text:p>
          </table:table-cell>
          <table:table-cell table:style-name="ce18" table:formula="of:=[TCERS.K45]" office:value-type="float" office:value="2020714.25" calcext:value-type="float">
            <text:p>2.020.714,25</text:p>
          </table:table-cell>
          <table:table-cell table:style-name="ce18" table:formula="of:=[TCERS.L45]" office:value-type="float" office:value="2111521.46" calcext:value-type="float">
            <text:p>2.111.521,46</text:p>
          </table:table-cell>
          <table:table-cell table:style-name="ce18" table:formula="of:=[TCERS.M45]" office:value-type="float" office:value="2210806.52" calcext:value-type="float">
            <text:p>2.210.806,52</text:p>
          </table:table-cell>
          <table:table-cell table:formula="of:=[TCERS.N45]" office:value-type="float" office:value="1869631.35" calcext:value-type="float">
            <text:p>1.869.631,35</text:p>
          </table:table-cell>
          <table:table-cell table:formula="of:=[TCERS.O45]" office:value-type="float" office:value="1854871.25" calcext:value-type="float">
            <text:p>1.854.871,25</text:p>
          </table:table-cell>
          <table:table-cell table:formula="of:=[TCERS.P45]" office:value-type="float" office:value="1824460.25" calcext:value-type="float">
            <text:p>1.824.460,25</text:p>
          </table:table-cell>
          <table:table-cell table:formula="of:=[TCERS.Q45]" office:value-type="float" office:value="1605686.32" calcext:value-type="float">
            <text:p>1.605.686,32</text:p>
          </table:table-cell>
        </table:table-row>
        <table:table-row table:style-name="ro2">
          <table:table-cell office:value-type="string" calcext:value-type="string">
            <text:p>(-) Deduções das Receitas Correntes</text:p>
          </table:table-cell>
          <table:table-cell office:value-type="string" calcext:value-type="string">
            <text:p>9.1.0.0.00.00.00.00.00</text:p>
          </table:table-cell>
          <table:table-cell table:style-name="ce18" table:formula="of:=[TCERS.C46]" office:value-type="float" office:value="172091.37" calcext:value-type="float">
            <text:p>172.091,37</text:p>
          </table:table-cell>
          <table:table-cell table:style-name="ce18" table:formula="of:=[TCERS.D46]" office:value-type="float" office:value="183665.23" calcext:value-type="float">
            <text:p>183.665,23</text:p>
          </table:table-cell>
          <table:table-cell table:style-name="ce18" table:formula="of:=[TCERS.E46]" office:value-type="float" office:value="217481.65" calcext:value-type="float">
            <text:p>217.481,65</text:p>
          </table:table-cell>
          <table:table-cell table:style-name="ce18" table:formula="of:=[TCERS.F46]" office:value-type="float" office:value="175974.04" calcext:value-type="float">
            <text:p>175.974,04</text:p>
          </table:table-cell>
          <table:table-cell table:style-name="ce18" table:formula="of:=[TCERS.G46]" office:value-type="float" office:value="182751.84" calcext:value-type="float">
            <text:p>182.751,84</text:p>
          </table:table-cell>
          <table:table-cell table:style-name="ce18" table:formula="of:=[TCERS.H46]" office:value-type="float" office:value="266224.47" calcext:value-type="float">
            <text:p>266.224,47</text:p>
          </table:table-cell>
          <table:table-cell table:style-name="ce18" table:formula="of:=[TCERS.I46]" office:value-type="float" office:value="211095.57" calcext:value-type="float">
            <text:p>211.095,57</text:p>
          </table:table-cell>
          <table:table-cell table:style-name="ce18" table:formula="of:=[TCERS.J46]" office:value-type="float" office:value="235567.69" calcext:value-type="float">
            <text:p>235.567,69</text:p>
          </table:table-cell>
          <table:table-cell table:style-name="ce18" table:formula="of:=[TCERS.K46]" office:value-type="float" office:value="229666.97" calcext:value-type="float">
            <text:p>229.666,97</text:p>
          </table:table-cell>
          <table:table-cell table:style-name="ce18" table:formula="of:=[TCERS.L46]" office:value-type="float" office:value="245674.2" calcext:value-type="float">
            <text:p>245.674,20</text:p>
          </table:table-cell>
          <table:table-cell table:style-name="ce18" table:formula="of:=[TCERS.M46]" office:value-type="float" office:value="308383.63" calcext:value-type="float">
            <text:p>308.383,63</text:p>
          </table:table-cell>
          <table:table-cell table:formula="of:=[TCERS.N46]" office:value-type="float" office:value="214113.46" calcext:value-type="float">
            <text:p>214.113,46</text:p>
          </table:table-cell>
          <table:table-cell table:formula="of:=[TCERS.O46]" office:value-type="float" office:value="183168.89" calcext:value-type="float">
            <text:p>183.168,89</text:p>
          </table:table-cell>
          <table:table-cell table:formula="of:=[TCERS.P46]" office:value-type="float" office:value="252119.76" calcext:value-type="float">
            <text:p>252.119,76</text:p>
          </table:table-cell>
          <table:table-cell table:formula="of:=[TCERS.Q46]" office:value-type="float" office:value="174982.96" calcext:value-type="float">
            <text:p>174.982,96</text:p>
          </table:table-cell>
        </table:table-row>
        <table:table-row table:style-name="ro2">
          <table:table-cell office:value-type="string" calcext:value-type="string">
            <text:p>(-) IRRF Sobre Rendimentos do Trabalho – Poder Executivo</text:p>
          </table:table-cell>
          <table:table-cell office:value-type="string" calcext:value-type="string">
            <text:p>1.1.1.2.04.31.01.00.00</text:p>
          </table:table-cell>
          <table:table-cell table:style-name="ce18" table:formula="of:=[TCERS.C48]" office:value-type="float" office:value="17605.16" calcext:value-type="float">
            <text:p>17.605,16</text:p>
          </table:table-cell>
          <table:table-cell table:style-name="ce18" table:formula="of:=[TCERS.D48]" office:value-type="float" office:value="16294.21" calcext:value-type="float">
            <text:p>16.294,21</text:p>
          </table:table-cell>
          <table:table-cell table:style-name="ce18" table:formula="of:=[TCERS.E48]" office:value-type="float" office:value="17232.51" calcext:value-type="float">
            <text:p>17.232,51</text:p>
          </table:table-cell>
          <table:table-cell table:style-name="ce18" table:formula="of:=[TCERS.F48]" office:value-type="float" office:value="21283.52" calcext:value-type="float">
            <text:p>21.283,52</text:p>
          </table:table-cell>
          <table:table-cell table:style-name="ce18" table:formula="of:=[TCERS.G48]" office:value-type="float" office:value="18043.05" calcext:value-type="float">
            <text:p>18.043,05</text:p>
          </table:table-cell>
          <table:table-cell table:style-name="ce18" table:formula="of:=[TCERS.H48]" office:value-type="float" office:value="36722" calcext:value-type="float">
            <text:p>36.722,00</text:p>
          </table:table-cell>
          <table:table-cell table:style-name="ce18" table:formula="of:=[TCERS.I48]" office:value-type="float" office:value="32362.53" calcext:value-type="float">
            <text:p>32.362,53</text:p>
          </table:table-cell>
          <table:table-cell table:style-name="ce18" table:formula="of:=[TCERS.J48]" office:value-type="float" office:value="26343.46" calcext:value-type="float">
            <text:p>26.343,46</text:p>
          </table:table-cell>
          <table:table-cell table:style-name="ce18" table:formula="of:=[TCERS.K48]" office:value-type="float" office:value="22415.76" calcext:value-type="float">
            <text:p>22.415,76</text:p>
          </table:table-cell>
          <table:table-cell table:style-name="ce18" table:formula="of:=[TCERS.L48]" office:value-type="float" office:value="22288.74" calcext:value-type="float">
            <text:p>22.288,74</text:p>
          </table:table-cell>
          <table:table-cell table:style-name="ce18" table:formula="of:=[TCERS.M48]" office:value-type="float" office:value="21984.55" calcext:value-type="float">
            <text:p>21.984,55</text:p>
          </table:table-cell>
          <table:table-cell table:formula="of:=[TCERS.N48]" office:value-type="float" office:value="30146.45" calcext:value-type="float">
            <text:p>30.146,45</text:p>
          </table:table-cell>
          <table:table-cell table:formula="of:=[TCERS.O48]" office:value-type="float" office:value="24493.39" calcext:value-type="float">
            <text:p>24.493,39</text:p>
          </table:table-cell>
          <table:table-cell table:formula="of:=[TCERS.P48]" office:value-type="float" office:value="21935.19" calcext:value-type="float">
            <text:p>21.935,19</text:p>
          </table:table-cell>
          <table:table-cell table:formula="of:=[TCERS.Q48]" office:value-type="float" office:value="20091.87" calcext:value-type="float">
            <text:p>20.091,87</text:p>
          </table:table-cell>
        </table:table-row>
        <table:table-row table:style-name="ro2">
          <table:table-cell office:value-type="string" calcext:value-type="string">
            <text:p>(-) IRRF Sobre Rendimentos do Trabalho – Poder Legislativo</text:p>
          </table:table-cell>
          <table:table-cell office:value-type="string" calcext:value-type="string">
            <text:p>1.1.1.2.04.31.02.00.00</text:p>
          </table:table-cell>
          <table:table-cell table:style-name="ce18" table:formula="of:=[TCERS.C49]" office:value-type="float" office:value="855.28" calcext:value-type="float">
            <text:p>855,28</text:p>
          </table:table-cell>
          <table:table-cell table:style-name="ce18" table:formula="of:=[TCERS.D49]" office:value-type="float" office:value="846.27" calcext:value-type="float">
            <text:p>846,27</text:p>
          </table:table-cell>
          <table:table-cell table:style-name="ce18" table:formula="of:=[TCERS.E49]" office:value-type="float" office:value="855.28" calcext:value-type="float">
            <text:p>855,28</text:p>
          </table:table-cell>
          <table:table-cell table:style-name="ce18" table:formula="of:=[TCERS.F49]" office:value-type="float" office:value="855.28" calcext:value-type="float">
            <text:p>855,28</text:p>
          </table:table-cell>
          <table:table-cell table:style-name="ce18" table:formula="of:=[TCERS.G49]" office:value-type="float" office:value="855.28" calcext:value-type="float">
            <text:p>855,28</text:p>
          </table:table-cell>
          <table:table-cell table:style-name="ce18" table:formula="of:=[TCERS.H49]" office:value-type="float" office:value="1754.56" calcext:value-type="float">
            <text:p>1.754,56</text:p>
          </table:table-cell>
          <table:table-cell table:style-name="ce18" table:formula="of:=[TCERS.I49]" office:value-type="float" office:value="1532.93" calcext:value-type="float">
            <text:p>1.532,93</text:p>
          </table:table-cell>
          <table:table-cell table:style-name="ce18" table:formula="of:=[TCERS.J49]" office:value-type="float" office:value="1466.33" calcext:value-type="float">
            <text:p>1.466,33</text:p>
          </table:table-cell>
          <table:table-cell table:style-name="ce18" table:formula="of:=[TCERS.K49]" office:value-type="float" office:value="1272.34" calcext:value-type="float">
            <text:p>1.272,34</text:p>
          </table:table-cell>
          <table:table-cell table:style-name="ce18" table:formula="of:=[TCERS.L49]" office:value-type="float" office:value="1272.34" calcext:value-type="float">
            <text:p>1.272,34</text:p>
          </table:table-cell>
          <table:table-cell table:style-name="ce18" table:formula="of:=[TCERS.M49]" office:value-type="float" office:value="1273.78" calcext:value-type="float">
            <text:p>1.273,78</text:p>
          </table:table-cell>
          <table:table-cell table:formula="of:=[TCERS.N49]" office:value-type="float" office:value="1670.93" calcext:value-type="float">
            <text:p>1.670,93</text:p>
          </table:table-cell>
          <table:table-cell table:formula="of:=[TCERS.O49]" office:value-type="float" office:value="1458.58" calcext:value-type="float">
            <text:p>1.458,58</text:p>
          </table:table-cell>
          <table:table-cell table:formula="of:=[TCERS.P49]" office:value-type="float" office:value="1286.3" calcext:value-type="float">
            <text:p>1.286,30</text:p>
          </table:table-cell>
          <table:table-cell table:formula="of:=[TCERS.Q49]" office:value-type="float" office:value="1184.58" calcext:value-type="float">
            <text:p>1.184,58</text:p>
          </table:table-cell>
        </table:table-row>
        <table:table-row table:style-name="ro2">
          <table:table-cell office:value-type="string" calcext:value-type="string">
            <text:p>(-) IRRF Sobre Rendimentos do Trabalho – RPPS</text:p>
          </table:table-cell>
          <table:table-cell office:value-type="string" calcext:value-type="string">
            <text:p>1.1.1.2.04.31.03.00.00</text:p>
          </table:table-cell>
          <table:table-cell office:value-type="float" office:value="1211.2" calcext:value-type="float">
            <text:p>1.211,20</text:p>
          </table:table-cell>
          <table:table-cell office:value-type="float" office:value="257.04" calcext:value-type="float">
            <text:p>257,04</text:p>
          </table:table-cell>
          <table:table-cell office:value-type="float" office:value="1272.79" calcext:value-type="float">
            <text:p>1.272,79</text:p>
          </table:table-cell>
          <table:table-cell office:value-type="float" office:value="2288.54" calcext:value-type="float">
            <text:p>2.288,54</text:p>
          </table:table-cell>
          <table:table-cell office:value-type="float" office:value="1272.79" calcext:value-type="float">
            <text:p>1.272,79</text:p>
          </table:table-cell>
          <table:table-cell office:value-type="float" office:value="2190.37" calcext:value-type="float">
            <text:p>2.190,37</text:p>
          </table:table-cell>
          <table:table-cell office:value-type="float" office:value="2611.5" calcext:value-type="float">
            <text:p>2.611,50</text:p>
          </table:table-cell>
          <table:table-cell office:value-type="float" office:value="2385.03" calcext:value-type="float">
            <text:p>2.385,03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2517.37" calcext:value-type="float">
            <text:p>2.517,37</text:p>
          </table:table-cell>
          <table:table-cell table:style-name="ce11" office:value-type="float" office:value="0" calcext:value-type="float">
            <text:p>0,00</text:p>
          </table:table-cell>
          <table:table-cell table:style-name="ce11" office:value-type="float" office:value="5322.22" calcext:value-type="float">
            <text:p>5.322,22</text:p>
          </table:table-cell>
          <table:table-cell table:style-name="ce11" office:value-type="float" office:value="2957.06" calcext:value-type="float">
            <text:p>2.957,06</text:p>
          </table:table-cell>
          <table:table-cell table:style-name="ce11" office:value-type="float" office:value="2977.28" calcext:value-type="float">
            <text:p>2.977,28</text:p>
          </table:table-cell>
        </table:table-row>
        <table:table-row table:style-name="ro2">
          <table:table-cell office:value-type="string" calcext:value-type="string">
            <text:p>(-) Restituição de Benefício Alimentação</text:p>
          </table:table-cell>
          <table:table-cell office:value-type="string" calcext:value-type="string">
            <text:p>1.9.2.2.99.00.07.00.00</text:p>
          </table:table-cell>
          <table:table-cell table:formula="of:=[.C12]" office:value-type="float" office:value="7631.4" calcext:value-type="float">
            <text:p>7.631,40</text:p>
          </table:table-cell>
          <table:table-cell table:formula="of:=[.D12]" office:value-type="float" office:value="7599.2" calcext:value-type="float">
            <text:p>7.599,20</text:p>
          </table:table-cell>
          <table:table-cell table:formula="of:=[.E12]" office:value-type="float" office:value="7534.8" calcext:value-type="float">
            <text:p>7.534,80</text:p>
          </table:table-cell>
          <table:table-cell table:formula="of:=[.F12]" office:value-type="float" office:value="7728" calcext:value-type="float">
            <text:p>7.728,00</text:p>
          </table:table-cell>
          <table:table-cell table:formula="of:=[.G12]" office:value-type="float" office:value="7502.6" calcext:value-type="float">
            <text:p>7.502,60</text:p>
          </table:table-cell>
          <table:table-cell table:formula="of:=[.H12]" office:value-type="float" office:value="7373.8" calcext:value-type="float">
            <text:p>7.373,80</text:p>
          </table:table-cell>
          <table:table-cell table:formula="of:=[.I12]" office:value-type="float" office:value="1835.46" calcext:value-type="float">
            <text:p>1.835,46</text:p>
          </table:table-cell>
          <table:table-cell table:formula="of:=[.J12]" office:value-type="float" office:value="1087.02" calcext:value-type="float">
            <text:p>1.087,02</text:p>
          </table:table-cell>
          <table:table-cell table:formula="of:=[.K12]" office:value-type="float" office:value="1835.46" calcext:value-type="float">
            <text:p>1.835,46</text:p>
          </table:table-cell>
          <table:table-cell table:formula="of:=[.L12]" office:value-type="float" office:value="2111.67" calcext:value-type="float">
            <text:p>2.111,67</text:p>
          </table:table-cell>
          <table:table-cell table:formula="of:=[.M12]" office:value-type="float" office:value="2058.21" calcext:value-type="float">
            <text:p>2.058,21</text:p>
          </table:table-cell>
          <table:table-cell table:style-name="ce11" table:formula="of:=[.N12]" office:value-type="float" office:value="2102.76" calcext:value-type="float">
            <text:p>2.102,76</text:p>
          </table:table-cell>
          <table:table-cell table:style-name="ce11" table:formula="of:=[.O12]" office:value-type="float" office:value="2185.95" calcext:value-type="float">
            <text:p>2.185,95</text:p>
          </table:table-cell>
          <table:table-cell table:style-name="ce11" table:formula="of:=[.P12]" office:value-type="float" office:value="2022.57" calcext:value-type="float">
            <text:p>2.022,57</text:p>
          </table:table-cell>
          <table:table-cell table:style-name="ce11" table:formula="of:=[.Q12]" office:value-type="float" office:value="2076.03" calcext:value-type="float">
            <text:p>2.076,03</text:p>
          </table:table-cell>
        </table:table-row>
        <table:table-row table:style-name="ro2">
          <table:table-cell office:value-type="string" calcext:value-type="string">
            <text:p>(-) Descontos Auferidos</text:p>
          </table:table-cell>
          <table:table-cell office:value-type="string" calcext:value-type="string">
            <text:p>1.9.9.0.98.01.00.00.00</text:p>
          </table:table-cell>
          <table:table-cell office:value-type="float" office:value="2326.29" calcext:value-type="float">
            <text:p>2.326,29</text:p>
          </table:table-cell>
          <table:table-cell office:value-type="float" office:value="2718.9" calcext:value-type="float">
            <text:p>2.718,90</text:p>
          </table:table-cell>
          <table:table-cell office:value-type="float" office:value="2467.63" calcext:value-type="float">
            <text:p>2.467,63</text:p>
          </table:table-cell>
          <table:table-cell office:value-type="float" office:value="1932.63" calcext:value-type="float">
            <text:p>1.932,63</text:p>
          </table:table-cell>
          <table:table-cell office:value-type="float" office:value="2074.56" calcext:value-type="float">
            <text:p>2.074,56</text:p>
          </table:table-cell>
          <table:table-cell office:value-type="float" office:value="3698.94" calcext:value-type="float">
            <text:p>3.698,94</text:p>
          </table:table-cell>
          <table:table-cell office:value-type="float" office:value="1822.15" calcext:value-type="float">
            <text:p>1.822,15</text:p>
          </table:table-cell>
          <table:table-cell office:value-type="float" office:value="3791.45" calcext:value-type="float">
            <text:p>3.791,45</text:p>
          </table:table-cell>
          <table:table-cell office:value-type="float" office:value="3553.09" calcext:value-type="float">
            <text:p>3.553,09</text:p>
          </table:table-cell>
          <table:table-cell office:value-type="float" office:value="3335.42" calcext:value-type="float">
            <text:p>3.335,42</text:p>
          </table:table-cell>
          <table:table-cell office:value-type="float" office:value="4386.2" calcext:value-type="float">
            <text:p>4.386,20</text:p>
          </table:table-cell>
          <table:table-cell table:style-name="ce11" office:value-type="float" office:value="3915.76" calcext:value-type="float">
            <text:p>3.915,76</text:p>
          </table:table-cell>
          <table:table-cell table:style-name="ce11" office:value-type="float" office:value="3862.62" calcext:value-type="float">
            <text:p>3.862,62</text:p>
          </table:table-cell>
          <table:table-cell table:style-name="ce11" office:value-type="float" office:value="3836.13" calcext:value-type="float">
            <text:p>3.836,13</text:p>
          </table:table-cell>
          <table:table-cell table:style-name="ce11" office:value-type="float" office:value="2151.2" calcext:value-type="float">
            <text:p>2.151,20</text:p>
          </table:table-cell>
        </table:table-row>
      </table:table>
      <table:table table:name="Comparativo" table:style-name="ta4">
        <office:forms form:automatic-focus="false" form:apply-design-mode="false"/>
        <table:shapes>
          <draw:frame draw:z-index="0" draw:style-name="gr1" draw:text-style-name="P1" svg:width="159.99mm" svg:height="89.99mm" svg:x="2.03mm" svg:y="22.58mm">
            <loext:p draw:notify-on-update-of-ranges="Comparativo.A1:Comparativo.A1 Comparativo.B1:Comparativo.E1 Comparativo.A2:Comparativo.A2 Comparativo.B2:Comparativo.E2 Comparativo.A3:Comparativo.A3 Comparativo.B3:Comparativo.E3 Comparativo.A4:Comparativo.A4 Comparativo.B4:Comparativo.E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3" table:default-cell-style-name="ce20"/>
        <table:table-column table:style-name="co13" table:number-columns-repeated="4" table:default-cell-style-name="ce22"/>
        <table:table-row table:style-name="ro2">
          <table:table-cell table:style-name="Default"/>
          <table:table-cell table:style-name="ce21" office:value-type="date" office:date-value="2016-06-01" calcext:value-type="date">
            <text:p>jun/16</text:p>
          </table:table-cell>
          <table:table-cell table:style-name="ce21" office:value-type="date" office:date-value="2016-07-01" calcext:value-type="date">
            <text:p>jul/16</text:p>
          </table:table-cell>
          <table:table-cell table:style-name="ce21" office:value-type="date" office:date-value="2016-08-01" calcext:value-type="date">
            <text:p>ago/16</text:p>
          </table:table-cell>
          <table:table-cell table:style-name="ce21" office:value-type="date" office:date-value="2016-09-01" calcext:value-type="date">
            <text:p>set/16</text:p>
          </table:table-cell>
        </table:table-row>
        <table:table-row table:style-name="ro2">
          <table:table-cell office:value-type="string" calcext:value-type="string">
            <text:p>TCE</text:p>
          </table:table-cell>
          <table:table-cell table:formula="of:=[TCERS.N3]" office:value-type="percentage" office:value="0.502211244217925" calcext:value-type="percentage">
            <text:p>50,22%</text:p>
          </table:table-cell>
          <table:table-cell table:formula="of:=[TCERS.O3]" office:value-type="percentage" office:value="0.507497395619712" calcext:value-type="percentage">
            <text:p>50,75%</text:p>
          </table:table-cell>
          <table:table-cell table:formula="of:=[TCERS.P3]" office:value-type="percentage" office:value="0.50255834268003" calcext:value-type="percentage">
            <text:p>50,26%</text:p>
          </table:table-cell>
          <table:table-cell table:formula="of:=[TCERS.Q3]" office:value-type="percentage" office:value="0.508695751571697" calcext:value-type="percentage">
            <text:p>50,87%</text:p>
          </table:table-cell>
        </table:table-row>
        <table:table-row table:style-name="ro2">
          <table:table-cell office:value-type="string" calcext:value-type="string">
            <text:p>STN</text:p>
          </table:table-cell>
          <table:table-cell table:formula="of:=[STN.N3]" office:value-type="percentage" office:value="0.539138056844578" calcext:value-type="percentage">
            <text:p>53,91%</text:p>
          </table:table-cell>
          <table:table-cell table:formula="of:=[STN.O3]" office:value-type="percentage" office:value="0.539224087962122" calcext:value-type="percentage">
            <text:p>53,92%</text:p>
          </table:table-cell>
          <table:table-cell table:formula="of:=[STN.P3]" office:value-type="percentage" office:value="0.532892573109045" calcext:value-type="percentage">
            <text:p>53,29%</text:p>
          </table:table-cell>
          <table:table-cell table:formula="of:=[STN.Q3]" office:value-type="percentage" office:value="0.533247287236847" calcext:value-type="percentage">
            <text:p>53,32%</text:p>
          </table:table-cell>
        </table:table-row>
        <table:table-row table:style-name="ro2">
          <table:table-cell office:value-type="string" calcext:value-type="string">
            <text:p>Gerencial</text:p>
          </table:table-cell>
          <table:table-cell table:formula="of:=[Gerencial.N6]" office:value-type="percentage" office:value="0.599510744693082" calcext:value-type="percentage">
            <text:p>59,95%</text:p>
          </table:table-cell>
          <table:table-cell table:formula="of:=[Gerencial.O6]" office:value-type="percentage" office:value="0.599969316325315" calcext:value-type="percentage">
            <text:p>60,00%</text:p>
          </table:table-cell>
          <table:table-cell table:formula="of:=[Gerencial.P6]" office:value-type="percentage" office:value="0.595355552357632" calcext:value-type="percentage">
            <text:p>59,54%</text:p>
          </table:table-cell>
          <table:table-cell table:formula="of:=[Gerencial.Q6]" office:value-type="percentage" office:value="0.598260510940088" calcext:value-type="percentage">
            <text:p>59,8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6:17:45.952842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" style:display-name="PageStyle_Instru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N" style:display-name="PageStyle_ST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CERS" style:display-name="PageStyle_TC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1:34:44</meta:creation-date>
    <meta:initial-creator>Everton</meta:initial-creator>
    <dc:language>pt-BR</dc:language>
    <dc:date>2016-10-25T17:16:20.126217135</dc:date>
    <meta:editing-cycles>11</meta:editing-cycles>
    <meta:editing-duration>PT2H11M18S</meta:editing-duration>
    <meta:generator>LibreOffice/5.1.4.2$Linux_X86_64 LibreOffice_project/10m0$Build-2</meta:generator>
    <dc:creator>Everton da Rosa</dc:creator>
    <meta:document-statistic meta:table-count="5" meta:cell-count="1060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date-style style:name="N112">
      <number:month number:textual="true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3.703cm" style:legend-expansion="high" chart:style-name="ch2"/>
        <chart:plot-area chart:style-name="ch3" table:cell-range-address="Comparativo.A1:Comparativo.E4" chart:data-source-has-labels="both" svg:x="0.32cm" svg:y="0.18cm" svg:width="12.561cm" svg:height="8.64cm">
          <chartooo:coordinate-region svg:x="1.735cm" svg:y="0.379cm" svg:width="11.146cm" svg:height="7.794cm"/>
          <chart:axis chart:dimension="x" chart:name="primary-x" chart:style-name="ch4" chartooo:axis-type="auto">
            <chartooo:date-scale/>
            <chart:categories table:cell-range-address="Comparativo.B1:Comparativ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E2" chart:label-cell-address="Comparativo.A2:Comparativo.A2" chart:class="chart:line">
            <chart:data-point chart:repeated="4"/>
          </chart:series>
          <chart:series chart:style-name="ch8" chart:values-cell-range-address="Comparativo.B3:Comparativo.E3" chart:label-cell-address="Comparativo.A3:Comparativo.A3" chart:class="chart:line">
            <chart:data-point chart:repeated="4"/>
          </chart:series>
          <chart:series chart:style-name="ch9" chart:values-cell-range-address="Comparativo.B4:Comparativo.E4" chart:label-cell-address="Comparativo.A4:Comparativo.A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2522">
                <text:p>42522</text:p>
                <draw:g>
                  <svg:desc>Comparativo.B1:Comparativo.E1</svg:desc>
                </draw:g>
              </table:table-cell>
              <table:table-cell office:value-type="float" office:value="42552">
                <text:p>42552</text:p>
              </table:table-cell>
              <table:table-cell office:value-type="float" office:value="42583">
                <text:p>42583</text:p>
              </table:table-cell>
              <table:table-cell office:value-type="float" office:value="42614">
                <text:p>42614</text:p>
              </table:table-cell>
            </table:table-row>
          </table:table-header-rows>
          <table:table-rows>
            <table:table-row>
              <table:table-cell office:value-type="string">
                <text:p>TCE</text:p>
                <draw:g>
                  <svg:desc>Comparativo.A2:Comparativo.A2</svg:desc>
                </draw:g>
              </table:table-cell>
              <table:table-cell office:value-type="float" office:value="0.502211244217925">
                <text:p>0.502211244217925</text:p>
                <draw:g>
                  <svg:desc>Comparativo.B2:Comparativo.E2</svg:desc>
                </draw:g>
              </table:table-cell>
              <table:table-cell office:value-type="float" office:value="0.507497395619712">
                <text:p>0.507497395619712</text:p>
              </table:table-cell>
              <table:table-cell office:value-type="float" office:value="0.50255834268003">
                <text:p>0.50255834268003</text:p>
              </table:table-cell>
              <table:table-cell office:value-type="float" office:value="0.508695751571697">
                <text:p>0.508695751571697</text:p>
              </table:table-cell>
            </table:table-row>
            <table:table-row>
              <table:table-cell office:value-type="string">
                <text:p>STN</text:p>
                <draw:g>
                  <svg:desc>Comparativo.A3:Comparativo.A3</svg:desc>
                </draw:g>
              </table:table-cell>
              <table:table-cell office:value-type="float" office:value="0.539138056844578">
                <text:p>0.539138056844578</text:p>
                <draw:g>
                  <svg:desc>Comparativo.B3:Comparativo.E3</svg:desc>
                </draw:g>
              </table:table-cell>
              <table:table-cell office:value-type="float" office:value="0.539224087962122">
                <text:p>0.539224087962122</text:p>
              </table:table-cell>
              <table:table-cell office:value-type="float" office:value="0.532892573109045">
                <text:p>0.532892573109045</text:p>
              </table:table-cell>
              <table:table-cell office:value-type="float" office:value="0.533247287236847">
                <text:p>0.533247287236847</text:p>
              </table:table-cell>
            </table:table-row>
            <table:table-row>
              <table:table-cell office:value-type="string">
                <text:p>Gerencial</text:p>
                <draw:g>
                  <svg:desc>Comparativo.A4:Comparativo.A4</svg:desc>
                </draw:g>
              </table:table-cell>
              <table:table-cell office:value-type="float" office:value="0.599510744693082">
                <text:p>0.599510744693082</text:p>
                <draw:g>
                  <svg:desc>Comparativo.B4:Comparativo.E4</svg:desc>
                </draw:g>
              </table:table-cell>
              <table:table-cell office:value-type="float" office:value="0.599969316325315">
                <text:p>0.599969316325315</text:p>
              </table:table-cell>
              <table:table-cell office:value-type="float" office:value="0.595355552357632">
                <text:p>0.595355552357632</text:p>
              </table:table-cell>
              <table:table-cell office:value-type="float" office:value="0.598260510940088">
                <text:p>0.598260510940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